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P2" style:parent-style-name="Standard" style:family="paragraph">
      <style:paragraph-properties fo:text-align="justify"/>
    </style:style>
    <style:style style:name="T3" style:parent-style-name="Car.predefinitoparagrafo" style:family="text">
      <style:text-properties fo:font-style="italic" style:font-style-asian="italic" style:font-style-complex="italic"/>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T7" style:parent-style-name="Car.predefinitoparagrafo" style:family="text">
      <style:text-properties fo:font-style="italic" style:font-style-asian="italic" style:font-style-complex="italic"/>
    </style:style>
    <style:style style:name="T8" style:parent-style-name="Car.predefinitoparagrafo" style:family="text">
      <style:text-properties fo:font-weight="bold" style:font-weight-asian="bold" style:font-weight-complex="bold"/>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list-style-name="LFO1" style:family="paragraph">
      <style:paragraph-properties fo:text-align="justify"/>
    </style:style>
    <style:style style:name="T16" style:parent-style-name="Car.predefinitoparagrafo" style:family="text">
      <style:text-properties fo:font-style="italic" style:font-style-asian="italic" style:font-style-complex="italic"/>
    </style:style>
    <style:style style:name="P17" style:parent-style-name="Standard" style:list-style-name="LFO1" style:family="paragraph">
      <style:paragraph-properties fo:text-align="justify"/>
    </style:style>
    <style:style style:name="P18" style:parent-style-name="Standard" style:list-style-name="LFO1" style:family="paragraph">
      <style:paragraph-properties fo:text-align="justify"/>
    </style:style>
    <style:style style:name="P19" style:parent-style-name="Standard" style:list-style-name="LFO1"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T22" style:parent-style-name="Car.predefinitoparagrafo" style:family="text">
      <style:text-properties fo:font-style="italic" style:font-style-asian="italic" style:font-style-complex="italic"/>
    </style:style>
    <style:style style:name="P23" style:parent-style-name="Standard" style:family="paragraph">
      <style:paragraph-properties fo:text-align="justify"/>
      <style:text-properties fo:font-style="italic" style:font-style-asian="italic" style:font-style-complex="italic"/>
    </style:style>
    <style:style style:name="P24" style:parent-style-name="Standard" style:family="paragraph">
      <style:paragraph-properties fo:text-align="justify"/>
    </style:style>
    <style:style style:name="T25" style:parent-style-name="Car.predefinitoparagrafo" style:family="text">
      <style:text-properties style:text-position="super 66.6%"/>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T28" style:parent-style-name="Car.predefinitoparagrafo" style:family="text">
      <style:text-properties fo:font-style="italic" style:font-style-asian="italic" style:font-style-complex="italic"/>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T31" style:parent-style-name="Car.predefinitoparagrafo" style:family="text">
      <style:text-properties fo:font-style="italic" style:font-style-asian="italic" style:font-style-complex="italic"/>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T37" style:parent-style-name="Car.predefinitoparagrafo" style:family="text">
      <style:text-properties fo:font-style="italic" style:font-style-asian="italic" style:font-style-complex="italic"/>
    </style:style>
    <style:style style:name="T38" style:parent-style-name="Car.predefinitoparagrafo" style:family="text">
      <style:text-properties fo:font-style="italic" style:font-style-asian="italic" style:font-style-complex="italic"/>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T46" style:parent-style-name="Car.predefinitoparagrafo" style:family="text">
      <style:text-properties fo:font-weight="bold" style:font-weight-asian="bold" style:font-weight-complex="bold"/>
    </style:style>
    <style:style style:name="T47" style:parent-style-name="Car.predefinitoparagrafo" style:family="text">
      <style:text-properties fo:font-weight="bold" style:font-weight-asian="bold" style:font-weight-complex="bold"/>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P77" style:parent-style-name="Standard" style:family="paragraph">
      <style:paragraph-properties fo:text-align="justify"/>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T83" style:parent-style-name="Car.predefinitoparagrafo" style:family="text">
      <style:text-properties fo:font-style="italic" style:font-style-asian="italic" style:font-style-complex="italic"/>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T91" style:parent-style-name="Car.predefinitoparagrafo" style:family="text">
      <style:text-properties fo:font-weight="bold" style:font-weight-asian="bold" style:font-weight-complex="bold"/>
    </style:style>
    <style:style style:name="T92" style:parent-style-name="Car.predefinitoparagrafo" style:family="text">
      <style:text-properties fo:font-weight="bold" style:font-weight-asian="bold" style:font-weight-complex="bold"/>
    </style:style>
    <style:style style:name="P93" style:parent-style-name="Standard" style:family="paragraph">
      <style:paragraph-properties fo:text-align="justify"/>
    </style:style>
    <style:style style:name="P94" style:parent-style-name="Standard" style:list-style-name="LFO2" style:family="paragraph">
      <style:paragraph-properties fo:text-align="justify"/>
    </style:style>
    <style:style style:name="P95" style:parent-style-name="Standard" style:list-style-name="LFO2" style:family="paragraph">
      <style:paragraph-properties fo:text-align="justify"/>
    </style:style>
    <style:style style:name="P96" style:parent-style-name="Standard" style:list-style-name="LFO2" style:family="paragraph">
      <style:paragraph-properties fo:text-align="justify"/>
    </style:style>
    <style:style style:name="P97" style:parent-style-name="Standard" style:list-style-name="LFO2" style:family="paragraph">
      <style:paragraph-properties fo:text-align="justify"/>
    </style:style>
    <style:style style:name="P98" style:parent-style-name="Standard" style:list-style-name="LFO2" style:family="paragraph">
      <style:paragraph-properties fo:text-align="justify"/>
    </style:style>
    <style:style style:name="P99" style:parent-style-name="Standard" style:list-style-name="LFO2"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P103" style:parent-style-name="Standard" style:family="paragraph">
      <style:paragraph-properties fo:text-align="justify"/>
    </style:style>
    <style:style style:name="P104" style:parent-style-name="Standard" style:family="paragraph">
      <style:paragraph-properties fo:text-align="justify"/>
    </style:style>
    <style:style style:name="P105" style:parent-style-name="Standard" style:list-style-name="LFO3" style:family="paragraph">
      <style:paragraph-properties fo:text-align="justify"/>
    </style:style>
    <style:style style:name="P106" style:parent-style-name="Standard" style:list-style-name="LFO3" style:family="paragraph">
      <style:paragraph-properties fo:text-align="justify"/>
    </style:style>
    <style:style style:name="P107" style:parent-style-name="Standard" style:list-style-name="LFO3" style:family="paragraph">
      <style:paragraph-properties fo:text-align="justify"/>
    </style:style>
    <style:style style:name="P108" style:parent-style-name="Standard" style:list-style-name="LFO3" style:family="paragraph">
      <style:paragraph-properties fo:text-align="justify"/>
    </style:style>
    <style:style style:name="P109" style:parent-style-name="Standard" style:list-style-name="LFO3" style:family="paragraph">
      <style:paragraph-properties fo:text-align="justify"/>
    </style:style>
    <style:style style:name="P110" style:parent-style-name="Standard" style:list-style-name="LFO3" style:family="paragraph">
      <style:paragraph-properties fo:text-align="justify"/>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P113" style:parent-style-name="Standard" style:family="paragraph">
      <style:paragraph-properties fo:text-align="justify"/>
    </style:style>
    <style:style style:name="P114" style:parent-style-name="Standard" style:list-style-name="LFO4" style:family="paragraph">
      <style:paragraph-properties fo:text-align="justify"/>
    </style:style>
    <style:style style:name="P115" style:parent-style-name="Standard" style:list-style-name="LFO5" style:family="paragraph">
      <style:paragraph-properties fo:text-align="justify"/>
    </style:style>
    <style:style style:name="T116" style:parent-style-name="Car.predefinitoparagrafo" style:family="text">
      <style:text-properties fo:font-style="italic" style:font-style-asian="italic" style:font-style-complex="italic"/>
    </style:style>
    <style:style style:name="T117" style:parent-style-name="Car.predefinitoparagrafo" style:family="text">
      <style:text-properties fo:font-style="italic" style:font-style-asian="italic" style:font-style-complex="italic"/>
    </style:style>
    <style:style style:name="P118" style:parent-style-name="Standard" style:list-style-name="LFO5" style:family="paragraph">
      <style:paragraph-properties fo:text-align="justify"/>
    </style:style>
    <style:style style:name="P119" style:parent-style-name="Standard" style:list-style-name="LFO5" style:family="paragraph">
      <style:paragraph-properties fo:text-align="justify"/>
    </style:style>
    <style:style style:name="T120" style:parent-style-name="Car.predefinitoparagrafo" style:family="text">
      <style:text-properties fo:font-style="italic" style:font-style-asian="italic" style:font-style-complex="italic"/>
    </style:style>
    <style:style style:name="T121" style:parent-style-name="Car.predefinitoparagrafo" style:family="text">
      <style:text-properties fo:font-style="italic" style:font-style-asian="italic" style:font-style-complex="italic"/>
    </style:style>
    <style:style style:name="P122" style:parent-style-name="Standard" style:family="paragraph">
      <style:paragraph-properties fo:text-align="justify"/>
    </style:style>
    <style:style style:name="P123" style:parent-style-name="Standard" style:list-style-name="LFO6" style:family="paragraph">
      <style:paragraph-properties fo:text-align="justify"/>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T127" style:parent-style-name="Car.predefinitoparagrafo" style:family="text">
      <style:text-properties fo:font-style="italic" style:font-style-asian="italic" style:font-style-complex="italic"/>
    </style:style>
    <style:style style:name="P128" style:parent-style-name="Standard" style:family="paragraph">
      <style:paragraph-properties fo:text-align="justify"/>
    </style:style>
    <style:style style:name="P129" style:parent-style-name="Standard" style:family="paragraph">
      <style:paragraph-properties fo:text-align="justify"/>
    </style:style>
    <style:style style:name="P130" style:parent-style-name="Standard" style:family="paragraph">
      <style:paragraph-properties fo:text-align="justify"/>
    </style:style>
    <style:style style:name="P131" style:parent-style-name="Standard" style:family="paragraph">
      <style:paragraph-properties fo:text-align="justify"/>
    </style:style>
    <style:style style:name="P132" style:parent-style-name="Standard" style:family="paragraph">
      <style:paragraph-properties fo:text-align="justify"/>
    </style:style>
    <style:style style:name="P133" style:parent-style-name="Standard" style:family="paragraph">
      <style:paragraph-properties fo:text-align="justify"/>
    </style:style>
    <style:style style:name="P134" style:parent-style-name="Standard" style:family="paragraph">
      <style:paragraph-properties fo:text-align="justify"/>
    </style:style>
    <style:style style:name="P135" style:parent-style-name="Standard" style:family="paragraph">
      <style:paragraph-properties fo:text-align="justify"/>
    </style:style>
    <style:style style:name="P136" style:parent-style-name="Standard" style:list-style-name="LFO7" style:family="paragraph">
      <style:paragraph-properties fo:text-align="justify"/>
    </style:style>
    <style:style style:name="T137" style:parent-style-name="Car.predefinitoparagrafo" style:family="text">
      <style:text-properties fo:font-style="italic" style:font-style-asian="italic" style:font-style-complex="italic"/>
    </style:style>
    <style:style style:name="T138" style:parent-style-name="Car.predefinitoparagrafo" style:family="text">
      <style:text-properties fo:font-style="italic" style:font-style-asian="italic" style:font-style-complex="italic"/>
    </style:style>
    <style:style style:name="T139" style:parent-style-name="Car.predefinitoparagrafo" style:family="text">
      <style:text-properties fo:font-weight="bold" style:font-weight-asian="bold"/>
    </style:style>
    <style:style style:name="P140" style:parent-style-name="Standard" style:family="paragraph">
      <style:paragraph-properties fo:text-align="justify"/>
    </style:style>
    <style:style style:name="P141" style:parent-style-name="Standard" style:family="paragraph">
      <style:paragraph-properties fo:text-align="justify"/>
    </style:style>
    <style:style style:name="P142" style:parent-style-name="Standard" style:family="paragraph">
      <style:paragraph-properties fo:text-align="justify"/>
    </style:style>
    <style:style style:name="P143" style:parent-style-name="Standard" style:family="paragraph">
      <style:paragraph-properties fo:text-align="justify"/>
    </style:style>
    <style:style style:name="P144" style:parent-style-name="Standard" style:family="paragraph">
      <style:paragraph-properties fo:text-align="justify"/>
    </style:style>
    <style:style style:name="P145" style:parent-style-name="Standard" style:family="paragraph">
      <style:paragraph-properties fo:text-align="justify"/>
    </style:style>
    <style:style style:name="P146" style:parent-style-name="Standard" style:family="paragraph">
      <style:paragraph-properties fo:text-align="justify"/>
    </style:style>
    <style:style style:name="P147" style:parent-style-name="Standard" style:family="paragraph">
      <style:paragraph-properties fo:text-align="justify"/>
    </style:style>
    <style:style style:name="P148" style:parent-style-name="Standard" style:family="paragraph">
      <style:paragraph-properties fo:text-align="justify"/>
    </style:style>
    <style:style style:name="P149" style:parent-style-name="Standard" style:family="paragraph">
      <style:paragraph-properties fo:text-align="justify"/>
    </style:style>
    <style:style style:name="T150" style:parent-style-name="Car.predefinitoparagrafo" style:family="text">
      <style:text-properties fo:font-weight="bold" style:font-weight-asian="bold"/>
    </style:style>
    <style:style style:name="P151" style:parent-style-name="Standard" style:family="paragraph">
      <style:paragraph-properties fo:text-align="justify"/>
    </style:style>
    <style:style style:name="T152" style:parent-style-name="Car.predefinitoparagrafo" style:family="text">
      <style:text-properties fo:font-style="italic" style:font-style-asian="italic" style:font-style-complex="italic"/>
    </style:style>
    <style:style style:name="T153" style:parent-style-name="Car.predefinitoparagrafo" style:family="text">
      <style:text-properties fo:font-weight="bold" style:font-weight-asian="bold"/>
    </style:style>
    <style:style style:name="T154" style:parent-style-name="Car.predefinitoparagrafo" style:family="text">
      <style:text-properties fo:font-weight="bold" style:font-weight-asian="bold" fo:font-style="italic" style:font-style-asian="italic" style:font-style-complex="italic"/>
    </style:style>
    <style:style style:name="P155" style:parent-style-name="Standard" style:family="paragraph">
      <style:paragraph-properties fo:text-align="justify"/>
    </style:style>
    <style:style style:name="P156" style:parent-style-name="Standard" style:family="paragraph">
      <style:paragraph-properties fo:text-align="justify"/>
    </style:style>
    <style:style style:name="P157" style:parent-style-name="Standard" style:family="paragraph">
      <style:paragraph-properties fo:text-align="justify"/>
    </style:style>
    <style:style style:name="P158" style:parent-style-name="Standard" style:list-style-name="LFO8" style:family="paragraph">
      <style:paragraph-properties fo:text-align="justify"/>
    </style:style>
    <style:style style:name="P159" style:parent-style-name="Standard" style:list-style-name="LFO8" style:family="paragraph">
      <style:paragraph-properties fo:text-align="justify"/>
    </style:style>
    <style:style style:name="T160" style:parent-style-name="Car.predefinitoparagrafo" style:family="text">
      <style:text-properties fo:font-style="italic" style:font-style-asian="italic" style:font-style-complex="italic"/>
    </style:style>
    <style:style style:name="P161" style:parent-style-name="Standard" style:list-style-name="LFO8" style:family="paragraph">
      <style:paragraph-properties fo:text-align="justify"/>
    </style:style>
    <style:style style:name="P162" style:parent-style-name="Standard" style:list-style-name="LFO8" style:family="paragraph">
      <style:paragraph-properties fo:text-align="justify"/>
    </style:style>
    <style:style style:name="P163" style:parent-style-name="Standard" style:family="paragraph">
      <style:paragraph-properties fo:text-align="justify"/>
    </style:style>
    <style:style style:name="P164" style:parent-style-name="Standard" style:family="paragraph">
      <style:paragraph-properties fo:text-align="justify"/>
    </style:style>
    <style:style style:name="P165" style:parent-style-name="Standard" style:family="paragraph">
      <style:paragraph-properties fo:text-align="justify"/>
    </style:style>
    <style:style style:name="P166" style:parent-style-name="Standard" style:family="paragraph">
      <style:paragraph-properties fo:text-align="justify"/>
    </style:style>
    <style:style style:name="P167" style:parent-style-name="Standard" style:family="paragraph">
      <style:paragraph-properties fo:text-align="justify"/>
    </style:style>
    <style:style style:name="P168" style:parent-style-name="Standard" style:family="paragraph">
      <style:paragraph-properties fo:text-align="justify"/>
    </style:style>
    <style:style style:name="T169" style:parent-style-name="Car.predefinitoparagrafo" style:family="text">
      <style:text-properties fo:font-style="italic" style:font-style-asian="italic" style:font-style-complex="italic"/>
    </style:style>
    <style:style style:name="P170" style:parent-style-name="Standard" style:family="paragraph">
      <style:paragraph-properties fo:text-align="justify"/>
    </style:style>
    <style:style style:name="P171" style:parent-style-name="Standard" style:family="paragraph">
      <style:paragraph-properties fo:text-align="justify"/>
    </style:style>
    <style:style style:name="T172" style:parent-style-name="Car.predefinitoparagrafo" style:family="text">
      <style:text-properties fo:font-style="italic" style:font-style-asian="italic" style:font-style-complex="italic"/>
    </style:style>
    <style:style style:name="P173" style:parent-style-name="Standard" style:family="paragraph">
      <style:paragraph-properties fo:text-align="justify"/>
    </style:style>
    <style:style style:name="P174" style:parent-style-name="Standard" style:family="paragraph">
      <style:paragraph-properties fo:text-align="justify"/>
    </style:style>
    <style:style style:name="P175" style:parent-style-name="Standard" style:family="paragraph">
      <style:paragraph-properties fo:text-align="justify"/>
    </style:style>
    <style:style style:name="P176" style:parent-style-name="Standard" style:family="paragraph">
      <style:paragraph-properties fo:text-align="justify"/>
    </style:style>
    <style:style style:name="P177" style:parent-style-name="Standard" style:family="paragraph">
      <style:paragraph-properties fo:text-align="justify"/>
    </style:style>
    <style:style style:name="P178" style:parent-style-name="Standard" style:family="paragraph">
      <style:paragraph-properties fo:text-align="justify"/>
    </style:style>
    <style:style style:name="P179" style:parent-style-name="Standard" style:family="paragraph">
      <style:paragraph-properties fo:text-align="justify"/>
    </style:style>
    <style:style style:name="P180" style:parent-style-name="Standard" style:family="paragraph">
      <style:paragraph-properties fo:text-align="justify"/>
    </style:style>
    <style:style style:name="P181" style:parent-style-name="Standard" style:family="paragraph">
      <style:paragraph-properties fo:text-align="justify"/>
    </style:style>
    <style:style style:name="P182" style:parent-style-name="Standard" style:family="paragraph">
      <style:paragraph-properties fo:text-align="justify"/>
    </style:style>
    <style:style style:name="P183" style:parent-style-name="Standard" style:family="paragraph">
      <style:paragraph-properties fo:text-align="justify"/>
    </style:style>
    <style:style style:name="P184" style:parent-style-name="Standard" style:family="paragraph">
      <style:paragraph-properties fo:text-align="justify"/>
    </style:style>
    <style:style style:name="P185" style:parent-style-name="Standard" style:family="paragraph">
      <style:paragraph-properties fo:text-align="justify"/>
    </style:style>
    <style:style style:name="P186" style:parent-style-name="Standard" style:family="paragraph">
      <style:paragraph-properties fo:text-align="justify"/>
    </style:style>
    <style:style style:name="P187" style:parent-style-name="Standard" style:family="paragraph">
      <style:paragraph-properties fo:text-align="justify"/>
    </style:style>
    <style:style style:name="P188" style:parent-style-name="Standard" style:family="paragraph">
      <style:paragraph-properties fo:text-align="justify"/>
    </style:style>
    <style:style style:name="P189" style:parent-style-name="Standard" style:family="paragraph">
      <style:paragraph-properties fo:text-align="justify"/>
    </style:style>
    <style:style style:name="P190" style:parent-style-name="Standard" style:list-style-name="LFO9" style:family="paragraph">
      <style:paragraph-properties fo:text-align="justify"/>
    </style:style>
    <style:style style:name="P191" style:parent-style-name="Standard" style:list-style-name="LFO9" style:family="paragraph">
      <style:paragraph-properties fo:text-align="justify"/>
    </style:style>
    <style:style style:name="P192" style:parent-style-name="Standard" style:list-style-name="LFO9" style:family="paragraph">
      <style:paragraph-properties fo:text-align="justify"/>
    </style:style>
    <style:style style:name="P193" style:parent-style-name="Standard" style:list-style-name="LFO9" style:family="paragraph">
      <style:paragraph-properties fo:text-align="justify"/>
    </style:style>
    <style:style style:name="P194" style:parent-style-name="Standard" style:list-style-name="LFO9" style:family="paragraph">
      <style:paragraph-properties fo:text-align="justify"/>
    </style:style>
    <style:style style:name="P195" style:parent-style-name="Standard" style:list-style-name="LFO9" style:family="paragraph">
      <style:paragraph-properties fo:text-align="justify"/>
    </style:style>
    <style:style style:name="P196" style:parent-style-name="Standard" style:list-style-name="LFO9" style:family="paragraph">
      <style:paragraph-properties fo:text-align="justify"/>
    </style:style>
    <style:style style:name="P197" style:parent-style-name="Standard" style:list-style-name="LFO9" style:family="paragraph">
      <style:paragraph-properties fo:text-align="justify"/>
    </style:style>
    <style:style style:name="P198" style:parent-style-name="Standard" style:list-style-name="LFO9" style:family="paragraph">
      <style:paragraph-properties fo:text-align="justify"/>
    </style:style>
    <style:style style:name="P199" style:parent-style-name="Standard" style:list-style-name="LFO9" style:family="paragraph">
      <style:paragraph-properties fo:text-align="justify"/>
    </style:style>
    <style:style style:name="P200" style:parent-style-name="Standard" style:list-style-name="LFO9" style:family="paragraph">
      <style:paragraph-properties fo:text-align="justify"/>
    </style:style>
    <style:style style:name="P201" style:parent-style-name="Standard" style:family="paragraph">
      <style:paragraph-properties fo:text-align="justify"/>
    </style:style>
    <style:style style:name="P202" style:parent-style-name="Standard" style:family="paragraph">
      <style:paragraph-properties fo:text-align="justify"/>
    </style:style>
    <style:style style:name="P203" style:parent-style-name="Standard" style:family="paragraph">
      <style:paragraph-properties fo:text-align="justify"/>
    </style:style>
    <style:style style:name="P204" style:parent-style-name="Standard" style:family="paragraph">
      <style:paragraph-properties fo:text-align="justify"/>
    </style:style>
    <style:style style:name="P205" style:parent-style-name="Standard" style:family="paragraph">
      <style:paragraph-properties fo:text-align="justify"/>
    </style:style>
    <style:style style:name="P206" style:parent-style-name="Standard" style:family="paragraph">
      <style:paragraph-properties fo:text-align="justify"/>
    </style:style>
    <style:style style:name="P207" style:parent-style-name="Standard" style:family="paragraph">
      <style:paragraph-properties fo:text-align="justify"/>
    </style:style>
    <style:style style:name="P208" style:parent-style-name="Standard" style:family="paragraph">
      <style:paragraph-properties fo:text-align="justify"/>
    </style:style>
    <style:style style:name="P209" style:parent-style-name="Standard" style:family="paragraph">
      <style:paragraph-properties fo:text-align="justify"/>
    </style:style>
    <style:style style:name="P210" style:parent-style-name="Standard" style:family="paragraph">
      <style:paragraph-properties fo:text-align="justify"/>
    </style:style>
    <style:style style:name="P211" style:parent-style-name="Standard" style:family="paragraph">
      <style:paragraph-properties fo:text-align="justify"/>
    </style:style>
    <style:style style:name="P212" style:parent-style-name="Standard" style:family="paragraph">
      <style:paragraph-properties fo:text-align="justify"/>
    </style:style>
    <style:style style:name="P213" style:parent-style-name="Standard" style:list-style-name="LFO10" style:family="paragraph">
      <style:paragraph-properties fo:text-align="justify"/>
    </style:style>
    <style:style style:name="P214" style:parent-style-name="Standard" style:list-style-name="LFO10" style:family="paragraph">
      <style:paragraph-properties fo:text-align="justify"/>
    </style:style>
    <style:style style:name="P215" style:parent-style-name="Standard" style:list-style-name="LFO10" style:family="paragraph">
      <style:paragraph-properties fo:text-align="justify"/>
    </style:style>
    <style:style style:name="P216" style:parent-style-name="Standard" style:family="paragraph">
      <style:paragraph-properties fo:text-align="justify"/>
    </style:style>
    <style:style style:name="P217" style:parent-style-name="Standard" style:family="paragraph">
      <style:paragraph-properties fo:text-align="justify"/>
    </style:style>
    <style:style style:name="P218" style:parent-style-name="Standard" style:family="paragraph">
      <style:paragraph-properties fo:text-align="justify"/>
    </style:style>
    <style:style style:name="P219" style:parent-style-name="Standard" style:family="paragraph">
      <style:paragraph-properties fo:text-align="justify"/>
    </style:style>
    <style:style style:name="P220" style:parent-style-name="Standard" style:family="paragraph">
      <style:paragraph-properties fo:text-align="justify"/>
    </style:style>
    <style:style style:name="P221" style:parent-style-name="Standard" style:family="paragraph">
      <style:paragraph-properties fo:text-align="justify"/>
    </style:style>
    <style:style style:name="P222" style:parent-style-name="Standard" style:family="paragraph">
      <style:paragraph-properties fo:text-align="justify"/>
    </style:style>
    <style:style style:name="P223" style:parent-style-name="Standard" style:family="paragraph">
      <style:paragraph-properties fo:text-align="justify"/>
    </style:style>
    <style:style style:name="P224" style:parent-style-name="Standard" style:family="paragraph">
      <style:paragraph-properties fo:text-align="justify"/>
    </style:style>
    <style:style style:name="P225" style:parent-style-name="Standard" style:family="paragraph">
      <style:paragraph-properties fo:text-align="justify"/>
    </style:style>
    <style:style style:name="P226" style:parent-style-name="Standard" style:family="paragraph">
      <style:paragraph-properties fo:text-align="justify"/>
    </style:style>
    <style:style style:name="P227" style:parent-style-name="Standard" style:family="paragraph">
      <style:paragraph-properties fo:text-align="justify"/>
    </style:style>
    <style:style style:name="P228" style:parent-style-name="Standard" style:family="paragraph">
      <style:paragraph-properties fo:text-align="justify"/>
    </style:style>
    <style:style style:name="P229" style:parent-style-name="Standard" style:family="paragraph">
      <style:paragraph-properties fo:text-align="justify"/>
    </style:style>
    <style:style style:name="P230" style:parent-style-name="Standard" style:family="paragraph">
      <style:paragraph-properties fo:text-align="justify"/>
    </style:style>
    <style:style style:name="P231" style:parent-style-name="Standard" style:family="paragraph">
      <style:paragraph-properties fo:text-align="justify"/>
    </style:style>
    <style:style style:name="P232" style:parent-style-name="Standard" style:family="paragraph">
      <style:paragraph-properties fo:text-align="justify"/>
    </style:style>
    <style:style style:name="P233" style:parent-style-name="Standard" style:family="paragraph">
      <style:paragraph-properties fo:text-align="justify"/>
    </style:style>
    <style:style style:name="P234" style:parent-style-name="Standard" style:family="paragraph">
      <style:paragraph-properties fo:text-align="justify"/>
    </style:style>
    <style:style style:name="P235" style:parent-style-name="Standard" style:family="paragraph">
      <style:paragraph-properties fo:text-align="justify"/>
    </style:style>
    <style:style style:name="P236" style:parent-style-name="Standard" style:family="paragraph">
      <style:paragraph-properties fo:text-align="justify"/>
    </style:style>
    <style:style style:name="P237" style:parent-style-name="Standard" style:family="paragraph">
      <style:paragraph-properties fo:text-align="justify"/>
    </style:style>
    <style:style style:name="P238" style:parent-style-name="Standard" style:family="paragraph">
      <style:paragraph-properties fo:text-align="justify"/>
    </style:style>
    <style:style style:name="P239" style:parent-style-name="Standard" style:family="paragraph">
      <style:paragraph-properties fo:text-align="justify"/>
    </style:style>
    <style:style style:name="P240" style:parent-style-name="Standard" style:family="paragraph">
      <style:paragraph-properties fo:text-align="justify"/>
    </style:style>
    <style:style style:name="P241" style:parent-style-name="Standard" style:family="paragraph">
      <style:paragraph-properties fo:text-align="justify"/>
    </style:style>
    <style:style style:name="P242" style:parent-style-name="Standard" style:family="paragraph">
      <style:paragraph-properties fo:text-align="justify"/>
    </style:style>
    <style:style style:name="P243" style:parent-style-name="Standard" style:family="paragraph">
      <style:paragraph-properties fo:text-align="justify"/>
    </style:style>
    <style:style style:name="P244" style:parent-style-name="Standard" style:family="paragraph">
      <style:paragraph-properties fo:text-align="justify"/>
    </style:style>
    <style:style style:name="P245" style:parent-style-name="Standard" style:family="paragraph">
      <style:paragraph-properties fo:text-align="justify"/>
    </style:style>
    <style:style style:name="P246" style:parent-style-name="Standard" style:family="paragraph">
      <style:paragraph-properties fo:text-align="justify"/>
    </style:style>
    <style:style style:name="P247" style:parent-style-name="Standard" style:family="paragraph">
      <style:paragraph-properties fo:text-align="justify"/>
    </style:style>
    <style:style style:name="P248" style:parent-style-name="Standard" style:family="paragraph">
      <style:paragraph-properties fo:text-align="justify"/>
    </style:style>
    <style:style style:name="P249" style:parent-style-name="Standard" style:family="paragraph">
      <style:paragraph-properties fo:text-align="justify"/>
    </style:style>
    <style:style style:name="P250" style:parent-style-name="Standard" style:family="paragraph">
      <style:paragraph-properties fo:text-align="justify"/>
    </style:style>
    <style:style style:name="P251" style:parent-style-name="Standard" style:family="paragraph">
      <style:paragraph-properties fo:text-align="justify"/>
    </style:style>
    <style:style style:name="P252" style:parent-style-name="Standard" style:family="paragraph">
      <style:paragraph-properties fo:text-align="justify"/>
    </style:style>
    <style:style style:name="P253" style:parent-style-name="Standard" style:family="paragraph">
      <style:paragraph-properties fo:text-align="justify"/>
    </style:style>
    <style:style style:name="P254" style:parent-style-name="Standard" style:family="paragraph">
      <style:paragraph-properties fo:text-align="justify"/>
    </style:style>
    <style:style style:name="P255" style:parent-style-name="Standard" style:family="paragraph">
      <style:paragraph-properties fo:text-align="justify"/>
    </style:style>
    <style:style style:name="P256" style:parent-style-name="Standard" style:family="paragraph">
      <style:paragraph-properties fo:text-align="justify"/>
    </style:style>
    <style:style style:name="P257" style:parent-style-name="Standard" style:family="paragraph">
      <style:paragraph-properties fo:text-align="justify"/>
    </style:style>
    <style:style style:name="P258" style:parent-style-name="Standard" style:family="paragraph">
      <style:paragraph-properties fo:text-align="justify"/>
    </style:style>
    <style:style style:name="P259" style:parent-style-name="Standard" style:family="paragraph">
      <style:paragraph-properties fo:text-align="justify"/>
    </style:style>
    <style:style style:name="P260" style:parent-style-name="Standard" style:family="paragraph">
      <style:paragraph-properties fo:text-align="justify"/>
    </style:style>
    <style:style style:name="P261" style:parent-style-name="Standard" style:family="paragraph">
      <style:paragraph-properties fo:text-align="justify"/>
    </style:style>
    <style:style style:name="P262" style:parent-style-name="Standard" style:family="paragraph">
      <style:paragraph-properties fo:text-align="justify"/>
    </style:style>
    <style:style style:name="P263" style:parent-style-name="Standard" style:family="paragraph">
      <style:paragraph-properties fo:text-align="justify"/>
    </style:style>
    <style:style style:name="P264" style:parent-style-name="Standard" style:family="paragraph">
      <style:paragraph-properties fo:text-align="justify"/>
    </style:style>
    <style:style style:name="P265" style:parent-style-name="Standard" style:family="paragraph">
      <style:paragraph-properties fo:text-align="justify"/>
    </style:style>
    <style:style style:name="P266" style:parent-style-name="Standard" style:family="paragraph">
      <style:paragraph-properties fo:text-align="justify"/>
    </style:style>
    <style:style style:name="P267" style:parent-style-name="Standard" style:family="paragraph">
      <style:paragraph-properties fo:text-align="justify"/>
    </style:style>
    <style:style style:name="P268" style:parent-style-name="Standard" style:family="paragraph">
      <style:paragraph-properties fo:text-align="justify"/>
    </style:style>
    <style:style style:name="P269" style:parent-style-name="Standard" style:family="paragraph">
      <style:paragraph-properties fo:text-align="justify"/>
    </style:style>
    <style:style style:name="P270" style:parent-style-name="Standard" style:family="paragraph">
      <style:paragraph-properties fo:text-align="justify"/>
    </style:style>
    <style:style style:name="P271" style:parent-style-name="Standard" style:family="paragraph">
      <style:paragraph-properties fo:text-align="justify"/>
    </style:style>
    <style:style style:name="P272" style:parent-style-name="Standard" style:family="paragraph">
      <style:paragraph-properties fo:text-align="justify"/>
    </style:style>
    <style:style style:name="P273" style:parent-style-name="Standard" style:family="paragraph">
      <style:paragraph-properties fo:text-align="justify"/>
    </style:style>
    <style:style style:name="P274" style:parent-style-name="Standard" style:family="paragraph">
      <style:paragraph-properties fo:text-align="justify"/>
    </style:style>
    <style:style style:name="P275" style:parent-style-name="Standard" style:family="paragraph">
      <style:paragraph-properties fo:text-align="justify"/>
    </style:style>
    <style:style style:name="P276" style:parent-style-name="Standard" style:family="paragraph">
      <style:paragraph-properties fo:text-align="justify"/>
    </style:style>
    <style:style style:name="P277" style:parent-style-name="Standard" style:family="paragraph">
      <style:paragraph-properties fo:text-align="justify"/>
    </style:style>
    <style:style style:name="P278" style:parent-style-name="Standard" style:family="paragraph">
      <style:paragraph-properties fo:text-align="justify"/>
    </style:style>
    <style:style style:name="P279" style:parent-style-name="Standard" style:family="paragraph">
      <style:paragraph-properties fo:text-align="justify"/>
    </style:style>
    <style:style style:name="P280" style:parent-style-name="Standard" style:family="paragraph">
      <style:paragraph-properties fo:text-align="justify"/>
    </style:style>
    <style:style style:name="P281" style:parent-style-name="Standard" style:family="paragraph">
      <style:paragraph-properties fo:text-align="justify"/>
    </style:style>
    <style:style style:name="P282" style:parent-style-name="Standard" style:family="paragraph">
      <style:paragraph-properties fo:text-align="justify"/>
    </style:style>
    <style:style style:name="P283" style:parent-style-name="Standard" style:family="paragraph">
      <style:paragraph-properties fo:text-align="justify"/>
    </style:style>
    <style:style style:name="P284" style:parent-style-name="Standard" style:family="paragraph">
      <style:paragraph-properties fo:text-align="justify"/>
    </style:style>
    <style:style style:name="P285" style:parent-style-name="Standard" style:family="paragraph">
      <style:paragraph-properties fo:text-align="justify"/>
    </style:style>
    <style:style style:name="P286" style:parent-style-name="Standard" style:family="paragraph">
      <style:paragraph-properties fo:text-align="justify"/>
    </style:style>
    <style:style style:name="P287" style:parent-style-name="Standard" style:family="paragraph">
      <style:paragraph-properties fo:text-align="justify"/>
    </style:style>
    <style:style style:name="P288" style:parent-style-name="Standard" style:family="paragraph">
      <style:paragraph-properties fo:text-align="justify"/>
    </style:style>
    <style:style style:name="P289" style:parent-style-name="Standard" style:family="paragraph">
      <style:paragraph-properties fo:text-align="justify"/>
    </style:style>
    <style:style style:name="P290" style:parent-style-name="Standard" style:family="paragraph">
      <style:paragraph-properties fo:text-align="justify"/>
    </style:style>
    <style:style style:name="P291" style:parent-style-name="Standard" style:family="paragraph">
      <style:paragraph-properties fo:text-align="justify"/>
    </style:style>
    <style:style style:name="P292" style:parent-style-name="Standard" style:family="paragraph">
      <style:paragraph-properties fo:text-align="justify"/>
    </style:style>
    <style:style style:name="P293" style:parent-style-name="Standard" style:family="paragraph">
      <style:paragraph-properties fo:text-align="justify"/>
    </style:style>
    <style:style style:name="P294" style:parent-style-name="Standard" style:family="paragraph">
      <style:paragraph-properties fo:text-align="justify"/>
    </style:style>
    <style:style style:name="P295" style:parent-style-name="Standard" style:family="paragraph">
      <style:paragraph-properties fo:text-align="justify"/>
    </style:style>
    <style:style style:name="P296" style:parent-style-name="Standard" style:family="paragraph">
      <style:paragraph-properties fo:text-align="justify"/>
    </style:style>
    <style:style style:name="P297" style:parent-style-name="Standard" style:family="paragraph">
      <style:paragraph-properties fo:text-align="justify"/>
    </style:style>
    <style:style style:name="P298" style:parent-style-name="Standard" style:family="paragraph">
      <style:paragraph-properties fo:text-align="justify"/>
    </style:style>
    <style:style style:name="P299" style:parent-style-name="Standard" style:family="paragraph">
      <style:paragraph-properties fo:text-align="justify"/>
    </style:style>
    <style:style style:name="P300" style:parent-style-name="Standard" style:family="paragraph">
      <style:paragraph-properties fo:text-align="justify"/>
    </style:style>
    <style:style style:name="P301" style:parent-style-name="Standard" style:family="paragraph">
      <style:paragraph-properties fo:text-align="justify"/>
    </style:style>
    <style:style style:name="P302" style:parent-style-name="Standard" style:family="paragraph">
      <style:paragraph-properties fo:text-align="justify"/>
    </style:style>
    <style:style style:name="P303" style:parent-style-name="Standard" style:family="paragraph">
      <style:paragraph-properties fo:text-align="justify"/>
    </style:style>
    <style:style style:name="P304" style:parent-style-name="Standard" style:family="paragraph">
      <style:paragraph-properties fo:text-align="justify"/>
    </style:style>
    <style:style style:name="P305" style:parent-style-name="Standard" style:family="paragraph">
      <style:paragraph-properties fo:text-align="justify"/>
    </style:style>
    <style:style style:name="P306" style:parent-style-name="Standard" style:family="paragraph">
      <style:paragraph-properties fo:text-align="justify"/>
    </style:style>
    <style:style style:name="P307" style:parent-style-name="Standard" style:family="paragraph">
      <style:paragraph-properties fo:text-align="justify"/>
    </style:style>
    <style:style style:name="P308" style:parent-style-name="Standard" style:family="paragraph">
      <style:paragraph-properties fo:text-align="justify"/>
    </style:style>
    <style:style style:name="P309" style:parent-style-name="Standard" style:family="paragraph">
      <style:paragraph-properties fo:text-align="justify"/>
    </style:style>
    <style:style style:name="P310" style:parent-style-name="Standard" style:family="paragraph">
      <style:paragraph-properties fo:text-align="justify"/>
    </style:style>
    <style:style style:name="P311" style:parent-style-name="Standard" style:family="paragraph">
      <style:paragraph-properties fo:text-align="justify"/>
    </style:style>
    <style:style style:name="P312" style:parent-style-name="Standard" style:family="paragraph">
      <style:paragraph-properties fo:text-align="justify"/>
    </style:style>
    <style:style style:name="P313" style:parent-style-name="Standard" style:family="paragraph">
      <style:paragraph-properties fo:text-align="justify"/>
    </style:style>
    <style:style style:name="P314" style:parent-style-name="Standard" style:family="paragraph">
      <style:paragraph-properties fo:text-align="justify"/>
    </style:style>
    <style:style style:name="P315" style:parent-style-name="Standard" style:family="paragraph">
      <style:paragraph-properties fo:text-align="justify"/>
    </style:style>
    <style:style style:name="P316" style:parent-style-name="Standard" style:family="paragraph">
      <style:paragraph-properties fo:text-align="justify"/>
    </style:style>
    <style:style style:name="P317" style:parent-style-name="Standard" style:family="paragraph">
      <style:paragraph-properties fo:text-align="justify"/>
    </style:style>
    <style:style style:name="P318" style:parent-style-name="Standard" style:family="paragraph">
      <style:paragraph-properties fo:text-align="justify"/>
    </style:style>
    <style:style style:name="P319" style:parent-style-name="Standard" style:family="paragraph">
      <style:paragraph-properties fo:text-align="justify"/>
    </style:style>
    <style:style style:name="P320" style:parent-style-name="Standard" style:family="paragraph">
      <style:paragraph-properties fo:text-align="justify"/>
    </style:style>
    <style:style style:name="P321" style:parent-style-name="Standard" style:family="paragraph">
      <style:paragraph-properties fo:text-align="justify"/>
    </style:style>
    <style:style style:name="P322" style:parent-style-name="Standard" style:family="paragraph">
      <style:paragraph-properties fo:text-align="justify"/>
    </style:style>
    <style:style style:name="P323" style:parent-style-name="Standard" style:family="paragraph">
      <style:paragraph-properties fo:text-align="justify"/>
    </style:style>
    <style:style style:name="P324" style:parent-style-name="Standard" style:family="paragraph">
      <style:paragraph-properties fo:text-align="justify"/>
    </style:style>
    <style:style style:name="P325" style:parent-style-name="Standard" style:family="paragraph">
      <style:paragraph-properties fo:text-align="justify"/>
    </style:style>
    <style:style style:name="P326" style:parent-style-name="Standard" style:family="paragraph">
      <style:paragraph-properties fo:text-align="justify"/>
    </style:style>
    <style:style style:name="P327" style:parent-style-name="Standard" style:family="paragraph">
      <style:paragraph-properties fo:text-align="justify"/>
    </style:style>
    <style:style style:name="P328" style:parent-style-name="Standard" style:family="paragraph">
      <style:paragraph-properties fo:text-align="justify"/>
    </style:style>
    <style:style style:name="P329" style:parent-style-name="Standard" style:family="paragraph">
      <style:paragraph-properties fo:text-align="justify"/>
    </style:style>
    <style:style style:name="P330" style:parent-style-name="Standard" style:family="paragraph">
      <style:paragraph-properties fo:text-align="justify"/>
    </style:style>
    <style:style style:name="P331" style:parent-style-name="Standard" style:family="paragraph">
      <style:paragraph-properties fo:text-align="justify"/>
    </style:style>
    <style:style style:name="P332" style:parent-style-name="Standard" style:family="paragraph">
      <style:paragraph-properties fo:text-align="justify"/>
    </style:style>
    <style:style style:name="P333" style:parent-style-name="Standard" style:family="paragraph">
      <style:paragraph-properties fo:text-align="justify"/>
    </style:style>
    <style:style style:name="P334" style:parent-style-name="Standard" style:family="paragraph">
      <style:paragraph-properties fo:text-align="justify"/>
    </style:style>
    <style:style style:name="P335" style:parent-style-name="Standard" style:family="paragraph">
      <style:paragraph-properties fo:text-align="justify"/>
    </style:style>
    <style:style style:name="P336" style:parent-style-name="Standard" style:family="paragraph">
      <style:paragraph-properties fo:text-align="justify"/>
    </style:style>
    <style:style style:name="P337" style:parent-style-name="Standard" style:family="paragraph">
      <style:paragraph-properties fo:text-align="justify"/>
    </style:style>
    <style:style style:name="P338" style:parent-style-name="Standard" style:family="paragraph">
      <style:paragraph-properties fo:text-align="justify"/>
    </style:style>
    <style:style style:name="P339" style:parent-style-name="Standard" style:family="paragraph">
      <style:paragraph-properties fo:text-align="justify"/>
    </style:style>
    <style:style style:name="P340" style:parent-style-name="Standard" style:family="paragraph">
      <style:paragraph-properties fo:text-align="justify"/>
    </style:style>
    <style:style style:name="P341" style:parent-style-name="Standard" style:family="paragraph">
      <style:paragraph-properties fo:text-align="justify"/>
    </style:style>
    <style:style style:name="P342" style:parent-style-name="Standard" style:family="paragraph">
      <style:paragraph-properties fo:text-align="justify"/>
    </style:style>
    <style:style style:name="P343" style:parent-style-name="Standard" style:family="paragraph">
      <style:paragraph-properties fo:text-align="justify"/>
    </style:style>
    <style:style style:name="P344" style:parent-style-name="Standard" style:family="paragraph">
      <style:paragraph-properties fo:text-align="justify"/>
    </style:style>
    <style:style style:name="P345" style:parent-style-name="Standard" style:family="paragraph">
      <style:paragraph-properties fo:text-align="justify"/>
    </style:style>
    <style:style style:name="P346" style:parent-style-name="Standard" style:list-style-name="LFO11" style:family="paragraph">
      <style:paragraph-properties fo:text-align="justify"/>
    </style:style>
    <style:style style:name="P347" style:parent-style-name="Standard" style:family="paragraph">
      <style:paragraph-properties fo:text-align="justify"/>
    </style:style>
    <style:style style:name="T348" style:parent-style-name="Car.predefinitoparagrafo" style:family="text">
      <style:text-properties fo:font-style="italic" style:font-style-asian="italic" style:font-style-complex="italic"/>
    </style:style>
    <style:style style:name="P349" style:parent-style-name="Standard" style:family="paragraph">
      <style:paragraph-properties fo:text-align="justify"/>
    </style:style>
    <style:style style:name="P350" style:parent-style-name="Standard" style:list-style-name="LFO12" style:family="paragraph">
      <style:paragraph-properties fo:text-align="justify"/>
    </style:style>
    <style:style style:name="P351" style:parent-style-name="Standard" style:family="paragraph">
      <style:paragraph-properties fo:text-align="justify"/>
    </style:style>
    <style:style style:name="T352" style:parent-style-name="Car.predefinitoparagrafo" style:family="text">
      <style:text-properties fo:font-style="italic" style:font-style-asian="italic" style:font-style-complex="italic"/>
    </style:style>
    <style:style style:name="P353" style:parent-style-name="Standard" style:family="paragraph">
      <style:paragraph-properties fo:text-align="justify"/>
    </style:style>
    <style:style style:name="T354" style:parent-style-name="Car.predefinitoparagrafo" style:family="text">
      <style:text-properties fo:font-style="italic" style:font-style-asian="italic" style:font-style-complex="italic"/>
    </style:style>
    <style:style style:name="P355" style:parent-style-name="Standard" style:family="paragraph">
      <style:paragraph-properties fo:text-align="justify"/>
    </style:style>
    <style:style style:name="P356" style:parent-style-name="Standard" style:family="paragraph">
      <style:paragraph-properties fo:text-align="justify"/>
    </style:style>
    <style:style style:name="P357" style:parent-style-name="Standard" style:family="paragraph">
      <style:paragraph-properties fo:text-align="justify"/>
    </style:style>
    <style:style style:name="P358" style:parent-style-name="Standard" style:family="paragraph">
      <style:paragraph-properties fo:text-align="justify"/>
    </style:style>
    <style:style style:name="P359" style:parent-style-name="Standard" style:family="paragraph">
      <style:paragraph-properties fo:text-align="justify"/>
    </style:style>
    <style:style style:name="P360" style:parent-style-name="Standard" style:family="paragraph">
      <style:paragraph-properties fo:text-align="justify"/>
    </style:style>
    <style:style style:name="P361" style:parent-style-name="Standard" style:family="paragraph">
      <style:paragraph-properties fo:text-align="justify"/>
    </style:style>
    <style:style style:name="P362" style:parent-style-name="Standard" style:family="paragraph">
      <style:paragraph-properties fo:text-align="justify"/>
    </style:style>
    <style:style style:name="P363" style:parent-style-name="Standard" style:family="paragraph">
      <style:paragraph-properties fo:text-align="justify"/>
    </style:style>
    <style:style style:name="P364" style:parent-style-name="Standard" style:family="paragraph">
      <style:paragraph-properties fo:text-align="justify"/>
    </style:style>
    <style:style style:name="P365" style:parent-style-name="Standard" style:family="paragraph">
      <style:paragraph-properties fo:text-align="justify"/>
    </style:style>
    <style:style style:name="P366" style:parent-style-name="Standard" style:family="paragraph">
      <style:paragraph-properties fo:text-align="justify"/>
    </style:style>
    <style:style style:name="P367" style:parent-style-name="Standard" style:family="paragraph">
      <style:paragraph-properties fo:text-align="justify"/>
    </style:style>
    <style:style style:name="P368" style:parent-style-name="Standard" style:family="paragraph">
      <style:paragraph-properties fo:text-align="justify"/>
    </style:style>
    <style:style style:name="P369" style:parent-style-name="Standard" style:family="paragraph">
      <style:paragraph-properties fo:text-align="justify"/>
    </style:style>
    <style:style style:name="P370" style:parent-style-name="Standard" style:family="paragraph">
      <style:paragraph-properties fo:text-align="justify"/>
    </style:style>
    <style:style style:name="P371" style:parent-style-name="Standard" style:family="paragraph">
      <style:paragraph-properties fo:text-align="justify"/>
    </style:style>
    <style:style style:name="P372" style:parent-style-name="Standard" style:family="paragraph">
      <style:paragraph-properties fo:text-align="justify"/>
    </style:style>
    <style:style style:name="P373" style:parent-style-name="Standard" style:family="paragraph">
      <style:paragraph-properties fo:text-align="justify"/>
    </style:style>
    <style:style style:name="P374" style:parent-style-name="Standard" style:family="paragraph">
      <style:paragraph-properties fo:text-align="justify"/>
    </style:style>
    <style:style style:name="P375" style:parent-style-name="Standard" style:family="paragraph">
      <style:paragraph-properties fo:text-align="justify"/>
    </style:style>
    <style:style style:name="P376" style:parent-style-name="Standard" style:family="paragraph">
      <style:paragraph-properties fo:text-align="justify"/>
    </style:style>
    <style:style style:name="P377" style:parent-style-name="Standard" style:family="paragraph">
      <style:paragraph-properties fo:text-align="justify"/>
    </style:style>
    <style:style style:name="P378" style:parent-style-name="Standard" style:family="paragraph">
      <style:paragraph-properties fo:text-align="justify"/>
    </style:style>
    <style:style style:name="P379" style:parent-style-name="Standard" style:family="paragraph">
      <style:paragraph-properties fo:text-align="justify"/>
    </style:style>
    <style:style style:name="P380" style:parent-style-name="Standard" style:family="paragraph">
      <style:paragraph-properties fo:text-align="justify"/>
    </style:style>
    <style:style style:name="P381" style:parent-style-name="Standard" style:family="paragraph">
      <style:paragraph-properties fo:text-align="justify"/>
    </style:style>
    <style:style style:name="P382" style:parent-style-name="Standard" style:family="paragraph">
      <style:paragraph-properties fo:text-align="justify"/>
    </style:style>
    <style:style style:name="P383" style:parent-style-name="Standard" style:family="paragraph">
      <style:paragraph-properties fo:text-align="justify"/>
    </style:style>
    <style:style style:name="P384" style:parent-style-name="Standard" style:family="paragraph">
      <style:paragraph-properties fo:text-align="justify"/>
    </style:style>
    <style:style style:name="P385" style:parent-style-name="Standard" style:family="paragraph">
      <style:paragraph-properties fo:text-align="justify"/>
    </style:style>
    <style:style style:name="P386" style:parent-style-name="Standard" style:family="paragraph">
      <style:paragraph-properties fo:text-align="justify"/>
    </style:style>
    <style:style style:name="P387" style:parent-style-name="Standard" style:family="paragraph">
      <style:paragraph-properties fo:text-align="justify"/>
    </style:style>
    <style:style style:name="P388" style:parent-style-name="Standard" style:family="paragraph">
      <style:paragraph-properties fo:text-align="justify"/>
    </style:style>
    <style:style style:name="P389" style:parent-style-name="Standard" style:family="paragraph">
      <style:paragraph-properties fo:text-align="justify"/>
    </style:style>
    <style:style style:name="P390" style:parent-style-name="Standard" style:family="paragraph">
      <style:paragraph-properties fo:text-align="justify"/>
    </style:style>
    <style:style style:name="P391" style:parent-style-name="Standard" style:family="paragraph">
      <style:paragraph-properties fo:text-align="justify"/>
    </style:style>
    <style:style style:name="P392" style:parent-style-name="Standard" style:family="paragraph">
      <style:paragraph-properties fo:text-align="justify"/>
    </style:style>
    <style:style style:name="P393" style:parent-style-name="Standard" style:family="paragraph">
      <style:paragraph-properties fo:text-align="justify"/>
    </style:style>
    <style:style style:name="P394" style:parent-style-name="Standard" style:family="paragraph">
      <style:paragraph-properties fo:text-align="justify"/>
    </style:style>
    <style:style style:name="P395" style:parent-style-name="Standard" style:family="paragraph">
      <style:paragraph-properties fo:text-align="justify"/>
    </style:style>
    <style:style style:name="P396" style:parent-style-name="Standard" style:family="paragraph">
      <style:paragraph-properties fo:text-align="justify"/>
    </style:style>
    <style:style style:name="P397" style:parent-style-name="Standard" style:family="paragraph">
      <style:paragraph-properties fo:text-align="justify"/>
    </style:style>
    <style:style style:name="P398" style:parent-style-name="Standard" style:family="paragraph">
      <style:paragraph-properties fo:text-align="justify"/>
    </style:style>
    <style:style style:name="P399" style:parent-style-name="Standard" style:family="paragraph">
      <style:paragraph-properties fo:text-align="justify"/>
    </style:style>
    <style:style style:name="P400" style:parent-style-name="Standard" style:family="paragraph">
      <style:paragraph-properties fo:text-align="justify"/>
    </style:style>
    <style:style style:name="P401" style:parent-style-name="Standard" style:family="paragraph">
      <style:paragraph-properties fo:text-align="justify"/>
    </style:style>
    <style:style style:name="P402" style:parent-style-name="Standard" style:family="paragraph">
      <style:paragraph-properties fo:text-align="justify"/>
    </style:style>
    <style:style style:name="P403" style:parent-style-name="Standard" style:family="paragraph">
      <style:paragraph-properties fo:text-align="justify"/>
    </style:style>
    <style:style style:name="P404" style:parent-style-name="Standard" style:family="paragraph">
      <style:paragraph-properties fo:text-align="justify"/>
    </style:style>
    <style:style style:name="T405" style:parent-style-name="Car.predefinitoparagrafo" style:family="text">
      <style:text-properties fo:font-weight="bold" style:font-weight-asian="bold" style:font-weight-complex="bold" fo:font-style="italic" style:font-style-asian="italic" style:font-style-complex="italic"/>
    </style:style>
    <style:style style:name="P406" style:parent-style-name="Standard" style:family="paragraph">
      <style:paragraph-properties fo:text-align="justify"/>
    </style:style>
    <style:style style:name="P407" style:parent-style-name="Standard" style:family="paragraph">
      <style:paragraph-properties fo:text-align="justify"/>
    </style:style>
    <style:style style:name="P408" style:parent-style-name="Standard" style:family="paragraph">
      <style:paragraph-properties fo:text-align="justify"/>
    </style:style>
    <style:style style:name="P409" style:parent-style-name="Standard" style:family="paragraph">
      <style:paragraph-properties fo:text-align="justify"/>
    </style:style>
    <style:style style:name="P410" style:parent-style-name="Standard" style:family="paragraph">
      <style:paragraph-properties fo:text-align="justify"/>
    </style:style>
    <style:style style:name="P411" style:parent-style-name="Standard" style:family="paragraph">
      <style:paragraph-properties fo:text-align="justify"/>
    </style:style>
    <style:style style:name="P412" style:parent-style-name="Standard" style:family="paragraph">
      <style:paragraph-properties fo:text-align="justify"/>
    </style:style>
    <style:style style:name="P413" style:parent-style-name="Standard" style:family="paragraph">
      <style:paragraph-properties fo:text-align="justify"/>
    </style:style>
    <style:style style:name="P414" style:parent-style-name="Standard" style:family="paragraph">
      <style:paragraph-properties fo:text-align="justify"/>
    </style:style>
    <style:style style:name="P415" style:parent-style-name="Standard" style:family="paragraph">
      <style:paragraph-properties fo:text-align="justify"/>
    </style:style>
    <style:style style:name="P416" style:parent-style-name="Standard" style:family="paragraph">
      <style:paragraph-properties fo:text-align="justify"/>
    </style:style>
    <style:style style:name="P417" style:parent-style-name="Standard" style:family="paragraph">
      <style:paragraph-properties fo:text-align="justify"/>
    </style:style>
    <style:style style:name="P418" style:parent-style-name="Standard" style:family="paragraph">
      <style:paragraph-properties fo:text-align="justify"/>
    </style:style>
    <style:style style:name="P419" style:parent-style-name="Standard" style:family="paragraph">
      <style:paragraph-properties fo:text-align="justify"/>
    </style:style>
    <style:style style:name="P420" style:parent-style-name="Standard" style:family="paragraph">
      <style:paragraph-properties fo:text-align="justify"/>
    </style:style>
    <style:style style:name="P421" style:parent-style-name="Standard" style:family="paragraph">
      <style:paragraph-properties fo:text-align="justify"/>
    </style:style>
    <style:style style:name="P422" style:parent-style-name="Standard" style:family="paragraph">
      <style:paragraph-properties fo:text-align="justify"/>
    </style:style>
    <style:style style:name="P423" style:parent-style-name="Standard" style:family="paragraph">
      <style:paragraph-properties fo:text-align="justify"/>
    </style:style>
    <style:style style:name="P424" style:parent-style-name="Standard" style:family="paragraph">
      <style:paragraph-properties fo:text-align="justify"/>
    </style:style>
    <style:style style:name="P425" style:parent-style-name="Standard" style:family="paragraph">
      <style:paragraph-properties fo:text-align="justify"/>
    </style:style>
    <style:style style:name="P426" style:parent-style-name="Standard" style:family="paragraph">
      <style:paragraph-properties fo:text-align="justify"/>
    </style:style>
    <style:style style:name="P427" style:parent-style-name="Standard" style:family="paragraph">
      <style:paragraph-properties fo:text-align="justify"/>
    </style:style>
    <style:style style:name="P428" style:parent-style-name="Standard" style:family="paragraph">
      <style:paragraph-properties fo:text-align="justify"/>
    </style:style>
    <style:style style:name="P429" style:parent-style-name="Standard" style:family="paragraph">
      <style:paragraph-properties fo:text-align="justify"/>
    </style:style>
    <style:style style:name="P430" style:parent-style-name="Standard" style:family="paragraph">
      <style:paragraph-properties fo:text-align="justify"/>
    </style:style>
    <style:style style:name="P431" style:parent-style-name="Standard" style:family="paragraph">
      <style:paragraph-properties fo:text-align="justify"/>
    </style:style>
    <style:style style:name="P432" style:parent-style-name="Standard" style:family="paragraph">
      <style:paragraph-properties fo:text-align="justify"/>
    </style:style>
    <style:style style:name="P433" style:parent-style-name="Standard" style:family="paragraph">
      <style:paragraph-properties fo:text-align="justify"/>
    </style:style>
    <style:style style:name="P434" style:parent-style-name="Standard" style:family="paragraph">
      <style:paragraph-properties fo:text-align="justify"/>
    </style:style>
    <style:style style:name="P435" style:parent-style-name="Standard" style:family="paragraph">
      <style:paragraph-properties fo:text-align="justify"/>
    </style:style>
    <style:style style:name="P436" style:parent-style-name="Standard" style:family="paragraph">
      <style:paragraph-properties fo:text-align="justify"/>
      <style:text-properties style:font-name="Lucida Console" style:font-name-asian="Lucida Console" style:font-name-complex="Lucida Console" fo:font-size="9pt" style:font-size-asian="9pt" style:font-size-complex="9pt"/>
    </style:style>
    <style:style style:name="P437" style:parent-style-name="Standard" style:family="paragraph">
      <style:paragraph-properties fo:text-align="justify"/>
    </style:style>
    <style:style style:name="P438" style:parent-style-name="Standard" style:family="paragraph">
      <style:paragraph-properties fo:text-align="justify"/>
    </style:style>
    <style:style style:name="P439" style:parent-style-name="Standard" style:family="paragraph">
      <style:paragraph-properties fo:text-align="justify"/>
    </style:style>
    <style:style style:name="P440" style:parent-style-name="Standard" style:family="paragraph">
      <style:paragraph-properties fo:text-align="justify"/>
    </style:style>
    <style:style style:name="P441" style:parent-style-name="Standard" style:family="paragraph">
      <style:paragraph-properties fo:text-align="justify"/>
    </style:style>
    <style:style style:name="P442" style:parent-style-name="Standard" style:family="paragraph">
      <style:paragraph-properties fo:text-align="justify"/>
    </style:style>
    <style:style style:name="P443" style:parent-style-name="Standard" style:family="paragraph">
      <style:paragraph-properties fo:text-align="justify"/>
    </style:style>
    <style:style style:name="P444" style:parent-style-name="Standard" style:family="paragraph">
      <style:paragraph-properties fo:text-align="justify"/>
    </style:style>
    <style:style style:name="P445" style:parent-style-name="Standard" style:family="paragraph">
      <style:paragraph-properties fo:text-align="justify"/>
    </style:style>
    <style:style style:name="P446" style:parent-style-name="Standard" style:family="paragraph">
      <style:paragraph-properties fo:text-align="justify"/>
    </style:style>
    <style:style style:name="P447" style:parent-style-name="Standard" style:family="paragraph">
      <style:paragraph-properties fo:text-align="justify"/>
    </style:style>
    <style:style style:name="P448" style:parent-style-name="Standard" style:family="paragraph">
      <style:paragraph-properties fo:text-align="justify"/>
    </style:style>
    <style:style style:name="P449" style:parent-style-name="Standard" style:family="paragraph">
      <style:paragraph-properties fo:text-align="justify"/>
    </style:style>
    <style:style style:name="P450" style:parent-style-name="Standard" style:family="paragraph">
      <style:paragraph-properties fo:text-align="justify"/>
    </style:style>
    <style:style style:name="P451" style:parent-style-name="Standard" style:family="paragraph">
      <style:paragraph-properties fo:text-align="justify"/>
    </style:style>
    <style:style style:name="P452" style:parent-style-name="Standard" style:family="paragraph">
      <style:paragraph-properties fo:text-align="justify"/>
    </style:style>
    <style:style style:name="P453" style:parent-style-name="Standard" style:family="paragraph">
      <style:paragraph-properties fo:text-align="justify"/>
    </style:style>
    <style:style style:name="P454" style:parent-style-name="Standard" style:family="paragraph">
      <style:paragraph-properties fo:text-align="justify"/>
    </style:style>
    <style:style style:name="P455" style:parent-style-name="Standard" style:family="paragraph">
      <style:paragraph-properties fo:text-align="justify"/>
    </style:style>
    <style:style style:name="P456" style:parent-style-name="Standard" style:family="paragraph">
      <style:paragraph-properties fo:text-align="justify"/>
    </style:style>
    <style:style style:name="P457" style:parent-style-name="Standard" style:family="paragraph">
      <style:paragraph-properties fo:text-align="justify"/>
    </style:style>
    <style:style style:name="P458" style:parent-style-name="Standard" style:family="paragraph">
      <style:paragraph-properties fo:text-align="justify"/>
    </style:style>
    <style:style style:name="P459" style:parent-style-name="Standard" style:family="paragraph">
      <style:paragraph-properties fo:text-align="justify"/>
    </style:style>
    <style:style style:name="P460" style:parent-style-name="Standard" style:family="paragraph">
      <style:paragraph-properties fo:text-align="justify"/>
    </style:style>
    <style:style style:name="T461" style:parent-style-name="Car.predefinitoparagrafo" style:family="text">
      <style:text-properties fo:font-style="italic" style:font-style-asian="italic" style:font-style-complex="italic"/>
    </style:style>
    <style:style style:name="P462" style:parent-style-name="Standard" style:family="paragraph">
      <style:paragraph-properties fo:text-align="justify"/>
    </style:style>
    <style:style style:name="P463" style:parent-style-name="Standard" style:family="paragraph">
      <style:paragraph-properties fo:text-align="justify"/>
    </style:style>
    <style:style style:name="P464" style:parent-style-name="Standard" style:family="paragraph">
      <style:paragraph-properties fo:text-align="justify"/>
    </style:style>
    <style:style style:name="P465" style:parent-style-name="Standard" style:family="paragraph">
      <style:paragraph-properties fo:text-align="justify"/>
    </style:style>
    <style:style style:name="P466" style:parent-style-name="Standard" style:family="paragraph">
      <style:paragraph-properties fo:text-align="justify"/>
    </style:style>
    <style:style style:name="T467" style:parent-style-name="Car.predefinitoparagrafo" style:family="text">
      <style:text-properties style:text-position="sub 66.6%"/>
    </style:style>
    <style:style style:name="P468" style:parent-style-name="Standard" style:family="paragraph">
      <style:paragraph-properties fo:text-align="justify"/>
    </style:style>
    <style:style style:name="P469" style:parent-style-name="Standard" style:family="paragraph">
      <style:paragraph-properties fo:text-align="justify"/>
    </style:style>
    <style:style style:name="P470" style:parent-style-name="Standard" style:family="paragraph">
      <style:paragraph-properties fo:text-align="justify"/>
    </style:style>
    <style:style style:name="P471" style:parent-style-name="Standard" style:family="paragraph">
      <style:paragraph-properties fo:text-align="justify"/>
    </style:style>
    <style:style style:name="P472" style:parent-style-name="Standard" style:family="paragraph">
      <style:paragraph-properties fo:text-align="justify"/>
    </style:style>
    <style:style style:name="P473" style:parent-style-name="Standard" style:family="paragraph">
      <style:paragraph-properties fo:text-align="justify"/>
    </style:style>
    <style:style style:name="P474" style:parent-style-name="Standard" style:family="paragraph">
      <style:paragraph-properties fo:text-align="justify"/>
    </style:style>
    <style:style style:name="P475" style:parent-style-name="Standard" style:family="paragraph">
      <style:paragraph-properties fo:text-align="justify"/>
    </style:style>
    <style:style style:name="P476" style:parent-style-name="Standard" style:family="paragraph">
      <style:paragraph-properties fo:text-align="justify"/>
    </style:style>
    <style:style style:name="P477" style:parent-style-name="Standard" style:family="paragraph">
      <style:paragraph-properties fo:text-align="justify"/>
    </style:style>
    <style:style style:name="P478" style:parent-style-name="Standard" style:family="paragraph">
      <style:paragraph-properties fo:text-align="justify"/>
    </style:style>
    <style:style style:name="P479" style:parent-style-name="Standard" style:family="paragraph">
      <style:paragraph-properties fo:text-align="justify"/>
    </style:style>
    <style:style style:name="P480" style:parent-style-name="Standard" style:family="paragraph">
      <style:paragraph-properties fo:text-align="justify"/>
    </style:style>
    <style:style style:name="P481" style:parent-style-name="Standard" style:family="paragraph">
      <style:paragraph-properties fo:text-align="justify"/>
    </style:style>
    <style:style style:name="P482" style:parent-style-name="Standard" style:family="paragraph">
      <style:paragraph-properties fo:text-align="justify"/>
    </style:style>
    <style:style style:name="P483" style:parent-style-name="Standard" style:family="paragraph">
      <style:paragraph-properties fo:text-align="justify"/>
    </style:style>
    <style:style style:name="P484" style:parent-style-name="Standard" style:family="paragraph">
      <style:paragraph-properties fo:text-align="justify"/>
    </style:style>
    <style:style style:name="P485" style:parent-style-name="Standard" style:family="paragraph">
      <style:paragraph-properties fo:text-align="justify"/>
    </style:style>
    <style:style style:name="P486" style:parent-style-name="Standard" style:family="paragraph">
      <style:paragraph-properties fo:text-align="justify"/>
    </style:style>
    <style:style style:name="P487" style:parent-style-name="Standard" style:family="paragraph">
      <style:paragraph-properties fo:text-align="justify"/>
    </style:style>
    <style:style style:name="P488" style:parent-style-name="Standard" style:family="paragraph">
      <style:paragraph-properties fo:text-align="justify"/>
    </style:style>
    <style:style style:name="P489" style:parent-style-name="Standard" style:family="paragraph">
      <style:paragraph-properties fo:text-align="justify"/>
    </style:style>
    <style:style style:name="P490" style:parent-style-name="Standard" style:family="paragraph">
      <style:paragraph-properties fo:text-align="justify"/>
    </style:style>
    <style:style style:name="P491" style:parent-style-name="Standard" style:family="paragraph">
      <style:paragraph-properties fo:text-align="justify"/>
    </style:style>
    <style:style style:name="P492" style:parent-style-name="Standard" style:family="paragraph">
      <style:paragraph-properties fo:text-align="justify"/>
    </style:style>
    <style:style style:name="P493" style:parent-style-name="Standard" style:family="paragraph">
      <style:paragraph-properties fo:text-align="justify"/>
    </style:style>
    <style:style style:name="P494" style:parent-style-name="Standard" style:family="paragraph">
      <style:paragraph-properties fo:text-align="justify"/>
    </style:style>
    <style:style style:name="P495" style:parent-style-name="Standard" style:family="paragraph">
      <style:paragraph-properties fo:text-align="justify"/>
    </style:style>
    <style:style style:name="P496" style:parent-style-name="Standard" style:family="paragraph">
      <style:paragraph-properties fo:text-align="justify"/>
    </style:style>
    <style:style style:name="P497" style:parent-style-name="Standard" style:family="paragraph">
      <style:paragraph-properties fo:text-align="justify"/>
    </style:style>
    <style:style style:name="P498" style:parent-style-name="Standard" style:family="paragraph">
      <style:paragraph-properties fo:text-align="justify"/>
    </style:style>
    <style:style style:name="P499" style:parent-style-name="Standard" style:family="paragraph">
      <style:paragraph-properties fo:text-align="justify"/>
    </style:style>
    <style:style style:name="P500" style:parent-style-name="Standard" style:family="paragraph">
      <style:paragraph-properties fo:text-align="justify"/>
    </style:style>
    <style:style style:name="P501" style:parent-style-name="Standard" style:family="paragraph">
      <style:paragraph-properties fo:text-align="justify"/>
    </style:style>
    <style:style style:name="P502" style:parent-style-name="Standard" style:family="paragraph">
      <style:paragraph-properties fo:text-align="justify"/>
    </style:style>
    <style:style style:name="P503" style:parent-style-name="Standard" style:family="paragraph">
      <style:paragraph-properties fo:text-align="justify"/>
    </style:style>
    <style:style style:name="P504" style:parent-style-name="Standard" style:family="paragraph">
      <style:paragraph-properties fo:text-align="justify"/>
    </style:style>
    <style:style style:name="P505" style:parent-style-name="Standard" style:family="paragraph">
      <style:paragraph-properties fo:text-align="justify"/>
    </style:style>
    <style:style style:name="P506" style:parent-style-name="Standard" style:family="paragraph">
      <style:paragraph-properties fo:text-align="justify"/>
    </style:style>
    <style:style style:name="P507" style:parent-style-name="Standard" style:family="paragraph">
      <style:paragraph-properties fo:text-align="justify"/>
    </style:style>
    <style:style style:name="P508" style:parent-style-name="Standard" style:list-style-name="LFO13" style:family="paragraph">
      <style:paragraph-properties fo:text-align="justify"/>
    </style:style>
    <style:style style:name="P509" style:parent-style-name="Standard" style:family="paragraph">
      <style:paragraph-properties fo:text-align="justify"/>
    </style:style>
    <style:style style:name="P510" style:parent-style-name="Standard" style:family="paragraph">
      <style:paragraph-properties fo:text-align="justify"/>
    </style:style>
    <style:style style:name="P511" style:parent-style-name="Standard" style:family="paragraph">
      <style:paragraph-properties fo:text-align="justify"/>
    </style:style>
    <style:style style:name="P512" style:parent-style-name="Standard" style:family="paragraph">
      <style:paragraph-properties fo:text-align="justify"/>
    </style:style>
    <style:style style:name="P513" style:parent-style-name="Standard" style:family="paragraph">
      <style:paragraph-properties fo:text-align="justify"/>
    </style:style>
    <style:style style:name="P514" style:parent-style-name="Standard" style:family="paragraph">
      <style:paragraph-properties fo:text-align="justify"/>
    </style:style>
    <style:style style:name="P515" style:parent-style-name="Standard" style:family="paragraph">
      <style:paragraph-properties fo:text-align="justify"/>
    </style:style>
    <style:style style:name="P516" style:parent-style-name="Standard" style:family="paragraph">
      <style:paragraph-properties fo:text-align="justify"/>
    </style:style>
    <style:style style:name="P517" style:parent-style-name="Standard" style:list-style-name="LFO14" style:family="paragraph">
      <style:paragraph-properties fo:text-align="justify"/>
    </style:style>
    <style:style style:name="P518" style:parent-style-name="Standard" style:list-style-name="LFO14" style:family="paragraph">
      <style:paragraph-properties fo:text-align="justify"/>
    </style:style>
    <style:style style:name="P519" style:parent-style-name="Standard" style:list-style-name="LFO14" style:family="paragraph">
      <style:paragraph-properties fo:text-align="justify"/>
    </style:style>
    <style:style style:name="P520" style:parent-style-name="Standard" style:family="paragraph">
      <style:paragraph-properties fo:text-align="justify"/>
    </style:style>
    <style:style style:name="P521" style:parent-style-name="Standard" style:family="paragraph">
      <style:paragraph-properties fo:text-align="justify"/>
    </style:style>
    <style:style style:name="P522" style:parent-style-name="Standard" style:family="paragraph">
      <style:paragraph-properties fo:text-align="justify"/>
    </style:style>
    <style:style style:name="P523" style:parent-style-name="Standard" style:family="paragraph">
      <style:paragraph-properties fo:text-align="justify"/>
    </style:style>
    <style:style style:name="P524" style:parent-style-name="Standard" style:family="paragraph">
      <style:paragraph-properties fo:text-align="justify"/>
    </style:style>
    <style:style style:name="P525" style:parent-style-name="Standard" style:family="paragraph">
      <style:paragraph-properties fo:text-align="justify"/>
    </style:style>
    <style:style style:name="P526" style:parent-style-name="Standard" style:family="paragraph">
      <style:paragraph-properties fo:text-align="justify"/>
    </style:style>
    <style:style style:name="P527" style:parent-style-name="Standard" style:family="paragraph">
      <style:paragraph-properties fo:text-align="justify"/>
    </style:style>
    <style:style style:name="P528" style:parent-style-name="Standard" style:family="paragraph">
      <style:paragraph-properties fo:text-align="justify"/>
    </style:style>
    <style:style style:name="P529" style:parent-style-name="Standard" style:family="paragraph">
      <style:paragraph-properties fo:text-align="justify"/>
    </style:style>
    <style:style style:name="P530" style:parent-style-name="Standard" style:family="paragraph">
      <style:paragraph-properties fo:text-align="justify"/>
    </style:style>
    <style:style style:name="P531" style:parent-style-name="Standard" style:family="paragraph">
      <style:paragraph-properties fo:text-align="justify"/>
    </style:style>
    <style:style style:name="P532" style:parent-style-name="Standard" style:family="paragraph">
      <style:paragraph-properties fo:text-align="justify"/>
    </style:style>
    <style:style style:name="P533" style:parent-style-name="Standard" style:family="paragraph">
      <style:paragraph-properties fo:text-align="justify"/>
    </style:style>
    <style:style style:name="P534" style:parent-style-name="Standard" style:family="paragraph">
      <style:paragraph-properties fo:text-align="justify"/>
    </style:style>
    <style:style style:name="P535" style:parent-style-name="Standard" style:family="paragraph">
      <style:paragraph-properties fo:text-align="justify"/>
    </style:style>
    <style:style style:name="P536" style:parent-style-name="Standard" style:family="paragraph">
      <style:paragraph-properties fo:text-align="justify"/>
    </style:style>
    <style:style style:name="P537" style:parent-style-name="Standard" style:family="paragraph">
      <style:paragraph-properties fo:text-align="justify"/>
    </style:style>
    <style:style style:name="P538" style:parent-style-name="Standard" style:family="paragraph">
      <style:paragraph-properties fo:text-align="justify"/>
    </style:style>
    <style:style style:name="P539" style:parent-style-name="Standard" style:family="paragraph">
      <style:paragraph-properties fo:text-align="justify"/>
    </style:style>
    <style:style style:name="P540" style:parent-style-name="Standard" style:family="paragraph">
      <style:paragraph-properties fo:text-align="justify"/>
    </style:style>
    <style:style style:name="P541" style:parent-style-name="Standard" style:family="paragraph">
      <style:paragraph-properties fo:text-align="justify"/>
    </style:style>
    <style:style style:name="P542" style:parent-style-name="Standard" style:family="paragraph">
      <style:paragraph-properties fo:text-align="justify"/>
    </style:style>
    <style:style style:name="P543" style:parent-style-name="Standard" style:family="paragraph">
      <style:paragraph-properties fo:text-align="justify"/>
    </style:style>
    <style:style style:name="P544" style:parent-style-name="Standard" style:family="paragraph">
      <style:paragraph-properties fo:text-align="justify"/>
    </style:style>
    <style:style style:name="P545" style:parent-style-name="Standard" style:family="paragraph">
      <style:paragraph-properties fo:text-align="justify"/>
    </style:style>
    <style:style style:name="P546" style:parent-style-name="Standard" style:family="paragraph">
      <style:paragraph-properties fo:text-align="justify"/>
    </style:style>
    <style:style style:name="P547" style:parent-style-name="Standard" style:family="paragraph">
      <style:paragraph-properties fo:text-align="justify"/>
    </style:style>
    <style:style style:name="P548" style:parent-style-name="Standard" style:family="paragraph">
      <style:paragraph-properties fo:text-align="justify"/>
    </style:style>
    <style:style style:name="P549" style:parent-style-name="Standard" style:family="paragraph">
      <style:paragraph-properties fo:text-align="justify"/>
    </style:style>
    <style:style style:name="P550" style:parent-style-name="Standard" style:family="paragraph">
      <style:paragraph-properties fo:text-align="justify"/>
    </style:style>
    <style:style style:name="P551" style:parent-style-name="Standard" style:family="paragraph">
      <style:paragraph-properties fo:text-align="justify"/>
    </style:style>
    <style:style style:name="P552" style:parent-style-name="Standard" style:family="paragraph">
      <style:paragraph-properties fo:text-align="justify"/>
    </style:style>
    <style:style style:name="P553" style:parent-style-name="Standard" style:family="paragraph">
      <style:paragraph-properties fo:text-align="justify"/>
    </style:style>
    <style:style style:name="P554" style:parent-style-name="Standard" style:family="paragraph">
      <style:paragraph-properties fo:text-align="justify"/>
    </style:style>
    <style:style style:name="P555" style:parent-style-name="Standard" style:family="paragraph">
      <style:paragraph-properties fo:text-align="justify"/>
    </style:style>
    <style:style style:name="P556" style:parent-style-name="Standard" style:family="paragraph">
      <style:paragraph-properties fo:text-align="justify"/>
    </style:style>
    <style:style style:name="P557" style:parent-style-name="Standard" style:family="paragraph">
      <style:paragraph-properties fo:text-align="justify"/>
    </style:style>
    <style:style style:name="P558" style:parent-style-name="Standard" style:family="paragraph">
      <style:paragraph-properties fo:text-align="justify"/>
    </style:style>
    <style:style style:name="P559" style:parent-style-name="Standard" style:family="paragraph">
      <style:paragraph-properties fo:text-align="justify"/>
    </style:style>
    <style:style style:name="P560" style:parent-style-name="Standard" style:family="paragraph">
      <style:paragraph-properties fo:text-align="justify"/>
    </style:style>
    <style:style style:name="P561" style:parent-style-name="Standard" style:family="paragraph">
      <style:paragraph-properties fo:text-align="justify"/>
    </style:style>
    <style:style style:name="P562" style:parent-style-name="Standard" style:family="paragraph">
      <style:paragraph-properties fo:text-align="justify"/>
    </style:style>
    <style:style style:name="P563" style:parent-style-name="Standard" style:family="paragraph">
      <style:paragraph-properties fo:text-align="justify"/>
    </style:style>
    <style:style style:name="P564" style:parent-style-name="Standard" style:family="paragraph">
      <style:paragraph-properties fo:text-align="justify"/>
    </style:style>
    <style:style style:name="P565" style:parent-style-name="Standard" style:family="paragraph">
      <style:paragraph-properties fo:text-align="justify"/>
    </style:style>
    <style:style style:name="P566" style:parent-style-name="Standard" style:family="paragraph">
      <style:paragraph-properties fo:text-align="justify"/>
    </style:style>
    <style:style style:name="P567" style:parent-style-name="Standard" style:family="paragraph">
      <style:paragraph-properties fo:text-align="justify"/>
    </style:style>
    <style:style style:name="P568" style:parent-style-name="Standard" style:family="paragraph">
      <style:paragraph-properties fo:text-align="justify"/>
    </style:style>
    <style:style style:name="P569" style:parent-style-name="Standard" style:family="paragraph">
      <style:paragraph-properties fo:text-align="justify"/>
    </style:style>
    <style:style style:name="P570" style:parent-style-name="Standard" style:family="paragraph">
      <style:paragraph-properties fo:text-align="justify"/>
    </style:style>
    <style:style style:name="P571" style:parent-style-name="Standard" style:family="paragraph">
      <style:paragraph-properties fo:text-align="justify"/>
    </style:style>
    <style:style style:name="P572" style:parent-style-name="Standard" style:family="paragraph">
      <style:paragraph-properties fo:text-align="justify"/>
    </style:style>
    <style:style style:name="P573" style:parent-style-name="Standard" style:family="paragraph">
      <style:paragraph-properties fo:text-align="justify"/>
    </style:style>
    <style:style style:name="P574" style:parent-style-name="Standard" style:family="paragraph">
      <style:paragraph-properties fo:text-align="justify"/>
    </style:style>
    <style:style style:name="P575" style:parent-style-name="Standard" style:family="paragraph">
      <style:paragraph-properties fo:text-align="justify"/>
    </style:style>
    <style:style style:name="P576" style:parent-style-name="Standard" style:family="paragraph">
      <style:paragraph-properties fo:text-align="justify"/>
    </style:style>
    <style:style style:name="P577" style:parent-style-name="Standard" style:family="paragraph">
      <style:paragraph-properties fo:text-align="justify"/>
    </style:style>
    <style:style style:name="P578" style:parent-style-name="Standard" style:family="paragraph">
      <style:paragraph-properties fo:text-align="justify"/>
    </style:style>
    <style:style style:name="P579" style:parent-style-name="Standard" style:family="paragraph">
      <style:paragraph-properties fo:text-align="justify"/>
    </style:style>
    <style:style style:name="P580" style:parent-style-name="Standard" style:family="paragraph">
      <style:paragraph-properties fo:text-align="justify"/>
    </style:style>
    <style:style style:name="P581" style:parent-style-name="Standard" style:family="paragraph">
      <style:paragraph-properties fo:text-align="justify"/>
    </style:style>
    <style:style style:name="P582" style:parent-style-name="Standard" style:family="paragraph">
      <style:paragraph-properties fo:text-align="justify"/>
    </style:style>
    <style:style style:name="P583" style:parent-style-name="Standard" style:family="paragraph">
      <style:paragraph-properties fo:text-align="justify"/>
    </style:style>
    <style:style style:name="P584" style:parent-style-name="Standard" style:family="paragraph">
      <style:paragraph-properties fo:text-align="justify"/>
    </style:style>
    <style:style style:name="P585" style:parent-style-name="Standard" style:family="paragraph">
      <style:paragraph-properties fo:text-align="justify"/>
    </style:style>
    <style:style style:name="P586" style:parent-style-name="Standard" style:family="paragraph">
      <style:paragraph-properties fo:text-align="justify"/>
    </style:style>
    <style:style style:name="P587" style:parent-style-name="Standard" style:family="paragraph">
      <style:paragraph-properties fo:text-align="justify"/>
    </style:style>
    <style:style style:name="P588" style:parent-style-name="Standard" style:family="paragraph">
      <style:paragraph-properties fo:text-align="justify"/>
    </style:style>
    <style:style style:name="P589" style:parent-style-name="Standard" style:family="paragraph">
      <style:paragraph-properties fo:text-align="justify"/>
    </style:style>
    <style:style style:name="P590" style:parent-style-name="Standard" style:family="paragraph">
      <style:paragraph-properties fo:text-align="justify"/>
    </style:style>
    <style:style style:name="P591" style:parent-style-name="Standard" style:family="paragraph">
      <style:paragraph-properties fo:text-align="justify"/>
    </style:style>
    <style:style style:name="P592" style:parent-style-name="Standard" style:family="paragraph">
      <style:paragraph-properties fo:text-align="justify"/>
    </style:style>
    <style:style style:name="P593" style:parent-style-name="Standard" style:family="paragraph">
      <style:paragraph-properties fo:text-align="justify"/>
    </style:style>
    <style:style style:name="P594" style:parent-style-name="Standard" style:family="paragraph">
      <style:paragraph-properties fo:text-align="justify"/>
    </style:style>
    <style:style style:name="P595" style:parent-style-name="Standard" style:family="paragraph">
      <style:paragraph-properties fo:text-align="justify"/>
    </style:style>
    <style:style style:name="P596" style:parent-style-name="Standard" style:family="paragraph">
      <style:paragraph-properties fo:text-align="justify"/>
    </style:style>
    <style:style style:name="P597" style:parent-style-name="Standard" style:family="paragraph">
      <style:paragraph-properties fo:text-align="justify"/>
    </style:style>
    <style:style style:name="P598" style:parent-style-name="Standard" style:family="paragraph">
      <style:paragraph-properties fo:text-align="justify"/>
    </style:style>
    <style:style style:name="P599" style:parent-style-name="Standard" style:family="paragraph">
      <style:paragraph-properties fo:text-align="justify"/>
    </style:style>
    <style:style style:name="P600" style:parent-style-name="Standard" style:family="paragraph">
      <style:paragraph-properties fo:text-align="justify"/>
    </style:style>
    <style:style style:name="P601" style:parent-style-name="Standard" style:family="paragraph">
      <style:paragraph-properties fo:text-align="justify"/>
    </style:style>
    <style:style style:name="P602" style:parent-style-name="Standard" style:family="paragraph">
      <style:paragraph-properties fo:text-align="justify"/>
    </style:style>
    <style:style style:name="P603" style:parent-style-name="Standard" style:family="paragraph">
      <style:paragraph-properties fo:text-align="justify"/>
    </style:style>
    <style:style style:name="P604" style:parent-style-name="Standard" style:family="paragraph">
      <style:paragraph-properties fo:text-align="justify"/>
    </style:style>
    <style:style style:name="P605" style:parent-style-name="Standard" style:family="paragraph">
      <style:paragraph-properties fo:text-align="justify"/>
    </style:style>
    <style:style style:name="P606" style:parent-style-name="Standard" style:family="paragraph">
      <style:paragraph-properties fo:text-align="justify"/>
    </style:style>
    <style:style style:name="P607" style:parent-style-name="Standard" style:family="paragraph">
      <style:paragraph-properties fo:text-align="justify"/>
    </style:style>
    <style:style style:name="P608" style:parent-style-name="Standard" style:family="paragraph">
      <style:paragraph-properties fo:text-align="justify"/>
    </style:style>
    <style:style style:name="P609" style:parent-style-name="Standard" style:family="paragraph">
      <style:paragraph-properties fo:text-align="justify"/>
    </style:style>
    <style:style style:name="P610" style:parent-style-name="Standard" style:family="paragraph">
      <style:paragraph-properties fo:text-align="justify"/>
    </style:style>
    <style:style style:name="P611" style:parent-style-name="Standard" style:family="paragraph">
      <style:paragraph-properties fo:text-align="justify"/>
    </style:style>
    <style:style style:name="P612" style:parent-style-name="Standard" style:family="paragraph">
      <style:paragraph-properties fo:text-align="justify"/>
    </style:style>
    <style:style style:name="P613" style:parent-style-name="Standard" style:family="paragraph">
      <style:paragraph-properties fo:text-align="justify"/>
    </style:style>
    <style:style style:name="P614" style:parent-style-name="Standard" style:family="paragraph">
      <style:paragraph-properties fo:text-align="justify"/>
    </style:style>
    <style:style style:name="P615" style:parent-style-name="Standard" style:family="paragraph">
      <style:paragraph-properties fo:text-align="justify"/>
    </style:style>
    <style:style style:name="P616" style:parent-style-name="Standard" style:family="paragraph">
      <style:paragraph-properties fo:text-align="justify"/>
    </style:style>
    <style:style style:name="P617" style:parent-style-name="Standard" style:family="paragraph">
      <style:paragraph-properties fo:text-align="justify"/>
    </style:style>
    <style:style style:name="P618" style:parent-style-name="Standard" style:family="paragraph">
      <style:paragraph-properties fo:text-align="justify"/>
    </style:style>
    <style:style style:name="P619" style:parent-style-name="Standard" style:family="paragraph">
      <style:paragraph-properties fo:text-align="justify"/>
    </style:style>
    <style:style style:name="P620" style:parent-style-name="Standard" style:family="paragraph">
      <style:paragraph-properties fo:text-align="justify"/>
    </style:style>
    <style:style style:name="P621" style:parent-style-name="Standard" style:family="paragraph">
      <style:paragraph-properties fo:text-align="justify"/>
    </style:style>
    <style:style style:name="P622" style:parent-style-name="Standard" style:family="paragraph">
      <style:paragraph-properties fo:text-align="justify"/>
    </style:style>
    <style:style style:name="P623" style:parent-style-name="Standard" style:family="paragraph">
      <style:paragraph-properties fo:text-align="justify"/>
    </style:style>
    <style:style style:name="P624" style:parent-style-name="Standard" style:family="paragraph">
      <style:paragraph-properties fo:text-align="justify"/>
    </style:style>
    <style:style style:name="P625" style:parent-style-name="Standard" style:family="paragraph">
      <style:paragraph-properties fo:text-align="justify"/>
    </style:style>
    <style:style style:name="P626" style:parent-style-name="Standard" style:family="paragraph">
      <style:paragraph-properties fo:text-align="justify"/>
    </style:style>
    <style:style style:name="P627" style:parent-style-name="Standard" style:family="paragraph">
      <style:paragraph-properties fo:text-align="justify"/>
    </style:style>
    <style:style style:name="P628" style:parent-style-name="Standard" style:family="paragraph">
      <style:paragraph-properties fo:text-align="justify"/>
    </style:style>
    <style:style style:name="P629" style:parent-style-name="Standard" style:family="paragraph">
      <style:paragraph-properties fo:text-align="justify"/>
    </style:style>
    <style:style style:name="P630" style:parent-style-name="Standard" style:family="paragraph">
      <style:paragraph-properties fo:text-align="justify"/>
    </style:style>
    <style:style style:name="P631" style:parent-style-name="Standard" style:family="paragraph">
      <style:paragraph-properties fo:text-align="justify"/>
    </style:style>
    <style:style style:name="P632" style:parent-style-name="Standard" style:family="paragraph">
      <style:paragraph-properties fo:text-align="justify"/>
    </style:style>
    <style:style style:name="P633" style:parent-style-name="Standard" style:family="paragraph">
      <style:paragraph-properties fo:text-align="justify"/>
    </style:style>
    <style:style style:name="P634" style:parent-style-name="Standard" style:family="paragraph">
      <style:paragraph-properties fo:text-align="justify"/>
    </style:style>
    <style:style style:name="P635" style:parent-style-name="Standard" style:family="paragraph">
      <style:paragraph-properties fo:text-align="justify"/>
    </style:style>
    <style:style style:name="P636" style:parent-style-name="Standard" style:family="paragraph">
      <style:paragraph-properties fo:text-align="justify"/>
    </style:style>
    <style:style style:name="P637" style:parent-style-name="Standard" style:family="paragraph">
      <style:paragraph-properties fo:text-align="justify"/>
    </style:style>
    <style:style style:name="P638" style:parent-style-name="Standard" style:family="paragraph">
      <style:paragraph-properties fo:text-align="justify"/>
    </style:style>
    <style:style style:name="P639" style:parent-style-name="Standard" style:family="paragraph">
      <style:paragraph-properties fo:text-align="justify"/>
    </style:style>
    <style:style style:name="P640" style:parent-style-name="Standard" style:family="paragraph">
      <style:paragraph-properties fo:text-align="justify"/>
    </style:style>
    <style:style style:name="P641" style:parent-style-name="Standard" style:family="paragraph">
      <style:paragraph-properties fo:text-align="justify"/>
    </style:style>
    <style:style style:name="P642" style:parent-style-name="Standard" style:family="paragraph">
      <style:paragraph-properties fo:text-align="justify"/>
    </style:style>
    <style:style style:name="P643" style:parent-style-name="Standard" style:family="paragraph">
      <style:paragraph-properties fo:text-align="justify"/>
    </style:style>
    <style:style style:name="P644" style:parent-style-name="Standard" style:family="paragraph">
      <style:paragraph-properties fo:text-align="justify"/>
    </style:style>
    <style:style style:name="P645" style:parent-style-name="Standard" style:family="paragraph">
      <style:paragraph-properties fo:text-align="justify"/>
    </style:style>
    <style:style style:name="P646" style:parent-style-name="Standard" style:family="paragraph">
      <style:paragraph-properties fo:text-align="justify"/>
    </style:style>
    <style:style style:name="P647" style:parent-style-name="Standard" style:family="paragraph">
      <style:paragraph-properties fo:text-align="justify"/>
    </style:style>
    <style:style style:name="P648" style:parent-style-name="Standard" style:family="paragraph">
      <style:paragraph-properties fo:text-align="justify"/>
    </style:style>
    <style:style style:name="P649" style:parent-style-name="Standard" style:family="paragraph">
      <style:paragraph-properties fo:text-align="justify"/>
    </style:style>
    <style:style style:name="P650" style:parent-style-name="Standard" style:family="paragraph">
      <style:paragraph-properties fo:text-align="justify"/>
    </style:style>
    <style:style style:name="P651" style:parent-style-name="Standard" style:family="paragraph">
      <style:paragraph-properties fo:text-align="justify"/>
    </style:style>
    <style:style style:name="P652" style:parent-style-name="Standard" style:family="paragraph">
      <style:paragraph-properties fo:text-align="justify"/>
    </style:style>
    <style:style style:name="P653" style:parent-style-name="Standard" style:family="paragraph">
      <style:paragraph-properties fo:text-align="justify"/>
    </style:style>
    <style:style style:name="P654" style:parent-style-name="Standard" style:family="paragraph">
      <style:paragraph-properties fo:text-align="justify"/>
    </style:style>
    <style:style style:name="P655" style:parent-style-name="Standard" style:family="paragraph">
      <style:paragraph-properties fo:text-align="justify"/>
    </style:style>
    <style:style style:name="P656" style:parent-style-name="Standard" style:family="paragraph">
      <style:paragraph-properties fo:text-align="justify"/>
    </style:style>
    <style:style style:name="P657" style:parent-style-name="Standard" style:family="paragraph">
      <style:paragraph-properties fo:text-align="justify"/>
    </style:style>
    <style:style style:name="P658" style:parent-style-name="Standard" style:family="paragraph">
      <style:paragraph-properties fo:text-align="justify"/>
    </style:style>
    <style:style style:name="P659" style:parent-style-name="Standard" style:family="paragraph">
      <style:paragraph-properties fo:text-align="justify"/>
    </style:style>
    <style:style style:name="P660" style:parent-style-name="Standard" style:family="paragraph">
      <style:paragraph-properties fo:text-align="justify"/>
    </style:style>
    <style:style style:name="P661" style:parent-style-name="Standard" style:family="paragraph">
      <style:paragraph-properties fo:text-align="justify"/>
    </style:style>
    <style:style style:name="P662" style:parent-style-name="Standard" style:family="paragraph">
      <style:paragraph-properties fo:text-align="justify"/>
    </style:style>
    <style:style style:name="P663" style:parent-style-name="Standard" style:family="paragraph">
      <style:paragraph-properties fo:text-align="justify"/>
    </style:style>
    <style:style style:name="P664" style:parent-style-name="Standard" style:family="paragraph">
      <style:paragraph-properties fo:text-align="justify"/>
    </style:style>
    <style:style style:name="P665" style:parent-style-name="Standard" style:family="paragraph">
      <style:paragraph-properties fo:text-align="justify"/>
    </style:style>
    <style:style style:name="P666" style:parent-style-name="Standard" style:family="paragraph">
      <style:paragraph-properties fo:text-align="justify"/>
    </style:style>
    <style:style style:name="P667" style:parent-style-name="Standard" style:family="paragraph">
      <style:paragraph-properties fo:text-align="justify"/>
    </style:style>
    <style:style style:name="P668" style:parent-style-name="Standard" style:family="paragraph">
      <style:paragraph-properties fo:text-align="justify"/>
    </style:style>
    <style:style style:name="P669" style:parent-style-name="Standard" style:family="paragraph">
      <style:paragraph-properties fo:text-align="justify"/>
    </style:style>
    <style:style style:name="P670" style:parent-style-name="Standard" style:family="paragraph">
      <style:paragraph-properties fo:text-align="justify"/>
    </style:style>
    <style:style style:name="P671" style:parent-style-name="Standard" style:family="paragraph">
      <style:paragraph-properties fo:text-align="justify"/>
    </style:style>
    <style:style style:name="P672" style:parent-style-name="Standard" style:family="paragraph">
      <style:paragraph-properties fo:text-align="justify"/>
    </style:style>
    <style:style style:name="P673" style:parent-style-name="Standard" style:family="paragraph">
      <style:paragraph-properties fo:text-align="justify"/>
    </style:style>
    <style:style style:name="P674" style:parent-style-name="Standard" style:family="paragraph">
      <style:paragraph-properties fo:text-align="justify"/>
    </style:style>
    <style:style style:name="P675" style:parent-style-name="Standard" style:family="paragraph">
      <style:paragraph-properties fo:text-align="justify"/>
    </style:style>
    <style:style style:name="P676" style:parent-style-name="Standard" style:family="paragraph">
      <style:paragraph-properties fo:text-align="justify"/>
    </style:style>
    <style:style style:name="P677" style:parent-style-name="Standard" style:family="paragraph">
      <style:paragraph-properties fo:text-align="justify"/>
    </style:style>
    <style:style style:name="P678" style:parent-style-name="Standard" style:family="paragraph">
      <style:paragraph-properties fo:text-align="justify"/>
    </style:style>
    <style:style style:name="P679" style:parent-style-name="Standard" style:family="paragraph">
      <style:paragraph-properties fo:text-align="justify"/>
    </style:style>
    <style:style style:name="P680" style:parent-style-name="Standard" style:family="paragraph">
      <style:paragraph-properties fo:text-align="justify"/>
    </style:style>
    <style:style style:name="P681" style:parent-style-name="Standard" style:family="paragraph">
      <style:paragraph-properties fo:text-align="justify"/>
    </style:style>
    <style:style style:name="P682" style:parent-style-name="Standard" style:family="paragraph">
      <style:paragraph-properties fo:text-align="justify"/>
    </style:style>
    <style:style style:name="P683" style:parent-style-name="Standard" style:family="paragraph">
      <style:paragraph-properties fo:text-align="justify"/>
    </style:style>
    <style:style style:name="P684" style:parent-style-name="Standard" style:family="paragraph">
      <style:paragraph-properties fo:text-align="justify"/>
    </style:style>
    <style:style style:name="P685" style:parent-style-name="Standard" style:family="paragraph">
      <style:paragraph-properties fo:text-align="justify"/>
    </style:style>
    <style:style style:name="P686" style:parent-style-name="Standard" style:family="paragraph">
      <style:paragraph-properties fo:text-align="justify"/>
    </style:style>
    <style:style style:name="P687" style:parent-style-name="Standard" style:family="paragraph">
      <style:paragraph-properties fo:text-align="justify"/>
    </style:style>
    <style:style style:name="P688" style:parent-style-name="Standard" style:family="paragraph">
      <style:paragraph-properties fo:text-align="justify"/>
    </style:style>
    <style:style style:name="P689" style:parent-style-name="Standard" style:family="paragraph">
      <style:paragraph-properties fo:text-align="justify"/>
    </style:style>
    <style:style style:name="P690" style:parent-style-name="Standard" style:family="paragraph">
      <style:paragraph-properties fo:text-align="justify"/>
    </style:style>
    <style:style style:name="P691" style:parent-style-name="Standard" style:family="paragraph">
      <style:paragraph-properties fo:text-align="justify"/>
    </style:style>
    <style:style style:name="P692" style:parent-style-name="Standard" style:family="paragraph">
      <style:paragraph-properties fo:text-align="justify"/>
    </style:style>
    <style:style style:name="P693" style:parent-style-name="Standard" style:family="paragraph">
      <style:paragraph-properties fo:text-align="justify"/>
    </style:style>
    <style:style style:name="P694" style:parent-style-name="Standard" style:family="paragraph">
      <style:paragraph-properties fo:text-align="justify"/>
    </style:style>
    <style:style style:name="P695" style:parent-style-name="Standard" style:family="paragraph">
      <style:paragraph-properties fo:text-align="justify"/>
    </style:style>
    <style:style style:name="P696" style:parent-style-name="Standard" style:family="paragraph">
      <style:paragraph-properties fo:text-align="justify"/>
    </style:style>
    <style:style style:name="T697" style:parent-style-name="Car.predefinitoparagrafo" style:family="text">
      <style:text-properties fo:font-weight="bold" style:font-weight-asian="bold" style:font-weight-complex="bold"/>
    </style:style>
    <style:style style:name="P698" style:parent-style-name="Standard" style:family="paragraph">
      <style:paragraph-properties fo:text-align="justify"/>
    </style:style>
    <style:style style:name="P699" style:parent-style-name="Standard" style:family="paragraph">
      <style:paragraph-properties fo:text-align="justify"/>
    </style:style>
    <style:style style:name="P700" style:parent-style-name="Standard" style:family="paragraph">
      <style:paragraph-properties fo:text-align="justify"/>
    </style:style>
    <style:style style:name="P701" style:parent-style-name="Standard" style:family="paragraph">
      <style:paragraph-properties fo:text-align="justify"/>
    </style:style>
    <style:style style:name="P702" style:parent-style-name="Standard" style:family="paragraph">
      <style:paragraph-properties fo:text-align="justify"/>
    </style:style>
    <style:style style:name="P703" style:parent-style-name="Standard" style:list-style-name="LFO15" style:family="paragraph">
      <style:paragraph-properties fo:text-align="justify"/>
    </style:style>
    <style:style style:name="P704" style:parent-style-name="Standard" style:list-style-name="LFO15" style:family="paragraph">
      <style:paragraph-properties fo:text-align="justify"/>
    </style:style>
    <style:style style:name="T705" style:parent-style-name="Car.predefinitoparagrafo" style:family="text">
      <style:text-properties fo:font-weight="bold" style:font-weight-asian="bold" style:font-weight-complex="bold"/>
    </style:style>
    <style:style style:name="T706" style:parent-style-name="Car.predefinitoparagrafo" style:family="text">
      <style:text-properties fo:font-weight="bold" style:font-weight-asian="bold" style:font-weight-complex="bold"/>
    </style:style>
    <style:style style:name="P707" style:parent-style-name="Standard" style:family="paragraph">
      <style:paragraph-properties fo:text-align="justify"/>
    </style:style>
    <style:style style:name="P708" style:parent-style-name="Standard" style:family="paragraph">
      <style:paragraph-properties fo:text-align="justify"/>
    </style:style>
    <style:style style:name="P709" style:parent-style-name="Standard" style:family="paragraph">
      <style:paragraph-properties fo:text-align="justify"/>
    </style:style>
    <style:style style:name="P710" style:parent-style-name="Standard" style:family="paragraph">
      <style:paragraph-properties fo:text-align="justify"/>
    </style:style>
    <style:style style:name="P711" style:parent-style-name="Standard" style:family="paragraph">
      <style:paragraph-properties fo:text-align="justify"/>
    </style:style>
    <style:style style:name="T712" style:parent-style-name="Car.predefinitoparagrafo" style:family="text">
      <style:text-properties fo:font-style="italic" style:font-style-asian="italic" style:font-style-complex="italic"/>
    </style:style>
    <style:style style:name="T713" style:parent-style-name="Car.predefinitoparagrafo" style:family="text">
      <style:text-properties fo:font-style="italic" style:font-style-asian="italic" style:font-style-complex="italic"/>
    </style:style>
    <style:style style:name="T714" style:parent-style-name="Car.predefinitoparagrafo" style:family="text">
      <style:text-properties fo:font-style="italic" style:font-style-asian="italic" style:font-style-complex="italic"/>
    </style:style>
    <style:style style:name="P715" style:parent-style-name="Standard" style:family="paragraph">
      <style:paragraph-properties fo:text-align="justify"/>
    </style:style>
    <style:style style:name="P716" style:parent-style-name="Standard" style:family="paragraph">
      <style:paragraph-properties fo:text-align="justify"/>
    </style:style>
    <style:style style:name="P717" style:parent-style-name="Standard" style:family="paragraph">
      <style:paragraph-properties fo:text-align="justify"/>
    </style:style>
    <style:style style:name="P718" style:parent-style-name="Standard" style:family="paragraph">
      <style:paragraph-properties fo:text-align="justify"/>
    </style:style>
    <style:style style:name="P719" style:parent-style-name="Standard" style:family="paragraph">
      <style:paragraph-properties fo:text-align="justify"/>
    </style:style>
    <style:style style:name="P720" style:parent-style-name="Standard" style:family="paragraph">
      <style:paragraph-properties fo:text-align="justify"/>
    </style:style>
    <style:style style:name="P721" style:parent-style-name="Standard" style:family="paragraph">
      <style:paragraph-properties fo:text-align="justify"/>
    </style:style>
    <style:style style:name="P722" style:parent-style-name="Standard" style:family="paragraph">
      <style:paragraph-properties fo:text-align="justify"/>
    </style:style>
    <style:style style:name="T723" style:parent-style-name="Car.predefinitoparagrafo" style:family="text">
      <style:text-properties fo:font-weight="bold" style:font-weight-asian="bold" style:font-weight-complex="bold"/>
    </style:style>
    <style:style style:name="P724" style:parent-style-name="Standard" style:family="paragraph">
      <style:paragraph-properties fo:text-align="justify"/>
    </style:style>
    <style:style style:name="P725" style:parent-style-name="Standard" style:family="paragraph">
      <style:paragraph-properties fo:text-align="justify"/>
    </style:style>
    <style:style style:name="P726" style:parent-style-name="Standard" style:family="paragraph">
      <style:paragraph-properties fo:text-align="justify"/>
    </style:style>
    <style:style style:name="P727" style:parent-style-name="Standard" style:family="paragraph">
      <style:paragraph-properties fo:text-align="justify"/>
    </style:style>
    <style:style style:name="P728" style:parent-style-name="Standard" style:family="paragraph">
      <style:paragraph-properties fo:text-align="justify"/>
    </style:style>
    <style:style style:name="P729" style:parent-style-name="Standard" style:family="paragraph">
      <style:paragraph-properties fo:text-align="justify"/>
    </style:style>
    <style:style style:name="P730" style:parent-style-name="Standard" style:family="paragraph">
      <style:paragraph-properties fo:text-align="justify"/>
    </style:style>
    <style:style style:name="P731" style:parent-style-name="Standard" style:family="paragraph">
      <style:paragraph-properties fo:text-align="justify"/>
    </style:style>
    <style:style style:name="P732" style:parent-style-name="Standard" style:family="paragraph">
      <style:paragraph-properties fo:text-align="justify"/>
    </style:style>
    <style:style style:name="P733" style:parent-style-name="Standard" style:family="paragraph">
      <style:paragraph-properties fo:text-align="justify"/>
    </style:style>
    <style:style style:name="P734" style:parent-style-name="Standard" style:family="paragraph">
      <style:paragraph-properties fo:text-align="justify"/>
    </style:style>
    <style:style style:name="P735" style:parent-style-name="Standard" style:family="paragraph">
      <style:paragraph-properties fo:text-align="justify"/>
    </style:style>
    <style:style style:name="P736" style:parent-style-name="Standard" style:family="paragraph">
      <style:paragraph-properties fo:text-align="justify"/>
    </style:style>
    <style:style style:name="P737" style:parent-style-name="Standard" style:family="paragraph">
      <style:paragraph-properties fo:text-align="justify"/>
    </style:style>
    <style:style style:name="P738" style:parent-style-name="Standard" style:family="paragraph">
      <style:paragraph-properties fo:text-align="justify"/>
    </style:style>
    <style:style style:name="P739" style:parent-style-name="Standard" style:family="paragraph">
      <style:paragraph-properties fo:text-align="justify"/>
    </style:style>
    <style:style style:name="P740" style:parent-style-name="Standard" style:family="paragraph">
      <style:paragraph-properties fo:text-align="justify"/>
    </style:style>
    <style:style style:name="P741" style:parent-style-name="Standard" style:family="paragraph">
      <style:paragraph-properties fo:text-align="justify"/>
    </style:style>
    <style:style style:name="P742" style:parent-style-name="Standard" style:family="paragraph">
      <style:paragraph-properties fo:text-align="justify"/>
    </style:style>
    <style:style style:name="P743" style:parent-style-name="Standard" style:family="paragraph">
      <style:paragraph-properties fo:text-align="justify"/>
    </style:style>
    <style:style style:name="P744" style:parent-style-name="Standard" style:family="paragraph">
      <style:paragraph-properties fo:text-align="justify"/>
    </style:style>
    <style:style style:name="P745" style:parent-style-name="Standard" style:family="paragraph">
      <style:paragraph-properties fo:text-align="justify"/>
    </style:style>
    <style:style style:name="P746" style:parent-style-name="Standard" style:family="paragraph">
      <style:paragraph-properties fo:text-align="justify"/>
    </style:style>
    <style:style style:name="P747" style:parent-style-name="Standard" style:family="paragraph">
      <style:paragraph-properties fo:text-align="justify"/>
    </style:style>
    <style:style style:name="P748" style:parent-style-name="Standard" style:family="paragraph">
      <style:paragraph-properties fo:text-align="justify"/>
    </style:style>
    <style:style style:name="P749" style:parent-style-name="Standard" style:family="paragraph">
      <style:paragraph-properties fo:text-align="justify"/>
    </style:style>
    <style:style style:name="P750" style:parent-style-name="Standard" style:family="paragraph">
      <style:paragraph-properties fo:text-align="justify"/>
    </style:style>
    <style:style style:name="P751" style:parent-style-name="Standard" style:family="paragraph">
      <style:paragraph-properties fo:text-align="justify"/>
    </style:style>
    <style:style style:name="P752" style:parent-style-name="Standard" style:family="paragraph">
      <style:paragraph-properties fo:text-align="justify"/>
    </style:style>
    <style:style style:name="P753" style:parent-style-name="Standard" style:family="paragraph">
      <style:paragraph-properties fo:text-align="justify"/>
    </style:style>
    <style:style style:name="P754" style:parent-style-name="Standard" style:family="paragraph">
      <style:paragraph-properties fo:text-align="justify"/>
    </style:style>
    <style:style style:name="P755" style:parent-style-name="Standard" style:family="paragraph">
      <style:paragraph-properties fo:text-align="justify"/>
    </style:style>
    <style:style style:name="P756" style:parent-style-name="Standard" style:family="paragraph">
      <style:paragraph-properties fo:text-align="justify"/>
    </style:style>
    <style:style style:name="P757" style:parent-style-name="Standard" style:family="paragraph">
      <style:paragraph-properties fo:text-align="justify"/>
    </style:style>
    <style:style style:name="P758" style:parent-style-name="Standard" style:family="paragraph">
      <style:paragraph-properties fo:text-align="justify"/>
    </style:style>
    <style:style style:name="P759" style:parent-style-name="Standard" style:family="paragraph">
      <style:paragraph-properties fo:text-align="justify"/>
    </style:style>
    <style:style style:name="P760" style:parent-style-name="Standard" style:family="paragraph">
      <style:paragraph-properties fo:text-align="justify"/>
    </style:style>
    <style:style style:name="P761" style:parent-style-name="Standard" style:family="paragraph">
      <style:paragraph-properties fo:text-align="justify"/>
    </style:style>
    <style:style style:name="P762" style:parent-style-name="Standard" style:family="paragraph">
      <style:paragraph-properties fo:text-align="justify"/>
    </style:style>
    <style:style style:name="P763" style:parent-style-name="Standard" style:family="paragraph">
      <style:paragraph-properties fo:text-align="justify"/>
    </style:style>
    <style:style style:name="P764" style:parent-style-name="Standard" style:family="paragraph">
      <style:paragraph-properties fo:text-align="justify"/>
    </style:style>
    <style:style style:name="P765" style:parent-style-name="Standard" style:family="paragraph">
      <style:paragraph-properties fo:text-align="justify"/>
    </style:style>
    <style:style style:name="P766" style:parent-style-name="Standard" style:family="paragraph">
      <style:paragraph-properties fo:text-align="justify"/>
    </style:style>
    <style:style style:name="P767" style:parent-style-name="Standard" style:family="paragraph">
      <style:paragraph-properties fo:text-align="justify"/>
    </style:style>
    <style:style style:name="P768" style:parent-style-name="Standard" style:family="paragraph">
      <style:paragraph-properties fo:text-align="justify"/>
    </style:style>
    <style:style style:name="P769" style:parent-style-name="Standard" style:family="paragraph">
      <style:paragraph-properties fo:text-align="justify"/>
    </style:style>
    <style:style style:name="P770" style:parent-style-name="Standard" style:family="paragraph">
      <style:paragraph-properties fo:text-align="justify"/>
    </style:style>
    <style:style style:name="P771" style:parent-style-name="Standard" style:family="paragraph">
      <style:paragraph-properties fo:text-align="justify"/>
    </style:style>
    <style:style style:name="P772" style:parent-style-name="Standard" style:family="paragraph">
      <style:paragraph-properties fo:text-align="justify"/>
    </style:style>
    <style:style style:name="P773" style:parent-style-name="Standard" style:family="paragraph">
      <style:paragraph-properties fo:text-align="justify"/>
    </style:style>
    <style:style style:name="P774" style:parent-style-name="Standard" style:family="paragraph">
      <style:paragraph-properties fo:text-align="justify"/>
    </style:style>
    <style:style style:name="P775" style:parent-style-name="Standard" style:family="paragraph">
      <style:paragraph-properties fo:text-align="justify"/>
    </style:style>
    <style:style style:name="P776" style:parent-style-name="Standard" style:family="paragraph">
      <style:paragraph-properties fo:text-align="justify"/>
    </style:style>
    <style:style style:name="P777" style:parent-style-name="Standard" style:family="paragraph">
      <style:paragraph-properties fo:text-align="justify"/>
    </style:style>
    <style:style style:name="P778" style:parent-style-name="Standard" style:family="paragraph">
      <style:paragraph-properties fo:text-align="justify"/>
    </style:style>
    <style:style style:name="P779" style:parent-style-name="Standard" style:family="paragraph">
      <style:paragraph-properties fo:text-align="justify"/>
    </style:style>
    <style:style style:name="P780" style:parent-style-name="Standard" style:family="paragraph">
      <style:paragraph-properties fo:text-align="justify"/>
    </style:style>
    <style:style style:name="P781" style:parent-style-name="Standard" style:family="paragraph">
      <style:paragraph-properties fo:text-align="justify"/>
    </style:style>
    <style:style style:name="P782" style:parent-style-name="Standard" style:family="paragraph">
      <style:paragraph-properties fo:text-align="justify"/>
    </style:style>
    <style:style style:name="P783" style:parent-style-name="Standard" style:family="paragraph">
      <style:paragraph-properties fo:text-align="justify"/>
    </style:style>
    <style:style style:name="P784" style:parent-style-name="Standard" style:family="paragraph">
      <style:paragraph-properties fo:text-align="justify"/>
    </style:style>
    <style:style style:name="P785" style:parent-style-name="Standard" style:family="paragraph">
      <style:paragraph-properties fo:text-align="justify"/>
    </style:style>
    <style:style style:name="P786" style:parent-style-name="Standard" style:family="paragraph">
      <style:paragraph-properties fo:text-align="justify"/>
    </style:style>
    <style:style style:name="P787" style:parent-style-name="Standard" style:family="paragraph">
      <style:paragraph-properties fo:text-align="justify"/>
    </style:style>
    <style:style style:name="P788" style:parent-style-name="Standard" style:family="paragraph">
      <style:paragraph-properties fo:text-align="justify"/>
    </style:style>
    <style:style style:name="P789" style:parent-style-name="Standard" style:family="paragraph">
      <style:paragraph-properties fo:text-align="justify"/>
    </style:style>
    <style:style style:name="P790" style:parent-style-name="Standard" style:family="paragraph">
      <style:paragraph-properties fo:text-align="justify"/>
    </style:style>
    <style:style style:name="P791" style:parent-style-name="Standard" style:family="paragraph">
      <style:paragraph-properties fo:text-align="justify"/>
    </style:style>
    <style:style style:name="P792" style:parent-style-name="Standard" style:family="paragraph">
      <style:paragraph-properties fo:text-align="justify"/>
    </style:style>
    <style:style style:name="P793" style:parent-style-name="Standard" style:family="paragraph">
      <style:paragraph-properties fo:text-align="justify"/>
    </style:style>
    <style:style style:name="P794" style:parent-style-name="Standard" style:family="paragraph">
      <style:paragraph-properties fo:text-align="justify"/>
    </style:style>
    <style:style style:name="P795" style:parent-style-name="Standard" style:family="paragraph">
      <style:paragraph-properties fo:text-align="justify"/>
    </style:style>
    <style:style style:name="P796" style:parent-style-name="Standard" style:family="paragraph">
      <style:paragraph-properties fo:text-align="justify"/>
    </style:style>
    <style:style style:name="P797" style:parent-style-name="Standard" style:family="paragraph">
      <style:paragraph-properties fo:text-align="justify"/>
    </style:style>
    <style:style style:name="P798" style:parent-style-name="Standard" style:family="paragraph">
      <style:paragraph-properties fo:text-align="justify"/>
    </style:style>
    <style:style style:name="P799" style:parent-style-name="Standard" style:family="paragraph">
      <style:paragraph-properties fo:text-align="justify"/>
    </style:style>
    <style:style style:name="P800" style:parent-style-name="Standard" style:family="paragraph">
      <style:paragraph-properties fo:text-align="justify"/>
    </style:style>
    <style:style style:name="P801" style:parent-style-name="Standard" style:family="paragraph">
      <style:paragraph-properties fo:text-align="justify"/>
    </style:style>
    <style:style style:name="P802" style:parent-style-name="Standard" style:family="paragraph">
      <style:paragraph-properties fo:text-align="justify"/>
    </style:style>
    <style:style style:name="P803" style:parent-style-name="Standard" style:family="paragraph">
      <style:paragraph-properties fo:text-align="justify"/>
    </style:style>
    <style:style style:name="P804" style:parent-style-name="Standard" style:family="paragraph">
      <style:paragraph-properties fo:text-align="justify"/>
    </style:style>
    <style:style style:name="P805" style:parent-style-name="Standard" style:family="paragraph">
      <style:paragraph-properties fo:text-align="justify"/>
    </style:style>
    <style:style style:name="P806" style:parent-style-name="Standard" style:family="paragraph">
      <style:paragraph-properties fo:text-align="justify"/>
    </style:style>
    <style:style style:name="P807" style:parent-style-name="Standard" style:family="paragraph">
      <style:paragraph-properties fo:text-align="justify"/>
    </style:style>
    <style:style style:name="P808" style:parent-style-name="Standard" style:family="paragraph">
      <style:paragraph-properties fo:text-align="justify"/>
    </style:style>
    <style:style style:name="P809" style:parent-style-name="Standard" style:family="paragraph">
      <style:paragraph-properties fo:text-align="justify"/>
    </style:style>
    <style:style style:name="P810" style:parent-style-name="Standard" style:family="paragraph">
      <style:paragraph-properties fo:text-align="justify"/>
    </style:style>
    <style:style style:name="P811" style:parent-style-name="Standard" style:family="paragraph">
      <style:paragraph-properties fo:text-align="justify"/>
    </style:style>
    <style:style style:name="P812" style:parent-style-name="Standard" style:family="paragraph">
      <style:paragraph-properties fo:text-align="justify"/>
    </style:style>
    <style:style style:name="P813" style:parent-style-name="Standard" style:family="paragraph">
      <style:paragraph-properties fo:text-align="justify"/>
    </style:style>
    <style:style style:name="P814" style:parent-style-name="Standard" style:family="paragraph">
      <style:paragraph-properties fo:text-align="justify"/>
    </style:style>
    <style:style style:name="P815" style:parent-style-name="Standard" style:family="paragraph">
      <style:paragraph-properties fo:text-align="justify"/>
    </style:style>
    <style:style style:name="P816" style:parent-style-name="Standard" style:family="paragraph">
      <style:paragraph-properties fo:text-align="justify"/>
    </style:style>
    <style:style style:name="P817" style:parent-style-name="Standard" style:family="paragraph">
      <style:paragraph-properties fo:text-align="justify"/>
    </style:style>
    <style:style style:name="P818" style:parent-style-name="Standard" style:family="paragraph">
      <style:paragraph-properties fo:text-align="justify"/>
    </style:style>
    <style:style style:name="P819" style:parent-style-name="Standard" style:family="paragraph">
      <style:paragraph-properties fo:text-align="justify"/>
    </style:style>
    <style:style style:name="P820" style:parent-style-name="Standard" style:family="paragraph">
      <style:paragraph-properties fo:text-align="justify"/>
    </style:style>
    <style:style style:name="P821" style:parent-style-name="Standard" style:family="paragraph">
      <style:paragraph-properties fo:text-align="justify"/>
    </style:style>
    <style:style style:name="P822" style:parent-style-name="Standard" style:family="paragraph">
      <style:paragraph-properties fo:text-align="justify"/>
    </style:style>
    <style:style style:name="P823" style:parent-style-name="Standard" style:family="paragraph">
      <style:paragraph-properties fo:text-align="justify"/>
    </style:style>
    <style:style style:name="P824" style:parent-style-name="Standard" style:family="paragraph">
      <style:paragraph-properties fo:text-align="justify"/>
    </style:style>
    <style:style style:name="P825" style:parent-style-name="Standard" style:family="paragraph">
      <style:paragraph-properties fo:text-align="justify"/>
    </style:style>
    <style:style style:name="P826" style:parent-style-name="Standard" style:family="paragraph">
      <style:paragraph-properties fo:text-align="justify"/>
    </style:style>
    <style:style style:name="P827" style:parent-style-name="Standard" style:family="paragraph">
      <style:paragraph-properties fo:text-align="justify"/>
    </style:style>
    <style:style style:name="P828" style:parent-style-name="Standard" style:family="paragraph">
      <style:paragraph-properties fo:text-align="justify"/>
    </style:style>
    <style:style style:name="P829" style:parent-style-name="Standard" style:family="paragraph">
      <style:paragraph-properties fo:text-align="justify"/>
    </style:style>
    <style:style style:name="P830" style:parent-style-name="Standard" style:family="paragraph">
      <style:paragraph-properties fo:text-align="justify"/>
    </style:style>
    <style:style style:name="P831" style:parent-style-name="Standard" style:family="paragraph">
      <style:paragraph-properties fo:text-align="justify"/>
    </style:style>
  </office:automatic-styles>
  <office:body>
    <office:text text:use-soft-page-breaks="true">
      <text:p text:style-name="P1">30/09/2021 – 2° lezione</text:p>
      <text:p text:style-name="Standard"/>
      <text:p text:style-name="P2"><text:span text:style-name="T3">The Cathedral and The Bazaar<text:s/></text:span>e altri modelli (???)</text:p>
      <text:p text:style-name="P4"/>
      <text:p text:style-name="P5">Il tema di oggi è un mistero. Perché è così meme quest'uomo.</text:p>
      <text:p text:style-name="P6">Il tema è un libro presente sul suo sito. È molto vecchio, ma vanno letti i primi 7 capitoli;<text:s/><text:span text:style-name="T7">The Mythical Man Month.<text:s/></text:span>Il suo modo di vedere sviluppi grandi (dell'autore) è parte della cultura condivisa che dovremmo avere noi informatici. La figura in copertina è importante. L'autore la chiama “tar pit”, tipo sabbie mobili o catrame. Quest'idea di rimanere incatramati da dove viene però? Ora ci darà il contesto. Il contesto è una esperienza di Brooks, che era ingegnere all'IBM. Era un tipo in gamba. Negli anni 60, l'IBM (ovvero<text:s/><text:span text:style-name="T8">l'azienda</text:span><text:s/>dell'informatica all'epoca, che domina tutto il mercato e fornisce hw dove su ogni macchina c'è scritto un SO apposta per quella macchina lì) decise di fare un grande salto: fare un unico sistema operativo per tutti i sistemi che ha. Non solo sistemi, ma anche clienti (banche, sistemi degli aereoporti... un sacco e molto diversi). Ma è molto diverso il software per un cliente da quello di un altro. Però l'IBM decise di fornire una piattaforma “universale” dove la gente poteva scrivere quello che voleva. Questo sistema si chiamava OS/360. È un progetto molto grosso, e lo danno a Brooks. Da costare 25M di dollari arriva a costare 500M di dollari, e finisce, anziché in un tot, in dieci anni. Il sistema è completo, ma le condizioni in cui esce non sono più quelle in cui aveva un senso. Ebbene, questo libro è stato scritto per capire cosa è andato storto. Ad oggi abbiamo chiari i problemi, ma non siamo sempre sicuri di riuscire a risolverli.</text:p>
      <text:p text:style-name="P9">Quindi, questo è un corso di Ingegneria del Software, il cui problema è la pozza di catrame, Tar Pit. Cercheremo di capire come rimanere vivi al suo interno, ma con la consapevolezza che la Tar Pit c'è e che potremmo rimanerne impantanati.</text:p>
      <text:p text:style-name="P10">Figura 1.1 del libro</text:p>
      <text:p text:style-name="P11">Sviluppare/scrivere un programma è una cosa ben diversa dal fare un Programming Product. Quest'ultimo è un programma che può essere facilmente testato, generalizzato, riusato, cambiato... un prodotto industriale della programmazione insomma, che possa essere manutenuto e cambiato da persone diverse.</text:p>
      <text:p text:style-name="P12">“Se scrivete del codice al massimo delle vostre capacità poi non sarete in grado di debuggarlo”. Un prodotto della programmazione però non deve essere così. Ma poi c'è anche l'altra dimensione, quella del Programming System. Il Qsort del C (libreria) è un algoritmo ben ingegnerizzato. Fa sorting diversi a seconda degli elementi passati, possiamo dirgli il criterio di ordinamento, etc.. Quindi quella libreria è ingegnerizzata come una libreria da usare in sistemi diversi tra loro. Un Programming System insomma ci dice che dobbiamo tenere di conto del sistema. Mettendo insieme il Programming System e Product otteniamo un buon programma. Il x3 indica un moltiplicatore di fatica.</text:p>
      <text:p text:style-name="P13"/>
      <text:p text:style-name="P14">Ecco i problemi identificati da Brooks:</text:p>
      <text:list text:style-name="LFO1" text:continue-numbering="true">
        <text:list-item>
          <text:p text:style-name="P15">Tecniche di stima poco sviluppate, si tende a pensare che tutto andrà bene. Fondamentalmente se non abbiamo un modo di quantificare il tempo che ci vorrà per scrivere un software non andremo lontano. C'è insomma uno sforzo analitico (anticipato) per cercare di stimare quanto ci vorrà a fare una certa cosa. Nel caso del software una cosa del genere non c'è, non abbiamo un oracolo. Il software è difficile da caratterizzare e stimare, anche se qualche tecnica c'è. Non bisogna inoltre MAI assumere che andrà tutto bene. Siamo sempre in tempo per sbagliare o renderci conto che abbiamo sbagliato<text:s/><text:span text:style-name="T16">tutto</text:span>.</text:p>
        </text:list-item>
        <text:list-item>
          <text:p text:style-name="P17">Altro problema è confondere “effort” con “progress”. Il man-month, appunto, è proprio un'unità di misura usata ancora oggi. “Quanti mesi-uomo servono per questo progetto?” ovvero diventa intercambiabile mettere + mesi – uomini o viceversa. Ma è SBAGLIATO!! [[Hyperlink Blocked]]. Il personale di lavoro e i mesi NON sono intercambiabili. “Una gravidanza non è una roba da 9 mesi-donna”, bellissimo. Ora invece sta continuando la metafora e scadendo nel trash, peccato. E poi il tempo che io decido di usare per compiere un'attività non è detto che sia tutto tempo produttivo, pertanto potrebbe subire dilatazioni. Effort!=Progress.</text:p>
        </text:list-item>
        <text:list-item>
          <text:p text:style-name="P18">Il progredire dello sviluppo viene controllato in maniera molto superficiale. Ancora oggi la gente non monitora lo sviluppo del software.</text:p>
        </text:list-item>
        <text:list-item>
          <text:p text:style-name="P19">Si risponde ai ritardi aggiungendo personale di lavoro. Se aggiungo una nuova persona a progetto iniziato, devo rispiegargli cosa ho scritto, come funziona, le tecniche usate, etc..</text:p>
        </text:list-item>
      </text:list>
      <text:p text:style-name="P20"/>
      <text:p text:style-name="P21">Legge di Brooks:<text:span text:style-name="T22"><text:s/>Aggiungere personale a un progetto sw in ritardo lo fa ritardare ulteriormente.</text:span></text:p>
      <text:p text:style-name="P23"/>
      <text:p text:style-name="P24">Il costo del coordinamento, con n dipendenti, va come n<text:span text:style-name="T25">2</text:span>.</text:p>
      <text:p text:style-name="P26"/>
      <text:p text:style-name="P27">Nel software non ci sono<text:s/><text:span text:style-name="T28">Silver Bullet</text:span>, dice Brooks, ovvero: sì, bravi, create tutte le tecniche che volete, ma la complessità intrinseca del software vi tratterrà comunque nella Tar. Insomma, impegnamoci, ma la complessità intrinseca dello sviluppo del software rimane.</text:p>
      <text:p text:style-name="P29"/>
      <text:p text:style-name="P30">Problema del<text:s/><text:span text:style-name="T31">Second System Effect</text:span>: quando facciamo un secondo sistema, lo prendiamo come un'opportunità di fare tutte le cose che non siamo riusciti a fare nel primo. I paracadutisti sanno che il lancio più difficile è il secondo. Al primo sei pieno di ansia e fai tutto minuziosamente, al secondo credi di saperlo fare, abbassi la guardia e ti puoi fregare da solo. L'idea è che non dobbiamo farci trasportare dall'orgoglio insomma.</text:p>
      <text:p text:style-name="P32"/>
      <text:p text:style-name="P33">Nel libro c'è una cattedrale gotica. Che cosa vuole dire? La metafora è che ci sono delle opere spettacolari costruite dagli esseri umani, che sono così spettacolari perché hanno una enorme integrità concettuale, che è importante anche nel sw. I sistemi della Apple per esempio hanno una buona integrità concettuale. In generale, una cosa pensata da una sola persona è più coerente di una cosa pensata da più persone. La metafora insomma è che per ogni Cattedrale c'è il pensiero di una persona, una sola, un architetto o progettista centrale che da solo ha pensato all'intera struttura.</text:p>
      <text:p text:style-name="P34">Se però più persone collaborano a un software, come si crea l'integrità concettuale? È difficile.</text:p>
      <text:p text:style-name="P35">In generale, la Cattedrale rappresenta una rigorosa separazione fra lavoro architetturale (accentrato) e implementativo (distribuito).</text:p>
      <text:p text:style-name="P36">La sala operatoria (H. Millis) prevede un “chirurgo” e un “co-pilota” (scelti fra i “10x”), contornati da una<text:s/><text:span text:style-name="T37">equipe</text:span><text:s/>con ruoli precisi, ma tutti<text:s/><text:span text:style-name="T38">giocano</text:span><text:s/>per loro.</text:p>
      <text:p text:style-name="P39">“10x” indica persone con capacità di sviluppo software incredibilmente superiore rispetto ad altre.</text:p>
      <text:p text:style-name="P40"/>
      <text:p text:style-name="P41"/>
      <text:p text:style-name="P42">05/10/21 – 3° lezione</text:p>
      <text:p text:style-name="P43"/>
      <text:p text:style-name="P44">Oggi vedremo il Bazaar, un altro modello (il 2°? Il primo era la cattedrale/surgeon team/integrità concettuale).</text:p>
      <text:p text:style-name="P45">Se prima la metafora era la Cattedrale, oggi è il Bazaar, che ne è l'antitesi. La metafora del bazaar nasce in un articolo che contrappone il Bazaar alla Cattedrale di Brooks (The cathedral and the bazaar). Eric Raymond, autore dell'articolo, ha coniato l'espressione “open source”. Open source è un termine controverso in quanto l'idea di software libero nasce prima di questo termine. Forse negli anni '70, ma comunque nell'81 succede una cosa importante: ci si chiede se il software debba essere soggetto a brevetto oppure no. Ebbene, Richard Stallman, in quest'anno, comincia il progetto GNU. La motivazione di questo progetto è di tipo etico. Lui non accettava di usare software di cui non conosceva la natura intrinseca. Quindi la filosofia era: io faccio un software, lo licenzio, chiunque può usarlo, ma nessuno può prenderlo e ri-licenziarlo. Ovvero, il codice lo possono usare e vedere tutti, ma nessuno può cambiarne la licenza. Quella è l'unica cosa che non può essere fatta. Negli anni '90, in molti appoggiano il progetto GNU e l'idea di fare software libero. Però c'è anche un problema in questa idea. In questo modo di condivisione del codice non c'è solo un vantaggio etico, anzi, il vantaggio etico rischia di essere frainteso dalle masse come atteggiamento comunista. Quindi non si voleva vendere il progetto GNU come una roba nata solo dal motivi etici, perché altrimenti avrebbe attirato solo “anime belle” e comunisti. Semplicemente, il messaggio era: condividere il codice porta a dei vantaggi tecnici. Bisognava quindi trovare un'etichetta per questa cosa. Tale etichetta è “<text:span text:style-name="T46">Open Source</text:span>”. E invece no,<text:s/><text:span text:style-name="T47">Software Libero</text:span><text:s/>(per Stallman, Eric Raymond ha coniato “Open Source” per rendere la cosa più appetibile alle masse).</text:p>
      <text:p text:style-name="P48">L'articolo di Eric Raymond si concentra sul dimostrare che la Cattedrale non è l'unico modo di sviluppare software. E lo dimostra portando esempi di progetti dai risultati pazzeschi in un modo totalmente imprevedibile dal modello di Brooks. La cattedrale infatti ci direbbe che tali progetti sono impossibili da realizzare (Fetchmail, che è suo, il kernel di linux...). Vuole far vedere insomma che il modello del Bazaar è meglio di quello della cattedrale così da vendere l'idea di Open Source a chiunque. Ok, è lui a coniare il concetto di Open Source.</text:p>
      <text:p text:style-name="P49">Per capire di cosa parliamo, vediamo Linux. Ha più di 28 milioni di codice scritte in C. È stato rilasciato nel 17 settembre 1991 (30 anni! Assieme al secondo capitolo di Deltarune!). All'ultima release hanno lavorato 1914 sviluppatori, modificando 730000 linee (e rimuovendone 262000) di codice in 10 settimane. Quindi Linux è un progetto enorme. Ognuno dà il suo contributo in qualche modo e magicamente emerge un prodotto funzionante e bello.</text:p>
      <text:p text:style-name="P50">Quali sono le caratteristiche di un buon progetto Bazaar?</text:p>
      <text:p text:style-name="P51">-Innanzitutto deve esserci un “personal itch”, ovvero un bisogno personale, dello sviluppatore. Bisogna partire da quello che uno sviluppatore vuole.</text:p>
      <text:p text:style-name="P52">-Non penso al mondo come composto da persone che scrivono il codice-persone che lo usano. Anzi, tratto tutti come co-sviluppatori (potenziali), cioè persone che vogliono darmi una mano a scrivere il codice (da qui l'open source) per risolvere il fastidio, il bisogno.</text:p>
      <text:p text:style-name="P53">-Ogni volta che faccio qualcosa lo rendo pubblici, e do ascolto ai miei clienti, dato che abbiamo detto essere co-sviluppatori. Infatti, dati abbastanza occhi, tutti i bug vengono a galla. Se c'è abbastanza gente che lo usa (consapevolmente), l'utilizzo migliora.</text:p>
      <text:p text:style-name="P54">L'assunzione insomma è che, se tutti contribuiscono, alla fine il progetto va nella direzione giusta, perché i bisogni di ciascuno vengono risolti. Sono praticamente i Fork.</text:p>
      <text:p text:style-name="P55">Cerchiamo di sintetizzare Cattedrale e Bazaar in un terzo modello. Tale modello viene chiamato, dal Professore, “Kibbutz”. I kibbutz nascono negli anni '50. Sono aziende agricole/fattorie con un obiettivo irrealizzabile: far fiorire il deserto. Sembra un'impresa impossibile perché siamo nel deserto, come facciamo a far crescere robe? Si fa perché siamo in comunità. Comunità dal basso con un obiettivo preciso. Ma l'organizzazione non emerge come nel Bazar, dove invece l'organizzazione emergeva quasi in modo magico. Qui invece le persone si organizzano in modo conscio e programmato per raggiungere un obiettivo.</text:p>
      <text:p text:style-name="P56">Es: che cos'è una distribuzione di Linux? Linux da solo è il kernel, e non lo possiamo usare per fare niente. Abbiamo bisogno di un ecosistema attorno a lui, come device driver, librerie di sistema e grafiche, servizi di supporto. Un esempio di distribuzione è Debian. Ma perché è un esempio di Kibbutz?</text:p>
      <text:p text:style-name="P57">Anche Debian, distribuzione di Linux, è un'operazione mastodontica. Anche perché ha obiettivi maggiori di Ubuntu, distribuzione commerciale basata su Debian che sacrifica alcune libertà di Debian. Anche qui: abbiamo 1248 sviluppatori, 9 architetture e tre kernel. Chi costruisce queste distribuzioni cerca di capire di cosa ha bisogno ciascun prodotto (problema delle dipendenze). La metafora è questa:</text:p>
      <text:p text:style-name="P58">-Cattedrale: sappiamo dove andare e le persone ci vengono dietro</text:p>
      <text:p text:style-name="P59">-Bazaar: c'è un'organizzazione che emerge da una mano invisibile</text:p>
      <text:p text:style-name="P60">-Kibbutz: ciascuno può fare quello che vuole da dove vuole, seguendo i propri interessi, e seguendo alcune regole, ma tanto per seguire queste regole mi basta usare particolari tool che me le fanno rispettare. E le persone si parlano indirettamente con queste regole e documenti condivisi.</text:p>
      <text:p text:style-name="P61"/>
      <text:p text:style-name="P62">07/10/2021 – 4° Lezione</text:p>
      <text:p text:style-name="P63"/>
      <text:p text:style-name="P64">Torniamo al Kibbutz. Ma prima, il Bazaar. Il mondo descritto da Brooks era un mondo pre-internet, mentre quello di Raymond ha già Internet (non come quello di oggi, ma tra gli sviluppatori ha una grande diffusione). La cattedrale, nell'articolo di Raymond, è “l'articolo fantoccio”, o “spaventapasseri”. Ovvero, non parla effettivamente del tema della tesi “avversaria”, ma cerca di mostrarne i difetti in contrapposizione alla sua idea di Bazaar. Ricordiamoci che l'articolo di Brooks è comunque propagandistico. Ma entrambi i modelli hanno dietro un ragionamento sensato. Sono semplicemente due modi di pensare allo sviluppo software diversi tra loro. L'intento dell'articolo era di difendere l'idea che l'open source può essere un modo sostenibile di sviluppare software. Ha dimostrato in modo dialettico, non scientifico, che in alcuni casi approcci opposti a quelli di Brooks portano a software funzionante. Lo sfotte anche un po', perché conia il termine “Linus' law” contrapposto a “Brooks' law”. Torniamo sul Kibbutz.</text:p>
      <text:p text:style-name="P65">È un modello intermedio perché non ha né architetti, né è un modello emergente come quello del Bazaar. Nel modello del Bazaar ognuno insegue il proprio bisogno/profitto/itch in cui comunque emergerà qualcosa di buono, anche se a priori non sappiamo quale sarà questo risultato buono. Arriviamo in un massimo insomma, ma non sappiamo quale sia. In un caso ci si pone un obiettivo e quello si cerca di raggiungere (cattedrale), nell'altro ognuno, per soddisfare i propri itch, contribuisce a creare qualcosa di più grande. Con i Kibbutz (tipo Debian) c'è un obiettivo comune (“far fiorire il deserto”). Si condivide insomma un obiettivo di alto livello. Ma questo obiettivo di alto livello non si traduce in una serie di direttive dove ognuno DEVE fare qualcosa di particolare. L'obiettivo è comune, ma poi ci sono una serie di policy anche molto dettagliate che però non vengono dall'alto. Quindi obiettivo condiviso → nascono policy dai partecipanti → queste policy sono anche tradotte in codice che le implementa.</text:p>
      <text:p text:style-name="P66">(Sono nati poi tool per supportare il software affinché vada in certe direzioni).</text:p>
      <text:p text:style-name="P67">Via di mezzo perché la distribuzione dello sviluppo è quella di Raymond e l'obiettivo comune è come quello della Cattedrale di Brooks.</text:p>
      <text:p text:style-name="P68">Prendiamo Debian come esempio (le policy nascono dai tool? E policy = direttive? Omegalol). I pacchetti di Debian devono adattarsi a modi diversi di fare le cose (?), e lo fanno con piccoli script. Questi script devono seguire le policy correnti, e queste policy sono incorporate in dei Debian Helper (dh_installmenu, dh_installman, dh_undocumented, etc..). Esiste un Debian Helper per ogni policy del sistema.</text:p>
      <text:p text:style-name="P69">Questa storia delle policy può diventare molto dettagliata.</text:p>
      <text:p text:style-name="P70">Alla slide 26, se non ho capito male, C_u è la nostra versione personalizzata di C_d.</text:p>
      <text:p text:style-name="P71">Ogni pacchetto ha marcato quali sono i file di configurazione. Bene, io la cambio. Quando installo una nuova versione di quel pacchetto, il processo di installazione si può accorgere se io avevo cambiato la configurazione oppure no.</text:p>
      <text:p text:style-name="P72">C_d: configurazione di default decisa dallo sviluppatore.</text:p>
      <text:p text:style-name="P73">C_u: configurazione modificata dall'utente.</text:p>
      <text:p text:style-name="P74">C_d': configurazione di default della nuova versione.</text:p>
      <text:p text:style-name="P75">Se tutti e tre sono uguali, non fare nulla, non hai niente da installare.</text:p>
      <text:p text:style-name="P76">Se la nuova configurazione di default è uguale a quella vecchia di default, ma quella corrente scelta dall'utente è diversa da quella di default vecchia, mantieni la configurazione scelta dall'utente. Questo può portare a qualche problema nello 0.1% dei casi (succede quando la nuova configurazione fa cambiamenti pesanti).</text:p>
      <text:p text:style-name="P77">Se la nuova configurazione di default è diversa da quella di default vecchia, e la configurazione dell'utente è uguale a quella di default vecchia, allora installo il nuovo default. Di fatto all'utente non gliene frega nulla di questa configurazione, e la posso cambiare.</text:p>
      <text:p text:style-name="P78">Se le due configurazioni di default sono diverse e l'utente aveva modificato la configurazione di default in una personalizzata, si chiede all'utente di fare il merge.</text:p>
      <text:p text:style-name="P79">La policy insomma non è banale, ma neanche complicata. Così come descritta sopra, la policy copre molti casi. E vissero tutti felici e contenti.</text:p>
      <text:p text:style-name="P80"/>
      <text:p text:style-name="P81">Nuova lezione nuova corsa. L'ultimo modello di cui parliamo è quello Agile, “Gruppi di lavoro agile/metodi agile”.</text:p>
      <text:p text:style-name="P82">Negli anni '90 (dominati da “UML”) nascono molti approcci legati soprattutto dal fastidio per l'eccessiva enfasi data alla<text:s/><text:span text:style-name="T83">documentazione formale del processo di sviluppo</text:span>. Nel decennio prima c'era stata la nascita delle software house, ovvero case di produzione del software che fanno software per un pubblico “ignoto”. Per esempio Microsoft fa word, non perché qualcuno gliel'abbia chiesto, ma perché ha ritenuto che potesse esserci un potenziale mercato. Inoltre nascono ragionamenti alternativi alla Cattedrale, come Raymond. E nascono linguaggi come UML. Il suo tentativo è quello di cercare di descrivere il software in modo universale, usando pochi formalismi. Ma occhio: c'è un problema in questa pretesa. M sta per modelling. Un Model è una rappresentazione semplificata della realtà. E il problema è che la stessa versione semplificata della realtà indipendente dal contesto può causare problemi. Ogni “versione” della realtà ha una SUA forma semplificata. UML si usa per pianificare a livello architetturale il software.</text:p>
      <text:p text:style-name="P84">Un altro problema stava nel fatto che a molti sembrava che si perdesse troppo tempo del disegnare degli schemi, dei “disegnini”. Tanto tempo impiegato nella pianificazione che potrebbe essere usato nella implementazione. (prova la pizza di Spontini lol, che ne fa di un solo tipo).</text:p>
      <text:p text:style-name="P85">Passare dalle catene di montaggio a team specializzati che fanno un particolare tipo di prodotto non è banale. Ma in ogni team, a questo punto, il prodotto che si fa lo si fa bene, perché si fa solo quello. Per portare questo modello nell'ambito software si fa di nuovo propaganda, screditando UML e la Cattedrale. “Noi siamo quelli che vogliono la qualità del prodotto!”</text:p>
      <text:p text:style-name="P86">Tra i primi esempi:</text:p>
      <text:p text:style-name="P87">-eXtreme Programming (XP, molto concentrato sulla produzione di codice)</text:p>
      <text:p text:style-name="P88">-Scrum</text:p>
      <text:p text:style-name="P89">-DSDM, Adaptive Software Development, Crystal, Feature-Driven Development, Pragmatic Programming...</text:p>
      <text:p text:style-name="P90">Nel 2001 tutte queste persone sostenitrici di queste filosofie si ritrovano fisicamente e scrivono il manifesto Agile. Si compone di<text:s/><text:span text:style-name="T91">4 valori<text:s/></text:span>e<text:s/><text:span text:style-name="T92">12 principi</text:span>.</text:p>
      <text:p text:style-name="P93">Principi agile:</text:p>
      <text:list text:style-name="LFO2" text:continue-numbering="true">
        <text:list-item>
          <text:p text:style-name="P94">rilasciare software di valore, fin da subito e in maniera continua.</text:p>
        </text:list-item>
        <text:list-item>
          <text:p text:style-name="P95">Consegniamo frequentemente software funzionante. Magari fa una cosa stupida, ma funziona, così ti faccio vedere che cosa sto facendo.</text:p>
        </text:list-item>
        <text:list-item>
          <text:p text:style-name="P96">Il software funzionante è la principale misura di progresso. Ricorda Brooks, Progress vs Effort. Il progresso è il software che funziona, perché è lui che mi dice quanto mi sto avvicinando all'obiettivo.</text:p>
        </text:list-item>
        <text:list-item>
          <text:p text:style-name="P97">Cambiamenti nei requisiti, anche a stadi avanzati. Cambio, anche in corsa, il lavoro.</text:p>
        </text:list-item>
        <text:list-item>
          <text:p text:style-name="P98">Committenti e sviluppatori devono lavorare insieme quotidianamente. In astratto è una cosa bellissima, nella pratica però è difficile da mettere in pratica. È un costo aggiuntivo per il cliente il tempo perso con lo sviluppatore.</text:p>
        </text:list-item>
        <text:list-item>
          <text:p text:style-name="P99">Conversazioni faccia a faccia.</text:p>
        </text:list-item>
      </text:list>
      <text:p text:style-name="P100"/>
      <text:p text:style-name="P101"/>
      <text:p text:style-name="P102">12/10/2021 – 5° Lezione</text:p>
      <text:p text:style-name="P103"/>
      <text:p text:style-name="P104">Stavamo parlando dei principi agili, del manifesto Agile. I modelli volevano essere una visione astratta della realtà, dove “tutto torna” nel singolo modello. Il manifesto invece è una chiamata alle armi/politica in qualche modo. Quindi non nasce come concettualizzazione dei problemi e tentativo di trovare soluzioni astratte al problema. Il manifesto serve ad attrarre programmatori che credono nei valori e principi agili. Questi principi fanno appello, secondo il Professore, alla voglia degli sviluppatori nel fare i craftman, cioè di costruire qualcosa che sia utile agli altri o a cui gli altri non hanno pensato. Ci si basa sull'orgoglio insomma. Nella Chiave a stella di Primo Levi, egli descrive l'orgoglio di un operaio specializzato che costruisce le gru e viene chiamato in tutto il mondo per il suo talento. Questo è molto diverso dall'operaio nella catena di montaggio. Il manifesto Agile sposta l'attenzione da Charlie Chaplin alla Chiave a stella. Vediamo i punti più legati all'organizzazione del team.</text:p>
      <text:list text:style-name="LFO3" text:continue-numbering="true">
        <text:list-item>
          <text:p text:style-name="P105">Individui motivati e ben supportati. Chi non li vuole? Nella prima guerra mondiale c'erano un sacco di soldati italiani che non avevano voglia di fare la guerra. Ecco, gli agili dicono no: vogliamo solo gente che ha voglia di programmare e che ci crede. Devono esserci motivazioni e supporto.</text:p>
        </text:list-item>
        <text:list-item>
          <text:p text:style-name="P106">Sviluppo sostenibile: essere in grado di mantenere indefinitamente un ritmo costante. Principio tanto importante quanto difficile.</text:p>
        </text:list-item>
        <text:list-item>
          <text:p text:style-name="P107">Eccellenza tecnica. L'orgoglio di fare le cose nel miglior modo possibile.</text:p>
        </text:list-item>
        <text:list-item>
          <text:p text:style-name="P108">Team che si auto-organizzano.</text:p>
        </text:list-item>
        <text:list-item>
          <text:p text:style-name="P109">A intervalli regolari il team riflette su come diventare più efficace. È la cosiddetta “qualità totale”. Questa cosa ormai succede sempre di più in posti diversi.</text:p>
        </text:list-item>
        <text:list-item>
          <text:p text:style-name="P110">La semplicità – l'arte di massimizzare la quantità di lavoro non svolto – è essenziale. Chiaramente funziona se abbiamo un obiettivo da raggiungere. È un principio estetico. Cerca la semplicità perché ci piace di più, è elegante.</text:p>
        </text:list-item>
      </text:list>
      <text:p text:style-name="P111">Questo manifesto non è un metodo, un modello o un “programma (politico)”. Mira a far nascere una conoscenza di classe dei programmatori, per metterlo in termini simili a quello del manifesto comunista (e chi l'aveva chiesto?). Vediamo una concreta manifestazione di questi principi e valori. Anzi, ce ne sono due abbastanza famose: XP e Scrum. Sono entrambi metodi agili. Vedremo scrum in queste ultime lezioni con Mattia :( Il manuale di Scrum è minuscolo, solo 15 pagine. Ho una fame boia.</text:p>
      <text:p text:style-name="P112"/>
      <text:p text:style-name="P113">Quindi, parliamo di scrum. Ci sono delle cose che Scrum prende e su cui lavora più di altre, perché queste sono cose piuttosto controverse. Dei principi narrati, alcuni sono ovvi, ma altri no. Forse il più importante e controverso di tutti è:</text:p>
      <text:list text:style-name="LFO4" text:continue-numbering="true">
        <text:list-item>
          <text:list>
            <text:list-item>
              <text:list>
                <text:list-item>
                  <text:p text:style-name="P114">Team piccoli e auto-organizzati, senza manager tradizionali, ma facilitatori. In questi gruppi nessuno può dire a un altro “tu fai così perché rispondi a me”. Qui abbiamo solo dei facilitatori. Questo è difficile da avere nella cultura aziendale odierna, e poi ci sono anche problemi legali. Il framework legale con cui si attribuiscono le responsabilità è pensato come modello gerarchico. Molti vincoli giuridici non si incastrano bene con questa cosa.</text:p>
                </text:list-item>
              </text:list>
            </text:list-item>
          </text:list>
        </text:list-item>
      </text:list>
      <text:list text:style-name="LFO5" text:continue-numbering="true">
        <text:list-item>
          <text:p text:style-name="P115">Rifiuto di azioni e decisioni<text:s/><text:span text:style-name="T116">big upfront</text:span>. Ovvero: io vado a Roma, ma non pianifico nel dettaglio come muovere il volante per arrivare a Roma, perché altrimenti la mia pianificazione fallisce miseramente. Faccio una pianificazione lasca e poi mi adatto alle situazioni che mi si presentano. Quindi, loro dicono di rimuovere troppe decisioni prese in anticipo. Qui però c'è il pericolo di navigare a vista. Quindi ci deve essere uno sviluppo iterativo aperto alle variazioni in corso d'opera (rigorosamente regolate). Cioè io pianifico la possibilità di cambiamenti. La pianificazione c'è, ma non super minuziosa. Però, ad esempio, non aggiungo cose che mi potrebbero servire. Ma va bene il<text:s/><text:span text:style-name="T117">Design for Change</text:span>. Se infatti io un cambiamento non lo immagino, è difficile che poi riesca a implementarlo.</text:p>
        </text:list-item>
        <text:list-item>
          <text:p text:style-name="P118">Misura e controllo del processo di sviluppo, con pianificazioni con orizzonti temporali e funzionali ridotti.</text:p>
        </text:list-item>
        <text:list-item>
          <text:p text:style-name="P119">Enfasi sul<text:s/><text:span text:style-name="T120">testing</text:span>: non solo come<text:s/><text:span text:style-name="T121">verifica &amp; convalida</text:span>, ma come supporto alla progettazione, allo sviluppo e alla gestione delle variazioni. Quindi il testing diventa non più una roba da applicare a prodotto finito, ma una cosa da usare per la specifica. Cioè specifico delle cose dicendo che test deve superare. TDD = Test Driven Development. Questo torna con quello che abbiamo detto prima: il progresso si misura col software funzionante. Allora i test servono a dirci se effettivamente abbiamo fatto un progresso o no, perché vuol dire che il software funziona.</text:p>
        </text:list-item>
      </text:list>
      <text:p text:style-name="P122">La partecipazione della committenza è la parte più complicata e controversa ad oggi.</text:p>
      <text:list text:style-name="LFO6" text:continue-numbering="true">
        <text:list-item>
          <text:p text:style-name="P123">You aren't gonna need it (YAGNI): non pensare né implementare una funzionalità finché non è davvero necessaria; realizzare la cosa più semplice che può funzionare. Bisogna fare bene quello che ci siamo prefissati di fare. È in esplicito contrasto con il principio dell'ingegneria del sw classica “Design for Change”: se il cambiamento e adattabilità non è adeguatamente progettato, costerà troppo.</text:p>
        </text:list-item>
      </text:list>
      <text:p text:style-name="P124"/>
      <text:p text:style-name="P125">Sono tornate le User Stories e i Test T-T.</text:p>
      <text:p text:style-name="P126">Invece di requisiti (le richieste del committente, cose nel dominio del problema dell'utente, e raccontato con le parole del problema o utente), si usano le<text:s/><text:span text:style-name="T127">storie d'uso</text:span>, senza casi eccezionali, evidenza delle dipendenze...</text:p>
      <text:p text:style-name="P128">invece di specifiche (traduzione del requisito in termini più tecnici e informatici, con parole che hanno senso nel dominio della soluzione, e formali), si usano casi di test con descrizioni estensive anziché intensive...</text:p>
      <text:p text:style-name="P129">Gli agilisti però si guardano bene dall'usare queste parole, perché si portano dietro un mondo ideologico che loro rifiutano (parlo di requisiti e specifiche eh).</text:p>
      <text:p text:style-name="P130">Quindi, da requisiti a User Stories, e da specifiche a Test Cases. Le reti di petri sono un linguaggio di specifica (?), e tentano di specificare tutti i comportamenti di un dato sistema.</text:p>
      <text:p text:style-name="P131">Una storia d'uso è una roba del tipo (per scrum):</text:p>
      <text:p text:style-name="P132">“as a … I want &lt;business_functionality&gt; so that &lt;business_justification&gt;”. Sono tre parti importanti. Prima c'è il ruolo (gli omini in UML), poi c'è la parte più importante, che è quello che voglio ottenere, e poi un perché (io sono aperto al cambiamento, e siccome lo sono la business_justification è ciò che mi dice come prioritarizzare le user stories se necessario). Ruolo-cosa voglio-perché.</text:p>
      <text:p text:style-name="P133">Classico test di unità: assert_equal(fizzbuzz(1),1).</text:p>
      <text:p text:style-name="P134"/>
      <text:p text:style-name="P135">I team scrum (linee guida su come organizzare piccoli team lasciati all'auto-organizzazione):</text:p>
      <text:list text:style-name="LFO7" text:continue-numbering="true">
        <text:list-item>
          <text:p text:style-name="P136">team piccoli, 7 +-2 membri, tra cui ci devono essere<text:s/><text:span text:style-name="T137">Product Owner</text:span><text:s/>e<text:s/><text:span text:style-name="T138">Scrum Master</text:span>. Uno dei problemi maggiori tra quelli raccontati è che dobbiamo avere il committente nel team, ma questo non ci vuole stare. Il Product Owner allora è la soluzione organizzativa che tenta di superare questo problema. Questo, all'interno del team, fa quello che dovrebbe fare il committente. Poi chiaro, questo andrà ogni tanto a parlare col vero committente. Ma intanto abbiamo dato a una persona il ruolo cruciale e difficile di svolgere il ruolo di committente all'interno del team. Vedremo che ogni volta che si pianifica e si decide cosa fare, non fare, rifare, etc.. ci si affida a lui. Ma occhio! Il product owner non è il project manager (ruolo gerarchico). Il PO deve solo<text:s/><text:span text:style-name="T139">stabilire le priorità</text:span>, ma non dirà mai agli altri cosa fare. Lo Scrum Master ha anch'esso un ruolo fondamentale. È il “commissario politico” di questi team per alcuni (altro riferimento politico...). Richiama il gruppo quando non agisce secondo i principi del manifesto, e cerca di facilitare la squadra nel portare avanti i propri obiettivi. Il coordinamento è un'attività molto fragile, anche in un piccolo gruppo di 7 persone. Ci possono essere piccoli intoppi, alcuni magari non hanno capito lo spirito. Ma soprattutto ci sono a volte intoppi dovuti a ragioni pratiche. Bene, lo SM cerca di facilitare il lavoro a tutti. E in piccola parte riporta sui binari giusti i membri del gruppo quando non vanno nella direzione giusta. Gli impedimenti sono forse anche le manovre burocratiche? Al mattino si fa lo stand up meeting (in piedi perché così dura poco), in cui tutti dicono cosa hanno fatto, cosa devono fare e quali impedimenti intravedono. Così lo Scrum Master scopre tutti gli eventuali problemi. Ah e occhio, in questo momento tutti parlano con tutti. Lo SM è il “facilitatore” del gruppo. Non fa sw, ma si assicura che tutti possano lavorare nel modo giusto e migliore possibile. Tutti gli altri stimano la complessità del lavoro, identificano i rischi, dimostrano il progresso del prodotto... scrivono il sw insomma. E questo gruppo si auto-organizza. Inoltre, più che scrivere codice, la cosa difficile è stimare quanto ci vorrà a fare una certa cosa. Ma con l'esperienza si riescono a fare stime sempre migliori.</text:p>
        </text:list-item>
      </text:list>
      <text:p text:style-name="P140"/>
      <text:p text:style-name="P141"/>
      <text:p text:style-name="P142">14/10/2021 – 6° Lezione</text:p>
      <text:p text:style-name="P143"/>
      <text:p text:style-name="P144">Anyway, scrum vuol dire mischia, come quella del rugby. Si tratta di un piccolo gruppo molto coeso. Scrum è pensato, comunque, per un team di 7 +-2 persone, quindi per progetti piccoli. Tuttavia ci sono proposte analoghe a un livello più ampio. A volte si fanno perfino Scrum di Scrum, cioè gruppi scrum in un gruppo scrum. Tuttavia il Professore si sente scettico riguardo a queste cose. L'idea comunque è quella di applicare questo approccio in contesti di poche persone. Questo sistema funziona e fallisce in molti casi.</text:p>
      <text:p text:style-name="P145">La prima cosa da notare è che l'idea di Scrum è molto distante da quella di avere un'organizzazione anarchica come il bazaar di Raymond. Ci sono, qui, delle “cerimonie”, che danno il ritmo per arrivare a finire il prodotto. Ci sono dei cicli che si ripetono, o cerimonie che si ripetono. È quindi un processo in fasi abbastanza ben definite. Il lavoro delle persone è organizzato in “sprint”: periodo in cui mi concentro e cerco di fare progressi. Nel manuale è indicato come tre settimane, a volte si scende anche a 2 comunque. Di solito, passando da un approccio tradizionale a questo, si parte da sprint molto lunghi e si scende progressivamente. Alcuni fanno uno sprint di 9 giorni e il 10 fanno “quello che vogliono”, tipo studiano un argomento di loro interesse per avere un upgrade nella capacità produttiva. Ma questa cosa non è dedicata al progetto (non per forza almeno). I Daily standup invece sono piccole riunioni quotidiane da fare in piedi.</text:p>
      <text:p text:style-name="P146">Alla slide 7 abbiamo pure un template (Elevator Statement) per cercare di descrivere il prodotto.</text:p>
      <text:p text:style-name="P147"/>
      <text:p text:style-name="P148">Vediamo ora le modalità di lavoro, qualche dettaglio. Il lavoro è frazionato in epopee (epic, insieme di user stories), rilasciate con sprint di 1-3 settimane.</text:p>
      <text:p text:style-name="P149">Abbiamo poi anche la Closed Window Rule: durante uno sprint non si possono aggiungere funzionalità (se proprio è necessario, lo sprint ricomincia). Ovvero, non stiamo dicendo di non essere aperti al cambiamento.<text:s/><text:span text:style-name="T150">Lo siamo, ma in modo regolamentato</text:span>. Una volta iniziato lo sprint, si continua fino in fondo, terminando il lavoro iniziato. Quindi mi blocco su una cosa, ma per un periodo di tempo limitato. Per quel periodo di tempo lavoro su una sola cosa, che magari non riesco a completare eh. Allora in quel caso nel prossimo sprint decido cosa fare, cosa buttare, cosa recuperare, etc.. Insomma, nello sprint planning successivo riconsidero quello che non ho fatto e quello che posso rifare.</text:p>
      <text:p text:style-name="P151">Nelle riunioni di pianificazione i membri stimano la complessità con il<text:s/><text:span text:style-name="T152">planning poker</text:span>, facilitato dallo scrum master, usando una “storia di riferimento” come unità di misura: ½, 1, 2, 3, 4, 8, 13, 20, 40, 100. Tanto più si riduce l'orizzonte temporale tra ora e quando finisce il periodo, tanto più sono bravo a pianificare/capire cosa sono in grado di fare in quell'arco di tempo. Lo scrum funziona bene se riesce a capire che cosa sa fare in uno sprint. Il planning poker ci aiuta a capire cosa riusciamo a fare in un dato sprint. Come funziona? Con delle carte, innanzitutto. A ognuno vengono date delle carte con dei numeri (quelli scritti sopra). Questi numeri rappresentano cose che devono essere usate dai membri del gruppo per indicare quanto, secondo loro, ci vorrà a completare le richieste di una storia. Si cerca di capire insomma quanto ci vuole a fare ciascuna storia. Ogni membro del team fa la sua stima con una storia di riferimento. Fa questa stima, ma poi la tiene segreta, perché se non lo facesse influenzerebbe gli altri e rimarrebbe influenzato. Cosa può succedere? Che sono tutti d'accordo, e allora a posto. Per me per fare la storia di Gigino ci vuole 2, per te 2, per lui 2. Allora ci vuole 2. Se non ci si trova d'accordo invece bisogna dire perché pensiamo che ci voglia un tot di tempo e trovare una soluzione insieme. Infatti si tratta di<text:s/><text:span text:style-name="T153">un'</text:span><text:span text:style-name="T154">assunzione collettiva di responsabilità</text:span>. Bisogna riuscire ad essere tutti d'accordo. A volte si usano perfino le magliette per fare queste misure (che storia è? Small, medium o large?). [L'unità di misura di questo numero è una storia di riferimento che tutti conoscono]. L'obiettivo è quindi quello di raggiungere un consenso, cioè ci siamo convinti a vicenda. Se il gruppo è nuovo si fanno difficilmente stime buone. Con l'esperienza però viene più semplice fare buone stime. Se alla fine non ci si riesce a trovare d'accordo, vuol dire che probabilmente si sono scritte male le Storie, e quindi vanno riscritte.</text:p>
      <text:p text:style-name="P155">Nel corso della giornata spesso ci son da prendere delle decisioni. Quindi si fanno delle riunioni a cui partecipano tutti ma con due ruoli diversi: alcuni sono pigs (direttamente coinvolti), altri chicken (solo interessati), che danno pareri solo se richiesto dai pigs. Il maiale ci rischia la gamba nell'impresa, i polli invece no. Nello scrum è vero che sono tutti coinvolti nel processo decisionale, ma per alcune cose ci sono persone che devono programmarla quella roba, e poi ce ne sono altre che invece non lo fanno.</text:p>
      <text:p text:style-name="P156"/>
      <text:p text:style-name="P157">Vediamo le riunioni:</text:p>
      <text:list text:style-name="LFO8" text:continue-numbering="true">
        <text:list-item>
          <text:p text:style-name="P158">Daily standup (15 minuti): cosa abbiamo fatto ieri, cosa famo oggi, ci sono impedimenti?</text:p>
        </text:list-item>
        <text:list-item>
          <text:p text:style-name="P159">Planning (1-5 giorni): pianificazione di uno sprint, definizione dello<text:s/><text:span text:style-name="T160">sprint backlog<text:s/></text:span>con la stima per ogni epopea/storia. Va misurata su uno sprint di tre settimane perché tornino i conti.</text:p>
        </text:list-item>
        <text:list-item>
          <text:p text:style-name="P161">Retrospettiva (30 minuti): alla fine di uno sprint, per migliorare. È un momento formale in cui bisogna riflettere su quello che si è fatto, e ciò aiuta a pianificare quanto ci vorrà a completare uno sprint successivo.</text:p>
        </text:list-item>
        <text:list-item>
          <text:p text:style-name="P162">Review (1 ora): Alla fine di uno sprint, presentazione del lavoro agli stakeholder. L'unica misura del progresso è software funzionante, e la review serve per mostrare questi progressi invece.</text:p>
        </text:list-item>
      </text:list>
      <text:p text:style-name="P163"/>
      <text:p text:style-name="P164">L'idea del backlog (punto 2) è reso concreto/reificato da una task board. È WORTH! Si tratta di una tabella con una colonna che racconta le epic (postit azzuri), una che indica le storie (not started), una che indica quelle iniziate e in progresso (in progress) e poi quelle finite (done). Quest'ultima colonna è complicata da valutare, si mettono qui i postit solo quando si sono superati test non tanto d'integrità quanto d'integrazione. Quindi, questo è il backlog: qualcosa che tutti hanno sempre sotto gli occhi per capire come sta andando il lavoro. Serve poi per costruire la burn down chart. Si prende il numero di foglietti, si dice quanti giorni ho a disposizione, e si traccia una linea azzurra che indica cosa vorrei che accadesse. Poi quella rossa racconta come effettivamente va il giorno. Tipicamente questi giorni non sono quelli del calendario, ma sono i famosi giorni-uomo di Brooks.</text:p>
      <text:p text:style-name="P165">Infatti c'è un problema: se non sto scrivendo codice, perché ad esempio sto facendo la stand-up, allora sono sicuro che non sto progredendo, perché progredire equivale a scrivere codice funzionante. Quindi il vero tempo che ho a disposizione per progredire è di meno. Il numero in ascissa lo calcolo insomma tenendo conto del tempo che non passo a programmare. Stimo che del tempo che mi danno a disposizione solo 1/3 del tempo mi metto a programmare [es: 6 persone * 5 giorni alla settimana * 2 settimane * 1/3 = 20 giorni uomo]. È come se un giorno del grafico fossero 12 ore di lavoro. Backlog = alberi rimasti da tagliare. Un altro termine significativo è la Velocity. Ovvero: il mio team, quante storie al giorno riesce a fare?</text:p>
      <text:p text:style-name="P166"/>
      <text:p text:style-name="P167">Occhio comunque che tutti questi non sono algoritmi: non c'è mai una ricetta. Tutti questi problemi legati a come esattamente calcolo le cose ci sono.</text:p>
      <text:p text:style-name="P168">Vediamo ora alcune Tecniche di lavoro. Scrum ci ha parlato di tecniche di organizzazione. Ci sono però poi anche delle tecniche di lavoro concreto di sviluppo. Ora ne parliamo, ma teniamo a mente che non sono parte di Scrum (ma chi lavora in Scrum, spesso usa queste tecniche). Una tecnica è il TDD (Test Driven Development). C'è poi la tecnica del Pair programming. Ciò vuol dire che si programma in 2, ma questo normalmente vuol dire pagare due stipendi per ottenere le linee di codice che scriverebbe uno. Qual è il razionale di questa cosa? Ebbene, si parla di pilota e copilota. Due persone con una sola tastiera. Chi la tiene è il pilota, mentre il copilota dice ad alta voce cosa bisogna fare. Ogni tanto poi ci si scambia. Normalmente ad ogni test ci si scambia. L'obiettivo è creare codice che entrambi capiscono, e se poi mixo le coppie spesso, la conoscenza dell'intero codice dovrebbe passare a tutti. Questo serve come misura per “cadere in piedi” anche se il mio gruppo di lavoro per qualche motivo cambia. Altra tecnica è quella del codice condiviso. Oggi è molto usata grazie a strumenti come Git. In questo caso, l'idea è che tutti possono mettere mano al codice di tutti. Il codice è condiviso, nel suo complesso tutti lo conoscono, e potenzialmente possono tutti metterci mano. C'è quindi un'unica codebase. Nella proposta originaria addirittura ci si sforzava a lavorare tutti sulla stessa branch senza specifici momenti di merge. C'è poi da considerare la continuous integration (possibile grazie a TDD), e il codice viene considerato come forma di comunicazione broadcast. Occhio però: non per questo rinuncio all'information hiding (continuo ad avere variabili<text:s/><text:span text:style-name="T169">private</text:span><text:s/>insomma).</text:p>
      <text:p text:style-name="P170"/>
      <text:p text:style-name="P171">Altra cosa,<text:s/><text:span text:style-name="T172">Refactoring</text:span>. Il refactoring è quando cambio il codice ma la funzionalità non cambia. Cambio il codice interno ma non le funzionalità esterne garantite. Quindi l'idea è: non importa quanto brutto sia il codice che scrivi, se alla fine funziona. Prima scrivilo e fallo funzionare, poi se ne hai bisogno penserai a riscriverlo bene.</text:p>
      <text:p text:style-name="P173"/>
      <text:p text:style-name="P174">Citiamo il mocking, ovvero delle librerie che ci permettono di imitare dei componenti che non ci sono. Tipo: sto facendo Test Driven Development? Bene, ma non ho certe componenti per fare i test. Allora faccio finta di averle, le simulo, e vedo se funziona.</text:p>
      <text:p text:style-name="P175"/>
      <text:p text:style-name="P176">Chiudiamo queste lezioni sull'organizzazione del progetto di un software. Uffa, mi piacevano un sacco.</text:p>
      <text:p text:style-name="P177">Da ora in poi vedremo configuration management, build automation, documentazione guidata allo sviluppo in gruppo.</text:p>
      <text:p text:style-name="P178"/>
      <text:p text:style-name="P179"/>
      <text:p text:style-name="P180">10/10/2021 – 7° Lezione</text:p>
      <text:p text:style-name="P181"/>
      <text:p text:style-name="P182">Oggi vedremo un aspetto fondamentale del corso. La Continuous Integration, ovvero quali la totalità di questo corso. Ripercorreremo l'articolo di Martin Forer del 2000 (rivisto poi nel 2006). Si tratta di un professionista dell'Ingegneria del Software. Ma cosa intendiamo con integrazione?</text:p>
      <text:p text:style-name="P183">Tutti abbiamo visto la presentazione di un modello a cascata, dove c'era una fase specifica di integrazione. Faceva da contraltare in una risalita simbolica alla fase di progettazione, di scomposizione. Si capisce il problema, lo si scompone in parti, che possono essere classi, package, etc.. Ma a un certo punto queste parti scomposte vanno rimesse insieme, integrate, per far funzionare il programma. Quindi l'integration consiste nel prendere le parti separate e riunirle. Tuttavia molto spesso non si riesce a separare l'integration dal test di integrazione. I moduli sono separati separatamente, ma ci possono essere gravi problemi di integrazione, anche se prima ci eravamo accordati sule interfacce. Nel modello a cascata c'era un modello Bottom Up e uno Top Down, dove l'idea era che, man mano che sviluppavo più moduli, li vado ad integrare.</text:p>
      <text:p text:style-name="P184">Top Down: cerchiamo di scomporre il problema in parti più piccole. Sviluppo tutte le parti ma solo con l'integrazione di questi moduli il programma funziona.</text:p>
      <text:p text:style-name="P185">Bottom Up: ipotizziamo il riuso di codice. Ho già dei componenti, e li compongo tra loro per arrivare al problema generale.</text:p>
      <text:p text:style-name="P186">A volte ci sta che si confondano i due approcci però. Nei diagrammi di sequenza, ad esempio, ci veniva detto di quali moduli avevamo bisogno di volta in volta per fare una operazione. Il pericolo comunque è sempre quello di dover rimettere mano a cose già finite perché in realtà, quando poi vengono messe insieme, non funzionano. Separatamente magari funzionano, ma insieme no. Test di unità != test di integrazione. L'integrazione evidenzia alcuni problemi che non si potevano controllare nella progettazione delle unità. Attenzione: a volte i problemi che nascono possono nascere possono essere anche piuttosto grandi. L'esempio di Ariane 5 è lampante. Usava le componenti già funzionanti dell'Ariane 4, ma ciò nonostante, non funzionò ugualmente. Il problema fu che integrarono un modulo funzionante in un certo contesto in un nuovo contesto dove quel modulo non funzionava più.</text:p>
      <text:p text:style-name="P187">Più in là mi accorgo di problemi di integrazione, più devo spendere per rimettere tutto a posto (in soldi e tempo e fatica mentale per capire dove sta l'errore). Nei modelli iterativi si integra spesso, nei modelli agili si integra SEMPRE (diverse volte al giorno). Quindi Continuous Integration ci indica una modalità di sviluppo che ci costringe, più volte al giorno, a integrare le cose sviluppate. Se però portassimo al limite la cosa (ogni riga di codice la integro) ciaoney. E poi c'è un overhead: ogni volta che integro non sviluppo, faccio un lavoro di collegamento. Ma è importante farlo abbastanza frequentemente. Quando sviluppo una nuova feature la devo poi integrare, ma se la devo integrare su un sistema già in piedi faccio fatica. Potrei dover rivedere completamente la feature o la struttura su cui integrarla. Nei casi peggiori, se ogni volta ogni altra componente diversa da quella che sto sviluppando viene modificata, io potrei rischiare di non riuscire a integrare mai. Invece ci mettiamo d'accordo, e ogni volta che ho finito una parte, la vado a integrare col resto del sistema disponibile. Quindi vado a mettere in comune agli altri il mio lavoro, che questi potranno usare per sviluppare qualcos'altro. L'integrazione diventa un NOEVENT (cioè, è una roba talmente comune integrare che nel momento in cui integri qualcosa sei cringe se te ne vanti coi tuoi colleghi di lavoro). Tra l'altro, in antitesi alla Continuous Integration c'è il Merge Hell.</text:p>
      <text:p text:style-name="P188"/>
      <text:p text:style-name="P189">Martin Fowler (2006) ci espone i capisaldi della CI. Ci sono infatti una serie di pratiche che devono far parte del modo di procedere o sviluppare, così che si abbia una buona CI e un buon programma.</text:p>
      <text:list text:style-name="LFO9" text:continue-numbering="true">
        <text:list-item>
          <text:p text:style-name="P190">Ci deve essere un singolo punto dove tutto quello che ci serve per produrre il nostro software si riunisce. Si tratta di una Main Line. Insomma, una sola Repository sorgente. Allo stesso tempo, lì dentro ci devono essere, oltre all'ultima versione del codice, tutte le versioni precedenti. Questo è il meccanismo di versioning. Deve insomma essere chiaro dove teniamo l'ultima versione. Fowler pensava a un sistema centralizzato dove fare versioning, tipo un server. In realtà però i modi con cui andiamo a fare versioning non sono centralizzati (non sempre almeno). Git, ad esempio, è distribuito.</text:p>
        </text:list-item>
        <text:list-item>
          <text:p text:style-name="P191">Automatizzare la build. In ambienti multi-linguaggio, non voglio avere la rottura di scatole di dover fare la build di tutto il sistema dove ogni pezzo è scritto con un linguaggio diverso. Io schiaccio un pulsante e tutto si deve buildare. Ci sono anche motivi di sicurezza per questo. Se tipo prendo l'open source di qualcuno e lo buildo nella mia macchina, sono sicuro di avere lo stesso eseguibile del tizio che ha distribuito il codice? E se nella compilazione di un altro tizio c'è una backdoor? Marameo? Nel nostro caso, ci accorgeremo che spesso ci affideremo a un servizio o server che si occupa di Build autonoma. Scriveremo uno script che dice come costruire di preciso il codice. Magari ci sono anche istruzioni per verificare il codice scritto, testarlo. Dovremo inoltre diffidare delle IDE, ahimé. (Gradle, Maven, Ant, sono tool che hanno cercato di svolgere questo compito. Quale? Credo quello di build automatica.) A volte per svolgere un compito semplice ci complichiamo la vita cercando di rendere la cosa modulare. A volte, la fatica di pensare come automatizzare un compito è maggiore del tempo che impiegheremmo a svolgerlo manualmente.</text:p>
        </text:list-item>
        <text:list-item>
          <text:p text:style-name="P192">Make Your Build Self-Testing. Cioè, la build dovrebbe essere capace di testarsi da sola. Con test di unità, integrazione, interfaccia, carico... l'idea è che tutto ciò che funzionava prima deve continuare a funzionare anche dopo. Per questo vogliamo una fase di testing automatizzata, perché può essere una cosa lunga. Il risultato di correttezza o non correttezza di un test deve venirmi fuori in modo automatico.</text:p>
        </text:list-item>
        <text:list-item>
          <text:p text:style-name="P193">Tutti devono fare una Commit sulla Mainline ogni giorno. Prima di fare una commit su una macchina di riferimento però (che potrebbe essere compromessa se la commit contiene errori), scaricati l'ultima versione funzionante sulla tua macchina, vedi se l'integrazione va a buon fine, e se così è, carica tutto sulla macchina centrale. Senz'altro anticipare il prima possibile eventuali conflitti che si presentano nel lavoro parallelo è una buona cosa. Cioè, se io e Pippo abbiamo modificato entrambi uno stesso file (stessa versione), potrebbero esserci dei problemi. Se sono due file diversi, difficile che ci sia un problema. Quindi dobbiamo evidenziare tre conflitti (testo, sintassi e semantica) in fretta se ci sono. E questi tool dovranno permetterci di fare questo.</text:p>
        </text:list-item>
        <text:list-item>
          <text:p text:style-name="P194">Ogni commit dovrebbe essere buildata sulla mainline della macchina di integrazione. Ovvero, decidiamo tutti insieme di avere una macchina su cui fare una integrazione. Solo una persona alla volta può usarla per integrare. Eventuali conflitti basati sul fatto che più persone partono dalla stessa versione e la modificano, si risolvono integrando spessissimo. Se integriamo tutti spesso la versione corrente è bene o male sempre condivisa, perché i cambiamenti apportati da ogni integrazione sono minimali, e non vanno ad intaccare il lavoro dei miei colleghi. Posso addirittura, se tipo qualcuno ha integrato nella macchina centrale e io sto ancora lavorando alla mia feature, fare un upgrade della mia versione corrente, aggiornandola con la versione corrente della macchina centrale.</text:p>
        </text:list-item>
        <text:list-item>
          <text:p text:style-name="P195">Fix broken builds immediately. Se una build non funziona, va aggiustata subito. Non deve essere di riferimento una versione che non funziona. Se però non riesco ad aggiustare → revert. Torna la necessità del versioning, perché così facendo ho sicuramente una versione che funziona. È buona prassi inoltre fare in modo che la macchina centrale faccia un test di una nuova versione proposta della build. Testare in locale è carino, ma non basta. Ci possono sempre essere differenze tra la versione locale e quella remota.</text:p>
        </text:list-item>
        <text:list-item>
          <text:p text:style-name="P196">Keep the Build Fast. La fase di build deve essere veloce (ovvero la compilazione e la fase di test, tutto insieme), perché altrimenti rischio di bloccare l'intera catena di montaggio. Purtroppo non ogni test si può fare velocemente però, ci potrebbero essere dipendenze dove richiediamo la presenza di cose che non sono sotto il nostro diretto controllo.</text:p>
        </text:list-item>
        <text:list-item>
          <text:p text:style-name="P197">Test in a Clone of the Production Environment. (DLL = Dynamic Link Library). Il DLL Hell dice: tu programmi con una certa versione di alcune librerie. Poi però queste librerie cambiano e il tuo programma smette di funzionare. Le dipendenze strane creano problemi insomma. Addirittura un tempo c'era un sistemista che portava il software al cliente e si occupava di risolvere tutti i problemi che si manifestavano solo nella macchina del cliente. Di fatto però questo vanifica gli sforzi di controllo qualità. Se poi la mia app può trovarsi su più macchine diverse tra loro è ancora più un casino.</text:p>
        </text:list-item>
        <text:list-item>
          <text:p text:style-name="P198">Rendere facile, per ognuno, ottenere l'ultima versione dell'eseguibile. Il problema di avere solo il codice da cui partire senza i tool che usavano tale codice può essere critico. Tuttavia, dentro il mio git, non metterò certo l'eseguibile o il GCC per eseguire il programma. Ma darò uno script con tutte le direttive che permettono di ricreare l'ambiente per cui era stato concepito tale programma. Non do solo il codice sorgente, ma anche l'ambiente suo (direttive per capire come rieseguire quella versione).</text:p>
        </text:list-item>
        <text:list-item>
          <text:p text:style-name="P199">Tutti possono vedere cosa sta succedendo. Il codice non è privato, tutte le informazioni di processo devono essere trasparenti.</text:p>
        </text:list-item>
        <text:list-item>
          <text:p text:style-name="P200">Automate Deployment. Se la verifica ha successo, se insomma funziona tutto, faccio il deployment, ovvero la metto in produzione così che tutti possano usarla.</text:p>
        </text:list-item>
      </text:list>
      <text:p text:style-name="P201">Normalmente però si parla di CICD (delivery), ma lo vedremo poi.</text:p>
      <text:p text:style-name="P202"/>
      <text:p text:style-name="P203"/>
      <text:p text:style-name="P204">21/10/2021 – 8° Lezione</text:p>
      <text:p text:style-name="P205">Intro Software configuration management.</text:p>
      <text:p text:style-name="P206">Lui gestirà la gestione del codice, delle versioni, degli artifact... abbiamo visto la scorsa volta che bisogna dare un certo peso alle frasi viste l'altra volta.</text:p>
      <text:p text:style-name="P207">Source Code Management (versioning).</text:p>
      <text:p text:style-name="P208">“Una delle caratteristiche dei sistemi di controllo di versione è quella di creare più branch, per gestire diversi stream di sviluppo. Questa è una feature utile e forse (nay) essenziale. Ma spesso viene super-usato e porta a più problemi. Quindi, cerchiamo di gestire al meglio i branch”.</text:p>
      <text:p text:style-name="P209">In questo corso cercheremo di capire Git e non solo. In Git non si può prescindere dal concetto di branch. Sono operazioni talmente comuni e pervasive quelle dei branch che vanno sapute. Occhio, il tizio dell'altra volta (Fowler) diceva no ai branch. Mentre ora stiamo dicendo che vanno benissimo. Sono due punti di vista diversi. Però, nel 2000-2006 fare un ramo con SVN era un'operazione costosa, anche in termini di ricongiungimento. In Git però questa cosa cambia. Creare un ramo è facilissimo, mentre l'operazione di riallineamento e ricongiungimento sono talmente tanto spinte verso la loro semplificazione che la fatica è minore.</text:p>
      <text:p text:style-name="P210">Linus presentò Git a Google (fu Google a pagarlo per parlare di Git ai dipendenti di Google). Lo spiega, ne dà una logica. Dice di odiare con tanta passione CVS (SVN è il successore di CVS). Per lui, SVN è un progetto sbagliatissimo, in quanto cerca di aggiustare CVS che però non funziona alla base! Bisogna ripartire da capo insomma. Git però non nasce partendo da 0, né partendo da SVN. Parte da un software di versioning appartenente a Linux che si adattava al modello di collaborazione di un progetto open source. Linus aveva le competenze per fare quello che voleva fare, e lo ha fatto in pochissimo tempo. Siccome sviluppava sistemi operativi da anni, il suo approccio allo sviluppo di un sistema di versioning è stato molto particolare.</text:p>
      <text:p text:style-name="P211">Quindi, facciamo una panoramica sul Software Configuration Management. Nasce già dagli anni '50, e non nasceva solo per prodotti software, ma anche documentazione, hardware... si voleva documentare l'intero processo e la sua evoluzione. Negli anni '70 c'è la crisi dell'ingegneria del software, perché i progetti diventano sempre più grandi e i clienti più variegati e aumentano. Anche in questo contesto, si comincia a chiedere versioning. Questi tool vogliono quindi aiutare il processo di sviluppo tenendo traccia di tutte le versioni attraversate. Il tenere traccia delle versioni in un unico punto con dei metadati etc. è un'informazione molto importante. Anzi, serve per avere un processo di sviluppo organizzato. Gli oggetto di cui si vuole controllare l'evoluzione sono i cosiddetti evolution item o artifact. Artifact non si traduce come artefatto, NON LO FARE!!! (Artefatto= fatto ad arte, meglio manufatto, fatto a mano, boh non lo so). Comunque, si tratta di tutto quello che ha a che fare col nostro prodotto. Sono tanti dati eterogenei. Ma quanti e quali di questi dati ha senso andare a salvare o patchare?</text:p>
      <text:p text:style-name="P212">Tre scenari di esempio:</text:p>
      <text:list text:style-name="LFO10" text:continue-numbering="true">
        <text:list-item>
          <text:p text:style-name="P213">programmatore solo. In questo caso, il programmatore trae vantaggi da un sistema di versioning. Come mai? Pensiamo allo sviluppo di un prodotto open source. Diciamo di aver fatto un prodotto buono. Sono alla versione 1.7 e sono in un'alpha della 2.0. (quando cambia la prima cifra vuol dire che non garantisco che la nuova versione possa far funzionare i programmi della versione precedente). Diciamo che con questa nuova organizzazione il software è completamente diverso. All'improvviso, sulla 2.0, mi arriva un bug di sicurezza. Primo dramma: ce l'ho ancora il codice dell'1.7? Se non uso versioning, potrei non averlo. Oppure, tra versioni diverse vorrei confrontare tutte le cose cambiate. Quindi devo salvarmi le versioni e segnarmi le differenze.</text:p>
        </text:list-item>
        <text:list-item>
          <text:p text:style-name="P214">Collaborazione Studente Professore. Qui abbiamo lo stesso progetto a cui più persone lavorano in momenti distinti.</text:p>
        </text:list-item>
        <text:list-item>
          <text:p text:style-name="P215">Blaming. Cioè trattare male qualcuno perché ha fatto qualcosa di sbagliato. Esiste addirittura il comando git blame. Ovvero, annota una riga di codice o qualcosa del genere. Nel mondo Open Source è ancora più importante sapere chi è stato a fare una modifica, perché così posso anche individuare i suoi altri contributi, che potrebbero essere altrettanto sbagliati.</text:p>
        </text:list-item>
      </text:list>
      <text:p text:style-name="P216">Detto in parole povere, un SCM (software code management) si occupa...</text:p>
      <text:p text:style-name="P217">beh, inizialmente dei singoli file, e potevo salvare versioni diverse dello stesso file. Il sistema tratta questi file separatamente. Ma questo era soltanto un problema. Perché sì, io modifico solo un file, e un altro lo modifico poche volte, ma se salvo i file singolarmente perdo il mapping delle versioni che erano compatibili tra loro di questi file. Inoltre, se ho 20 file, e faccio la commit dei primi 4 e quella del 5° fallisce, io arrivo in uno stato inconsistente. Quindi avere un discorso di versioni e configurazioni non funzionava bene. E se cambio il nome di una classe Java? Cambia il nome di un file, quindi, per il versioning, smette di esistere un file e comincia ad esisterne un altro. Questo è un problema per salvare la storia del file. CVS aveva questo problema, e SVN l'ha risolto. SVN lavorava a livello di alberi di file. Traccia anche le operazioni di renaming e simili.</text:p>
      <text:p text:style-name="P218">Monticello è l'unico caso di sistema di versioning che fa qualcosa legato al conoscere ciò che vuole salvare. Monticello sta nel mondo di Smalltalk. È quindi uno strumento di versioning che sa di star lavorando per Smalltalk. Questa non è roba da poco. Uno strumento di versioning lavora con qualunque cosa, ma quel qualunque cosa lo tratta come file testuale, e questo può essere un problema se per esempio stiamo lavorando con un file word.</text:p>
      <text:p text:style-name="P219">Due decisioni importanti:</text:p>
      <text:p text:style-name="P220">che cosa versionare e la replicabilità. Se non ho anche i tool che generano il mio codice sorgente, allora potrebbe non bastarmi il codice sorgente. Quindi è importante dare le organizzazioni necessarie per ricostruire l'ambiente, tipo un puntatore alla versione che avevo usato per creare una certa cosa. Inoltre vanno archiviati i file che costituiscono il prodotto. Genero automaticamente e versiono, ma non è all'interno del mio versioning.</text:p>
      <text:p text:style-name="P221">Spoiler: mentre i sistemi classici facevano la memorizzazione della nuova versione come differenza della precedente (anzi, salvavano la nuova versione in modo completo, poi prendevano il delta tra questa nuova e quella vecchia, e sovrascrivevano la vecchia con il delta), Git salva tutte le versioni dei file. Separo l'operazione di sincronizzazione tra diverse repository facendo la commit in locale. Diventa più comune pensare: ho uno sviluppo parallelo dei file su più branch (approccio ottimistico). Oppure, sto lavorando ad una versione del file in locale che non è sincronizzata con il calcolatore centrale → no problem, finché ci lavoro in locale. Inoltre, Git ci permette di distruggere tutta la storia. Possiamo fare tutto, ma poi le conseguenze sono affari nostri. Esempio: sto facendo un progetto open source, ho un mio branch. Al 5° commit voglio consegnarlo al main. Poi però riguardo tutti i commit intermedi e divento rosso. Vorrei consegnare la 5° commit facendo sapere solo la nuova versione del file, quella dell'ultima commit. Questo mi serve per salvarmi la reputazione e rendere più facile la lettura delle varie versioni a chi poi guarderà le commit che renderò pubbliche. Quindi, le mie commit private verranno rese pubbliche, ma solo quelle che voglio io.</text:p>
      <text:p text:style-name="P222">Git è un sistema di versioning di basso livello (permette di fare cose sporche, è un coltellino svizzero con cui fare un po' di tutto).</text:p>
      <text:p text:style-name="P223">Il MERGE. Questa rimane un'operazione delicata. Si tratta di ricongiungere due diramazioni diverse di sviluppo. Su un mio ramo sviluppo una certa feature per poi ricongiungere tale ramo sul ramo principale. Così mettiamo tutto insieme e abbiamo il progettone. Il merge prima di Git era un casino. In Git e in tutti i sistemi distribuiti si è cercato di automatizzare il più possibile queste operazioni di merge (non si può sempre fare alla perfezione). Il primo livello è sintattico. Cerchiamo di capire se una mia modifica fatta su un ramo può essere in conflitto con quella di un altro sviluppatore sullo stesso file. Fare un confronto a due vie (diff) non funziona in questo caso, perché non sappiamo la storia che c'è dietro a questi conflitti. Quindi si va a cercare l'antenato più recente per fare i confronti. Confronto A e B con un antenato comune, vedo cosa è cambiato, e posso iniziare a capire. Tizio ha cambiato il file Pippo e Caio ha cambiato il file Paperino. Bene, allora è ragionevole pensare che siano modifiche indipendenti. Prendo le versioni più recenti di entrambi i file allora.</text:p>
      <text:p text:style-name="P224">Se invece ho lo stesso file in rami diversi (hunk differenti), cerco di mergare le versioni differenti. Si cerca di presentare le differenze, le cose che erano cambiate. Tutta una zona non cambiata dal file originale è un hunk. Hunk=zona identificata come cambiata rispetto ad altre.</text:p>
      <text:p text:style-name="P225">Se invece vengono fatte modifiche sullo stesso hunk → devo pensarci. (hunk uguali).</text:p>
      <text:p text:style-name="P226"/>
      <text:p text:style-name="P227">3-way merge (di git): quando, come nel caso di lavoro parallelo sullo stesso artifact, le due revisioni hanno un antenato comune (per esempio la re: LEGGI LA SLIDE 12).</text:p>
      <text:p text:style-name="P228"/>
      <text:p text:style-name="P229">Cerchiamo di capire di cosa parleremo. Di versioning distribuito, ovvero git. Ma con uno spirito diverso da quello dei tutorial su youtube. Alcuni comandi base li vedremo, ma cercheremo di capirli andando più in profondità. Ci interesserà come sono state fatte scelte interne (internals) così che nel 20% dei casi più critici siamo attrezzati.</text:p>
      <text:p text:style-name="P230">Vedremo, dopo gli Internals, l'Architettura, e comandi per l'History Rewriting. Alcuni workflow, cioè come usare Git (gitflow, garrit (?) e github/lab/bucket), tre modi di operare con git.</text:p>
      <text:p text:style-name="P231"/>
      <text:p text:style-name="P232"/>
      <text:p text:style-name="P233">26/10/2021 – 9° Lezione</text:p>
      <text:p text:style-name="P234">Quindi, avevamo cominciato a vedere git. Il Professore sta rimuovendo alcuni file inutili.</text:p>
      <text:p text:style-name="P235">Sottodirectory objects, refs e un file HEAD: sono queste le tre cose minimali che servono a git per funzionare correttamente. Uno dei primi comandi è git log. Ci dice cosa è stato committato fino ad ora. Inoltre Git ci dà una marea di aiuti verbosi.</text:p>
      <text:p text:style-name="P236">Git status ci dice qual è la versione corrente del progetto. Ci dice anche se ci sono differenze tra la working directory e la versione corrente. Ma quand'è che sono dentro una repository? Ci sono se io o un mio antenato posseggo/possiede il .git.</text:p>
      <text:p text:style-name="P237">Quando su github creiamo una repository, non ci lavoriamo. Quindi lì non esiste la working directory.</text:p>
      <text:p text:style-name="P238">Working directory → dove sono salvati i file</text:p>
      <text:p text:style-name="P239">Repository → dove faccio il versioning. Dal repository non posso sapere dove è la working directory, ma dalla wd posso sapere dove è la repository.</text:p>
      <text:p text:style-name="P240">Con git status ci viene detto quali sono i file non tracked/tracciati. Bisogna usare git add per trackarlo. Con git status insomma si va a dire esplicitamente che vogliamo versionare un file. Lo STAGE (o INDEX) stra tra la working directory e la repository. Ma è anche qualcosa, lo staging, che ci dà maggiore flessibilità. Sfturare l'index, come vedremo, sarà fondamentale. Quindi, con git add si è salvato la versione. E qualcosa è cambiato. C'è una nuova directory con un file e c'è anche un nuovo file index. Tuttavia, non c'è nessuna versione ancora, perché non abbiamo fatto nessun commit. Cosa c'è dentro al file nella cartella b1? Una versione compressa del file di prima.</text:p>
      <text:p text:style-name="P241">Come ragiona git quando deve salvare un file? Per capirlo decentemente guardiamo un po' di codice. Il codice è scritto in Ruby (slide 14/27) che ci fa vedere cosa succede quando si vuole passare un oggetto nella repository.</text:p>
      <text:p text:style-name="P242">Di fatto con l'hashing dello SHA si costruisce, con una struttura composta da multiple sottodirectory, una tabella hash. Sono tante directory con meno cose.</text:p>
      <text:p text:style-name="P243">Se avevo già salvato un file con esattamente lo stesso contenuto allora non fare nulla.</text:p>
      <text:p text:style-name="P244">Un oggetto per git è un blob. Altri tipi di oggetto sono tree, etc..</text:p>
      <text:p text:style-name="P245">Tipo + lunghezza + \0 + nome_file.</text:p>
      <text:p text:style-name="P246">Quindi qui abbiamo sia il contenuto del file che uno sha, e non un delta. Lo sha ci permette di essere sicuri che il file che ci viene dato sia coerente.</text:p>
      <text:p text:style-name="P247">Però insomma, se ogni volta che vogliamo riprendere un file dobbiamo fare un inflate con qualche tool ciao. Quello che in realtà succede quindi è che ci sono tutta una serie di comandi di “plumbing” che servono per lavorare sugli oggetti così come sono salvati.</text:p>
      <text:p text:style-name="P248">Git cat-file -p b1a0 (primi 4 caratteri dello sha del file che mi interessano). Quindi dato un hash della mia repository posso conoscere il nome, la dimensione, il tipo, etc..</text:p>
      <text:p text:style-name="P249">La cosa buffa è che non si ricorda il nome dei file tracciati.</text:p>
      <text:p text:style-name="P250">Inoltre, directory vuote non vengono versionate. Se una directory contiene file allora ha senso tracciare anche quella cartella. Ma altrimenti no.</text:p>
      <text:p text:style-name="P251">Nei commit dovremmo esprimere la semantica del cambiamento rispetto alla versione precedente.</text:p>
      <text:p text:style-name="P252">È il tree che fa il mapping tra nome e hash. La corrispondenza nome del file e suo contenuto è fatta tramite un oggetto di tipo tree. Potrebbe essere ricorsiva la cosa, se ci sono altre directory.</text:p>
      <text:p text:style-name="P253">Git cerca di capire quando un file viene mosso da una directory a un'altra per tracciarne la history. Sia usando git mv che mv.</text:p>
      <text:p text:style-name="P254">[Caratteri che mi rappresentano i permessi – nome del file – binario.]</text:p>
      <text:p text:style-name="P255">Il formato dei file blob, tree, commit, è stabile. Non è mai cambiato dalla prima versione di git. L'index invece è cambiato tantissime volte, perché è un punto critico per l'efficienza di git. È un file completamente in binario.</text:p>
      <text:p text:style-name="P256">I commit e i tree vengono creati solo quando faccio il versionamento vero e proprio.</text:p>
      <text:p text:style-name="P257">SULL'INDEX C'è LA PROSSIMA VERSIONE CHE VERRà COMMITTATA.</text:p>
      <text:p text:style-name="P258">L'oggetto tree lo creo solo quando effettivamente salvo la versione.</text:p>
      <text:p text:style-name="P259">Il git diff è complicato, ha tutta una serie di argomenti che ne cambiano la semantica.</text:p>
      <text:p text:style-name="P260">I repository di tipo bare sono particolari.</text:p>
      <text:p text:style-name="P261"/>
      <text:p text:style-name="P262"/>
      <text:p text:style-name="P263">28/10/2021 - 10° Lezione</text:p>
      <text:p text:style-name="P264">Che differenza c'è tra github e git? Github permette il fork, git al massimo fa il clone. Ma ancor più importante boh.</text:p>
      <text:p text:style-name="P265">Vediamo qualche lucido per ripredenre i concetti dell'altra volta.</text:p>
      <text:p text:style-name="P266">Abbiamo il working space, l'index (stage) e la repository (history). Con git add passiamo dal working space all'index, e per andare alla repository si usa git commit. Con git reset – files torno indietro all'index, e con git checkout – files torno al working space. (git checkout – files ultimamente è anche git restore). Si possono aggiungere comandi custom. L'help come si apre? Non con man git, perché git è un wrapper, ricorda. Se voglio il sotto-comando diff devo fare man git-diff.</text:p>
      <text:p text:style-name="P267">C'è poi il concetto di branch, con main/master che è il nome del primo ramo (principale) che ha un'etichetta chiamata HEAD, che mi seguirà sempre nel lavoro. Se non faccio cose strane, le mie modifiche alla repository hanno effetto sul ramo puntato da head.</text:p>
      <text:p text:style-name="P268">L'index contiene tutte le informazioni che verranno messe nel nostro nuovo versionamento, le cose di cui fare il commit. Ogni volta che viene fatto un git -add vengono creati gli object relativi a tali snapshot. Praticamente, per salvare la versione nell'index, devo prima fare il commit, o quella versione non verrà versionata (credo sia così).</text:p>
      <text:p text:style-name="P269">Da dove viene l'info che un file è modificato? Dall'index.</text:p>
      <text:p text:style-name="P270">Git fsck (file system check): controllo dei file.</text:p>
      <text:p text:style-name="P271">Es tipico: ci da una directory .git, una working directory, creami uno script che mi porti in quella situazione.</text:p>
      <text:p text:style-name="P272">I comandi di plumbing si usano per capire cosa è successo, ma non si usano per svolgere l'esercizio. Il log sarebbe un cheat.</text:p>
      <text:p text:style-name="P273"/>
      <text:p text:style-name="P274">I blob sono i file finali, e sono caratterizzati da un tipo, una dimensione, e un contenuto. Lo stesso per un albero, ma il suo contenuto sono blob o altri alberi, con tanto di hash e nome. Il commit invece ha sempre un tipo, una dimensione, un hash, un autore, un committer e un commento al commit.</text:p>
      <text:p text:style-name="P275">Come ci si riferisce a un commit?</text:p>
      <text:p text:style-name="P276">Nome: il suo hash (o le sue prime lettere)</text:p>
      <text:p text:style-name="P277">Nickname: un tag, un branch, HEAD.</text:p>
      <text:p text:style-name="P278">Parentela: aggiungere a uno dei precedenti i simboli ^ oppure tilde&lt;numero&gt;</text:p>
      <text:p text:style-name="P279">Data: “master@{1 hour ago}</text:p>
      <text:p text:style-name="P280"/>
      <text:p text:style-name="P281">Creare un ramo vuol dire creare sotto refs-heads un file col nome del nuovo ramo.</text:p>
      <text:p text:style-name="P282">Qual è la differenza tra un file in heads e tags? Un tag è un branch costante, un riferimento che non si muove più. Il branch invece si muove e si evolve.</text:p>
      <text:p text:style-name="P283">HEAD può puntare solo a un branch non a un tag name. (checkout → tira fuori la versione puntata da un certo tag).</text:p>
      <text:p text:style-name="P284"/>
      <text:p text:style-name="P285">Git reflog</text:p>
      <text:p text:style-name="P286"/>
      <text:p text:style-name="P287">git gc stimola il garbage collector.</text:p>
      <text:p text:style-name="P288"/>
      <text:p text:style-name="P289">Le frecce vanno dai figli al papà. Si possono avere due genitori se si è figli di un merge.</text:p>
      <text:p text:style-name="P290"/>
      <text:p text:style-name="P291">A^1^1^1 = voglio il primo padre di A, da quello voglio il primo padre del padre, e da quello voglio il primo padre del padre del padre.</text:p>
      <text:p text:style-name="P292"/>
      <text:p text:style-name="P293"/>
      <text:p text:style-name="P294">Verde = commit. Rami = arancioni (head attaccata eventualmente). Stage = blu, Working Directory = rosso.</text:p>
      <text:p text:style-name="P295"/>
      <text:p text:style-name="P296">Ogni volta che faccio una commit creo un nuovo oggetto di tipo commit, che si porta dietro il ramo a cui punta HEAD.</text:p>
      <text:p text:style-name="P297">“riscrivere la storia è possibile finché nessuno conosce la storia”.</text:p>
      <text:p text:style-name="P298"/>
      <text:p text:style-name="P299">Git checkout HEAD(tilde) files: copiami i file di quella commit sia nello stage che nella WD.</text:p>
      <text:p text:style-name="P300"/>
      <text:p text:style-name="P301">Git show ?= git log dove ti dice anche cosa hai modificato.</text:p>
      <text:p text:style-name="P302"/>
      <text:p text:style-name="P303"/>
      <text:p text:style-name="P304">02/11/2021 – 11° Lezione</text:p>
      <text:p text:style-name="P305"/>
      <text:p text:style-name="P306">History rewriting. Discorso importante su git, che serve ad avere un buon repository git. Infatti solo alcuni commit dovrebbero esistere, per rendere la history sensata agli occhi degli altri (che sono anche i tuoi in futuro).</text:p>
      <text:p text:style-name="P307">-Git reset –hard: prende head e la copia dentro l'index e la working directory. Si torna all'ultima versione del repository.</text:p>
      <text:p text:style-name="P308">-git diff: differenza tra wd e index.</text:p>
      <text:p text:style-name="P309">E se volessimo committare solo parte di un file?</text:p>
      <text:p text:style-name="P310">-git add -p: ci chiede se fare l'add di un hunk del file!!! Posso addirittura splittare un hunk che lui ha generato in automatico con s!</text:p>
      <text:p text:style-name="P311">-gir diff –cached: differenza tra index e repository (?)</text:p>
      <text:p text:style-name="P312">Lui usa VSCode.</text:p>
      <text:p text:style-name="P313">Si può anche commitare solo parte di un file.</text:p>
      <text:p text:style-name="P314"/>
      <text:p text:style-name="P315">-git revert {COMMITISH}: revert è l'inverso di crpick (?), ovvero – prendi un commit, e fai come se quel commit non fosse mai successo, ma NON togliendolo dalla storia. Ma aggiungendo un commit che fa l'opposto (rimetti le righe tolte, togli quelle messe...). Inverte insomma gli effetti del commit citato (che potrebbe non essere l'ultimo!). Tolgo gli effetti del commit pur non togliendo un pezzo della storia.</text:p>
      <text:p text:style-name="P316">-git commit -a: pericoloso, aggiunge all'index i file della wd presenti nelle versioni versionate (?).</text:p>
      <text:p text:style-name="P317">-git reset {COMMITISH}: ritorno alla soria di x versioni (commit) fa.</text:p>
      <text:p text:style-name="P318">Rebase iterativo: diamo il comando e lui comincia a chiederci.</text:p>
      <text:p text:style-name="P319">Rebase: se ho fatto un branch dalla versione 2, fai come se il branch l'avessi fatto dalla versione 3.</text:p>
      <text:p text:style-name="P320">git rebase è il primo vero comando di riscrittura della storia.</text:p>
      <text:p text:style-name="P321">Crpick dice: (slide 6) se lo faccio partendo da da985, voglio applicargli le differenze tra 2c33a e 169a6 (per esempio). È un merge moooolto più soft.</text:p>
      <text:p text:style-name="P322">Rebase: prendi i commit da me all'antenato comune e riportali nel ramo principale. (prima di fare un rebase, crea un nuovo ramo così da poter tornare indietro se sbagli). Lo scopo del rebase è di linearizzare.</text:p>
      <text:p text:style-name="P323"/>
      <text:p text:style-name="P324">Grep QUALCOSA</text:p>
      <text:p text:style-name="P325"/>
      <text:p text:style-name="P326"/>
      <text:p text:style-name="P327">04/11/2021 – 12° Lezione</text:p>
      <text:p text:style-name="P328"/>
      <text:p text:style-name="P329">-cp -r <text:s/>cartella: copia la cartella corrente in cartella.</text:p>
      <text:p text:style-name="P330">-git bisect reset: toglie le informazioni per fare il bisect.</text:p>
      <text:p text:style-name="P331">Checkout: tiro fuori info senza rompere i fille nella wd.</text:p>
      <text:p text:style-name="P332">-git bisect log: mi dice tutto quello che ha fatto per fare il bisect.</text:p>
      <text:p text:style-name="P333">-git bisect skip: skippa un commit durante la bisect. Prendi quello prima o quello dopo, questo ignoralo.</text:p>
      <text:p text:style-name="P334">125 = ignoralo</text:p>
      <text:p text:style-name="P335">0-127 = markalo come bad (125 escluso)</text:p>
      <text:p text:style-name="P336">altri: interruzione bisect per un errore.</text:p>
      <text:p text:style-name="P337">-git stash apply: applico la versione dello stash ma non la tolgo. L'apply può fallire infatti, meglio usarla così prima della pop.</text:p>
      <text:p text:style-name="P338">--index: ripristinami anche l'index.</text:p>
      <text:p text:style-name="P339">(commit -a non è bello).</text:p>
      <text:p text:style-name="P340">Lo stash può portare a conflitti.</text:p>
      <text:p text:style-name="P341">-git rebase master: riposiziona il mio ramo corrente su master.</text:p>
      <text:p text:style-name="P342">Git hist -–reflog ??? per vedere tutto il tree? Sembra di sì.</text:p>
      <text:p text:style-name="P343">Possiamo fare test in locale per verificare se quello che vogliamo committare funziona. Ma se quello che vorremmo committare sta nell'index che si fa? Il test si può fare solo sulla wd. Ci viene in aiuto git stash.</text:p>
      <text:p text:style-name="P344">-git filter repo: nuovo comando utile.</text:p>
      <text:p text:style-name="P345">Ecco 4 situazioni classiche che potremmo voler riscrivere.</text:p>
      <text:list text:style-name="LFO11" text:continue-numbering="true">
        <text:list-item>
          <text:p text:style-name="P346">fare come se un file non fosse mai stato versionato.</text:p>
        </text:list-item>
      </text:list>
      <text:p text:style-name="P347">-git filter-branch –index-filter<text:s/><text:span text:style-name="T348">'git rm –cached –ignore-unmatch filename HEAD'</text:span></text:p>
      <text:p text:style-name="P349">-git filter-repo –path filename –invert-paths (tengo tutto tranne/butto via tutto tranne).</text:p>
      <text:list text:style-name="LFO12" text:continue-numbering="true">
        <text:list-item>
          <text:p text:style-name="P350">cambiare email degli autori</text:p>
        </text:list-item>
      </text:list>
      <text:p text:style-name="P351">-git filter-branch –env-filter<text:s/><text:span text:style-name="T352">'if test “$GIT_AUTHOR_EMAIL” = “old_email”</text:span></text:p>
      <text:p text:style-name="P353"><text:span text:style-name="T354"><text:tab/></text:span>then GIT_AUTHOR_EMAIL=new_email</text:p>
      <text:p text:style-name="P355"><text:tab/>fi' -- --all</text:p>
      <text:p text:style-name="P356">eeeeeeeeeeehh</text:p>
      <text:p text:style-name="P357"/>
      <text:p text:style-name="P358">Hooks: quella con tutti i samples. Che sono? A che servono? Un hook è un uncino, qualcosa a cui mi posso agganciare.</text:p>
      <text:p text:style-name="P359">-pre-commit hook: hook chiamato prima di un commit.</text:p>
      <text:p text:style-name="P360">-post-commit hook: hook chiamato subito dopo un commit.</text:p>
      <text:p text:style-name="P361">-server-side hooks: pre-receive e update e post-receive: usati per rifiutare un push</text:p>
      <text:p text:style-name="P362"/>
      <text:p text:style-name="P363"/>
      <text:p text:style-name="P364">09/11/2021 – 13° Lezione</text:p>
      <text:p text:style-name="P365"/>
      <text:p text:style-name="P366">Git workflows.</text:p>
      <text:p text:style-name="P367">Git è un coltellino svizzero.</text:p>
      <text:p text:style-name="P368">Un uso improprio dei rami può causare problemi, ma ciò nonostante non possiamo fare a meno di usarli. Di fatti, se abbiamo su github la nostra repo dobbiamo già distinguere il concetto di ramo locale da ramo remoto. Quello di cui parleremo sono alcuni approcci che cercano di dare ordine ai rami sono git-flow, gerrit e pull request. Gerrit non l'ho mai sentita nominare.</text:p>
      <text:p text:style-name="P369"/>
      <text:p text:style-name="P370">Git-flow:</text:p>
      <text:p text:style-name="P371">nasce da un blog, dall'esperienza di alcuni sviluppatori. Questi hanno pubblicato un loro modo di usare Git. Hanno definito alcuni comandi di alto livello che vincolavano l'uso di Git a come volavano farlo loro. È molto noto questo metodo di utilizzo, e quasi tutti i tool grafici di Git hanno estensioni per supportare i comandi aggiuntivi di GitFlow, da quanto è importante. Innanzitutto, i branch hanno una tipologia. Ci sono nuove operazioni “guidate” e tratta anche i remote.</text:p>
      <text:p text:style-name="P372">Alcune cose di GitFlow sono passate di moda però. Nella CI, GitFlow non è detto sia lo scenario migliore. Infatti esaspera il significato del versioning contro quello dell'ultima versione. Nel caso delle webapp, si sente il bisogno di mantenere solo la versione più recente, mentre quelle prima diventano meno importanti, in GitFlow. Tuttavia, GitFlow ci darà idee su come espandere Git.</text:p>
      <text:p text:style-name="P373"/>
      <text:p text:style-name="P374">Il ramo Develop è il ramo di integrazione, non di sviluppo. Sarebbe il ramo comune di sviluppo, o se preferisci il livello di sviluppo dell'intero progetto a cui lavora tutto il team. Master invece contiene l'ultima versione rilasciata e tutte quelle precedentemente rilasciate. Ci sta che ci sia un meccanismo automatico per cui quando faccio un push sul ramo master, tale nuova versione viene rilasciata.</text:p>
      <text:p text:style-name="P375">Il passaggio da develop a master non è così immediato, ci sarà un passaggio intermedio. Ah occhio! Per iniziare un gitflow, bisogna fare “git flow init”. Ci chiede innanzitutto il nome che diamo al ramo di produzione. Poi ci chiede il nome del ramo develop. Ha poi cinque categorie possibili aggiuntive di rami.</text:p>
      <text:p text:style-name="P376"/>
      <text:p text:style-name="P377">Rami feature: tutti i rami di feature partono sempre da develop.</text:p>
      <text:p text:style-name="P378"/>
      <text:p text:style-name="P379">Rami release: ramo di consegna? In realtà, anche qui abbiamo uno start release e un finish release. Ma fondamentalmente, si crea un nuovo ramo partendo da develop e ci spostiamo su di esso. Al finish, vado a copiare il risultato sul master e sul develop. Credo di aver capito che qui avverranno tutti i bugfixes dell'ultima versione che c'era quando ho dato lo start sul release. La vita di questi rami è limitata insomma alla correzione di bug della versione consegnata.</text:p>
      <text:p text:style-name="P380"/>
      <text:p text:style-name="P381">Rami hotfix: per fare bug fixes su una versione distribuita. Di default parte dall'ultima versione presente su master, ma si può partire anche da più indietro. È l'unico comando che riparte da master. <text:s/>Permette di separare i bug urgenti dagli sviluppi correnti. Ripariamo una specifica versione senza buttare via il lavoro svolto per quella nuova.</text:p>
      <text:p text:style-name="P382"/>
      <text:p text:style-name="P383"/>
      <text:p text:style-name="P384">Comando di Git: git request-pull. Meccanismo per comunicare una richeiesta del tipo: “ehi tu, tu che sei lontano, vieni a dare uno sguardo a questa roba! Magari la vuoi pullare!”</text:p>
      <text:p text:style-name="P385"/>
      <text:p text:style-name="P386">Il fork, comando dei servizi di hosting, permette a chiunque di farsi una copia di un progetto di qualcun altro e lavorarci sopra.</text:p>
      <text:p text:style-name="P387"/>
      <text:p text:style-name="P388">Gerrit: collegato a diversi progetti di Google. AOSP è l'acronimo di Android Open Source Project, e tale progetto è aperto a tutti e gestito mediante Gerrit. Coe si fanno a rivedere le sottomissioni? Con delle peer review. Gerrit ipotizza di avere un sistema che mascheri Git, che sta sotto. Dall'esterno i client pensano di interagire con un server git normale, ma dentro in realtà c'è un wrapper che gestisce per bene la struttura di git sottostante.</text:p>
      <text:p text:style-name="P389">Reviewer/approver e verifier. Esaminano il lavoro da due punti di vista diversi.</text:p>
      <text:p text:style-name="P390">L'approver è una figura di alto livello, che ha una visone del progetto completa,e va a capire se, in senso ampio, le nuove modifiche hanno senso per il progetto oppure no. Funziona? Sì. Ok, ma ci serve? Eheheh. È scritta bene? Duplica pezzi di codice? Non ha separato bene i package? Porta a problemi di sicurezza? Se a tutte le domande della slide 19 la risposta è positiva, da parte di due persone (approvalers...), allora ok. Poi però c'è il verifier, che ci dice se il codice funziona o non funziona.</text:p>
      <text:p text:style-name="P391"/>
      <text:p text:style-name="P392"/>
      <text:p text:style-name="P393">11/11/2021 – 14° Lezione</text:p>
      <text:p text:style-name="P394"/>
      <text:p text:style-name="P395">Che palle mi sono perso l'esercizio ç-ç.</text:p>
      <text:p text:style-name="P396">Cambio il nome a un file, il blob è lo stesso, ma è diverso il tree nel prossimo commit.</text:p>
      <text:p text:style-name="P397">Git mv A D → serve a rinominare A in D.</text:p>
      <text:p text:style-name="P398">git mv B C</text:p>
      <text:p text:style-name="P399">ho pronta la roba del secondo commit.</text:p>
      <text:p text:style-name="P400">Git commit -m “due”</text:p>
      <text:p text:style-name="P401">git cat-file -p bfdee (ultimo commit): info sul tree dell'ultimo albero.</text:p>
      <text:p text:style-name="P402">Printf “text C\n” &gt; B. (e poi lo stesso per A)</text:p>
      <text:p text:style-name="P403">Potevo anche fare:</text:p>
      <text:p text:style-name="P404">cp B A (o A B, dipende da quale ho scritto prima.<text:s/><text:span text:style-name="T405">Gli piace di più cp che printf dello stesso contenuto</text:span>).</text:p>
      <text:p text:style-name="P406">(Git mv A B, se avevo versionato A, B è subito nell'index, non serve add B).</text:p>
      <text:p text:style-name="P407">git status: abbiamo A e B non tracciati.</text:p>
      <text:p text:style-name="P408">Git add A B</text:p>
      <text:p text:style-name="P409">mkdir _C</text:p>
      <text:p text:style-name="P410">git mv C D _C</text:p>
      <text:p text:style-name="P411">gitmv _C C</text:p>
      <text:p text:style-name="P412">il contenuto della directory C ha il contenuto di un vecchio tree (insieme di file). Semplicemente, ora quel tree si chiama C.</text:p>
      <text:p text:style-name="P413">git commit -m “tre”</text:p>
      <text:p text:style-name="P414">git cat-file -p baf10 (nome del commit)</text:p>
      <text:p text:style-name="P415">git cat-file -p f508 (l'albero del comit di prima)</text:p>
      <text:p text:style-name="P416"/>
      <text:p text:style-name="P417">Stiamo vedendo il risultato dell'esercizio, e stiamo cercando di capire come capire che c'è una specifica situazione.</text:p>
      <text:p text:style-name="P418">[[git rm [-r] _C]] (cerca di rimuovere la directory se contiene roba versionata)</text:p>
      <text:p text:style-name="P419">git fsck: dice che hai un commit pendente.</text:p>
      <text:p text:style-name="P420">La directory log non ce l'avremo. Quindi è come non avere a disposizione il reflog, o fsck. Fsck.</text:p>
      <text:p text:style-name="P421">Git hist –reflog: più completo di fit hist –all, ma solo se c'è roba nel reflog.</text:p>
      <text:p text:style-name="P422">Git hist hash: è un modo di nomintare la storia di un commit.</text:p>
      <text:p text:style-name="P423">[[Tree -Ac .git/objects]]</text:p>
      <text:p text:style-name="P424">ls .git/objects/*/* | sed s#.git/objects## | sed s#/##g</text:p>
      <text:p text:style-name="P425">| xargs: quando hai prodottuo sullo stdout, dallo al prossimo comando, quindi...</text:p>
      <text:p text:style-name="P426">| xargs git hist</text:p>
      <text:p text:style-name="P427">oppure, se voglio sapere cosa sono,</text:p>
      <text:p text:style-name="P428">| xargs -n 1 git cat-file -t</text:p>
      <text:p text:style-name="P429">(il comandone) &gt; _hh</text:p>
      <text:p text:style-name="P430">(il comandone) | xargs -n 1 git cat-file -t</text:p>
      <text:p text:style-name="P431">paste _hh _tt: bello!!!</text:p>
      <text:p text:style-name="P432">git cat-file –batch-all-objects –batch-check: come prima ma anche con la dimensione.</text:p>
      <text:p text:style-name="P433">Printf <text:s/>“text D\n” \ git hash-object -w –stdin: funziona, ma non ha senso (per creare quel blob)</text:p>
      <text:p text:style-name="P434">ha più senso, alla fine, creare quel file con quel contenuto e fare una add. Il blob viene creato comunque.</text:p>
      <text:p text:style-name="P435"/>
      <text:p text:style-name="P436">git cat-file --batch-all-objects –batch-check !!!bellissimo!!!</text:p>
      <text:p text:style-name="P437"/>
      <text:p text:style-name="P438">Esercizio 3.</text:p>
      <text:p text:style-name="P439">(se ero già arrivato al commit in basso a sinistra con uno e master, dovevo fare git reset –HARD HEAD^, per riavere master sul primo commit.</text:p>
      <text:p text:style-name="P440">Ero su master, e ho chiesto di fare il merge di uno.</text:p>
      <text:p text:style-name="P441">Git merge uno -m “oohhh”</text:p>
      <text:p text:style-name="P442"/>
      <text:p text:style-name="P443">Esercizio 4</text:p>
      <text:p text:style-name="P444">ciao</text:p>
      <text:p text:style-name="P445"/>
      <text:p text:style-name="P446"/>
      <text:p text:style-name="P447">16/11/2021 – 15° Lezione</text:p>
      <text:p text:style-name="P448"/>
      <text:p text:style-name="P449">È TORNATO MATTIA MONGA &lt;3 &lt;3 &lt;3. LA TARRRRRRPITTT.</text:p>
      <text:p text:style-name="P450">Bellettini ci aveva riempito la testa di cose inutili e ora si torna a quelle serie! Facciamo il punto.</text:p>
      <text:p text:style-name="P451">Tema del corso: la Tarpit. (L'HA DETTO DAVVERO). Il filo conduttore è questo: fare software vuol dire finire nelle sabbie mobili. Abbiamo visto una serie di modelli per finire nella tarpit in compagnia. Con Carlo abbiamo visto come gestire i manufatti dell'industria del software, che produce per lo più file. (dice che lui non può fare a meno di ragionare come unix, per quello i nostri manufatti sono file). Il mondo di smalltalk ad esempio è un mondo famoso, perché ad esempio tutte le cose del mondo agile nascono lì. Lì non si hanno file addirittura. In quel mondo lì, git è alieno, non si incastrerebbe molto bene. In Smalltalk non si scrivono file, ma classi, oggetti, nel mondo si malltalk. Il versioning è un concetto generale. Aver bisogno di tenere traccia dell'evoluzione di ciò che facciamo è un concetto universale, ma in questo mondo di smalltalk questa cosa si fa in maniera molto diversa. Viene usato Monticello, e il versionamento lì sa di smalltalk. SI può dire “è stato aggiunto questo a questo metodo”, insomma, dire cose con i concetti della object-orientation. Git invece fa una scelta molto più indipendente rispetto al mondo in cui si sviluppa. Assume che ci siano file fatti da bit. Se poi i file sono fatti da righe di testo, ci dà supporto per il controllo delle versioni. Tornando a noi, l'operaio del software di solito produce stream di byte, file appunto, che devono essere tenuti sotto controllo. Per farlo, si usano sistemi di configuration management come git. Mai confondere git con uno dei servizi cloud che permettono l'interazione con git. Git è serverless infatti. È un DSCM, Distributed Software Configuration Management (System), perché permette di fare le operazioni di collaborazione anche se non c'è il server in vista. I commit sono possibili anche se il server non è raggiungibile. In più, comunque, con servizi come github, abbiamo nodi git sempre attivi a cui riferirci.</text:p>
      <text:p text:style-name="P452">Quindi, TARPIT: come ne usciamo? Abbiamo visto i modelli organizzativi, e ora, partendo da quello che ci ha detto Carlo, vedremo strumenti che se non altro ci aiutano a vedere i problemi. Per esempio, il SCM (software configuration management) è fondamentale. Domanda: che differenza c'è tra sviluppare software in 2,3,4 con git, piuttosto che usando invece dropbox? Dopotutto, anziché sviluppare con le modalità complicate di SCM, potremmo usare una cartella cloud dove ci mettiamo i file. Altra domanda, per gioco: come mai altre persone che fanno un lavoro analogo al nostro (scrivere file) usano dropbox per fare una cosa distribuita? Perché evidentemente ha senso. Si può portare quel modello lì sul software.</text:p>
      <text:p text:style-name="P453">Qual è il problema che cerca di risolvere il configuration management?</text:p>
      <text:p text:style-name="P454">Versione = del singolo artifact.</text:p>
      <text:p text:style-name="P455">Revisione = del sistema intero.</text:p>
      <text:p text:style-name="P456">Possibili risposte: error management (se sbaglio posso tornare indietro), collaborazione (lavoriamo in tanti e cerchiamo di evitare o risolvere i conflitti), controllo dello sviluppo.</text:p>
      <text:p text:style-name="P457">Rispostona: in qualsiasi momento, abbiamo qualcosa che ci dice con esattezza i pezzi di cui è composto il nostro software. Un po' come succede nella costruzione di un veicolo aerospaziale.</text:p>
      <text:p text:style-name="P458">Il SCM ci permette, in ogni istante, di sapere da dove arriva ogni bit del nostro sistema.</text:p>
      <text:p text:style-name="P459">Con git insomma tutti questi problemi possono essere razionalizzati, sappiamo sempre cosa ha senso e cosa no. In ogni istante siamo in grado di dire quali bit compongono il mio sistema.</text:p>
      <text:p text:style-name="P460"><text:line-break/>Vediamo ora un altro problema (che git non può risolvere?), ovvero il<text:s/><text:span text:style-name="T461">Dependency hell</text:span>. È un gioco di parole (inferno delle dipendenze), che è nato nel mondo windows. In windows, le librerie dinamiche si chiamano dll. Il D-Hell rappresenta un problema comunque che c'è in tutti i sistemi, e nasce con l'idea della dinamicità. Finché le cose sono statiche (quando compilo, compilo tutto e il mio sistema è quella roba lì), questo problema non c'è. Anche se poi ci sono altri problemi, come il fatto che devo ricompilare tutto se c'è un problema.</text:p>
      <text:p text:style-name="P462">Le librerie dinamiche dovrebbero risolvere queste problematiche, ma non lo fanno benissimo.</text:p>
      <text:p text:style-name="P463">Prendiamo i videogiochi come esempio. Dopo aver installato un gioco, ci girano parecchio se quel gioco non funziona. Quindi il produttore cosa fa? Compila dinamicamente, ma mette tutte le librerie dinamiche nella directory del gioco. Quindi sono dinamiche, ma non per il sistema, bensì per il gioco. Si guardano bene, insomma, dal pestare i piedi alle librerie di sistema, perché altrimenti incorreremmo nel D-Hell (DLL). Il DLL si manifesta quando diversi produttori mettono, nel nostro sistema globale, cose che entrano in conflitto tra loro. Installo GTA, poi tetris, e GTA non funziona più, perché tetris sovrascrive una libreria usata da GTA. Fortunatamente, ad oggi, questo problema è meno comune. Addirittura, il famoso “prova a disinstallare e reinstallare” ha senso, perché chissà chi ha pestato i piedi a chi. Il dependency hell insomma è questo problema: ogni prodotto porta con sé delle librerie, che potrebbero entrare in conflitto con quelle portate nel sistema da altri prodotti. Oramai, per fortuna, i sistemi di sviluppo moderni hanno procedure per gestire, o almeno rendersi conto che esiste, il problema.</text:p>
      <text:p text:style-name="P464">Qualsiasi applicazione dipende da componenti software fuori dal controllo del produttore: kernel, device driver, librerie di sistema e di supporto. Una possibilità per contrastare il DLL è avere qualcuno che vede tutto il sistema e lo gestisce in maniera coerente, come fa debian. Ma lo fanno anche i sistemi con i market. Apple è l'archetipo della centralizzazione della distribuzione del software. Se infatti qualcuno può vedere tutto il sistema, può anche dirmi se potrebbero esserci problemi nell'installazione di un nuovo software. Noi però vogliamo, a livello di prodotto (nel nostro corso), rendere evidente il nostro grafo delle dipendenze. Perché lo vogliamo fare? Perché, come con git, vogliamo un modo di esplicitare quali pezzi sono necessari al funzionamento del mio sistema. Questa informazione può essere utile a me per creare, in ambienti diversi, lo stesso prodotto, ma può anche essere utile ad altri per fare ragionamenti per ridurre il DLL.</text:p>
      <text:p text:style-name="P465">Ci sono poi un sacco di problemi sempre più pressanti legati alla sicurezza dei miei sistemi. Se uno dei miei componenti un giorno lo si scopre essere vulnerabile, non è ovvio dire che anche il mio sistema è vulnerabile. Solo se una particolare versione del mio software usa quella particolare versione del componente, allora ho un problema di sicurezza.</text:p>
      <text:p text:style-name="P466">Una MAREA di software in giro per il mondo ha smesso di<text:s/><text:span text:style-name="T467">funzionare.</text:span><text:s/>È comodo dipendere da qualcosa che evolve, ma se a un certo punto quella roba lì non esiste più o viene alterata, a me non funziona più un tupo. Pertanto, i sistemi di version management servono a fare ordine in questo pezzetto della tarpit. L'obiettivo è quindi scrivere, da qualche parte, l'esistenza di queste mie dipendenze. Perché solo il fatto di renderle esplicite fa ordine nella tarpit. Vedremo che questi sistemi sono fondamentali per fare ordine. [[CI: c'è un repository, un sistema di CM, e ogni volta che qualcosa in questo sistema cambia, il sistema riproduce il prodotto finale. Come fa a farlo? Può farlo...</text:p>
      <text:p text:style-name="P468">se tu compili con due compilatori C diversi, non ottieni gli stessi bit. I bit che otteniamo sono diversi. Se vogliamo questa certezza, dobbiamo includere il compilatore nel sistema di CM.]]</text:p>
      <text:p text:style-name="P469">Quindi, dobbiamo documentare i pezzi di cui si compone il sistema, e come questi pezzi vanno messi insieme (build automation). Devo dire quali sono i pezzi e quali sono le relazioni, così da rendere riproducibile un certo tipo di prodotto. Insomma, documenda e motiva esplicitamente le dipendenze il più possibile.</text:p>
      <text:p text:style-name="P470">Ogni ecosistema di sviluppo, tipicamente, fornisce anche uno strumento per rendere esplicite le dipendenze in fase di sviluppo, quindi di che pezzi ho bisogno per far funzionare il mio prodotto. Le librerie che mi servono, però, in fase di sviluppo, potrebbero essere diverse da quelle di testing. Si tiene traccia anche di questo. Problemi:</text:p>
      <text:p text:style-name="P471">-Riproducibilità. Impossibile da ottenere.</text:p>
      <text:p text:style-name="P472">On trusting Trust di Ken Tomson. È una lezione (che gli ha fatto vincere il premio turing?). Dice che una vulnerabilità può essere nascosta non nel codice, ma nel compilatore.</text:p>
      <text:p text:style-name="P473">Ci sono interessi, tuttavia, odierni, atti ad assicurare che, da un certo codice sorgente, verrà sempre riprodotta la stessa sequenza di bit. Questo serve a migliorare i nostri cocktail, ma inoltre a insegnarci che la riproducibilità perfetta è impossibile. Arriveremo a un buon livello di riproducibilità, ma non esattamente bit a bit, soprattutto se i nostri prodotti vanno su sistemi diversi. L'obiettivo è comunque essere più riproducibili possibile.</text:p>
      <text:p text:style-name="P474">-la gestione del dependency hell consiste anche nel tener conto dei prodotti che non dipendono da me. Quindi, che si può fare? Congelo tutto, o parti del sistema, così da essere sicuro che funzioni tutto. A volte però non è quello che voglio, perché magari vorrei che alcuni pezzi cambiassero di tanto in tanto. Ciò viene gestito con il versionamento semantico (è una convenzione, se non si rispetta ciao). L'idea è che ho componenti che non sono sotto il mio controllo, e vorrei farli evolvere ma non dipendere da loro. Allora, per identificare una versione, uso un numero di versione composto da tre token (numeri): MAJOR.MINOR.PATCH. Major cambia quando ci sono cambiamenti incompatibili nelle API. Minor cambia con nuove funzionalità (ma è sempre backword-compatibile, in teoria). Patch è solo per i bugfix, e ci permette di usare il componente come prima, sono cambiamenti invisibili insomma. Si tratta quindi di un modo per compattare, nel numero di versione, la (in)compatibilità di una versione.</text:p>
      <text:p text:style-name="P475">-c'era un terzo punto ma lo ha saltato.</text:p>
      <text:p text:style-name="P476"/>
      <text:p text:style-name="P477">Vediamo uno di questi sistemi, come Python. Tutti gli ecosistemi di sviluppo odierni hanno robe analoghe, ma insomma. In python abbiamo un file python, che quindi possiamo controllare e scrivere proprio in python, in cui scriviamo quali pezzi sono necessari per ciò che stiamo scrivendo. Qui, ogni componente vorrebbe una documentazione della versione. Perché sistemi di questo tipo funzionino, dobbiamo rendere questo processo automatico. Certo, possiamo scrivere anche le versioni compatibili in un txt, ma oggi si fa sempre di meno in questo modo. Diventano utilissime, per questo scopo, le directory (elenco), perché vogliamo un elenco di tutto ciò che esiste da qualche parte. Su Pypi.org troviamo diversi componenti versionati (credo). Il bcrypt identifica il mio componente in questa directory specifica.</text:p>
      <text:p text:style-name="P478">(mi scappa l'unghia del mignolo, typo squatting).</text:p>
      <text:p text:style-name="P479">A volte ci sono persino programmi, proprio come PYPI, che automatizzano questo processo. <text:s/>(pip install requests).</text:p>
      <text:p text:style-name="P480">Il passo successivo è introdurre i virtual environment, ovvero cose che isolino queste dipendenze.</text:p>
      <text:p text:style-name="P481"/>
      <text:p text:style-name="P482">Ora andremo verso la Build Automation.</text:p>
      <text:p text:style-name="P483"/>
      <text:p text:style-name="P484">18/11/2021 – 16° Lezione</text:p>
      <text:p text:style-name="P485"/>
      <text:p text:style-name="P486"/>
      <text:p text:style-name="P487">Sistemi di build automation. Dove siamo? Cosa abbiamo visto la volta scorsa? Abiamo parlato del problema dependency hell, e abbiamo visto che ci sono dei meccanismi per trattare questo dependency hell. Cosa fanno? Dare la possibilità allo sviluppatore di rendere esplicite le dipendenze sia tra i pezzi del suo software scritto, ma soprattutto si esplicitano le dipendenze tra moduli/componenti esterni. Questa rete di dipendenze può essere davvero ampia, quindi vorremmo del software capace di esprimere queste dipendenze in modo facile. Un'altra cosa che vogliamo è che questo meccanismo sia automatico, ovvero, dichiarate le dipendenze, queste vengono gestite automaticamente.</text:p>
      <text:p text:style-name="P488">Il fatto che l'open source sia così pervasivo Monga non se l'aspettava. Se però oggi siamo dove siamo lo dobbiamo anche al fatto che, queste dipendenze, le vogliamo sfruttare il più possibile, ovvero, non vogliamo scriverci tutto da soli. Ormai, lo sviluppo sw è fatto così.</text:p>
      <text:p text:style-name="P489">[[ESISTE BRAINFUCK?]]</text:p>
      <text:p text:style-name="P490">Il momento cruciale sta nello scrivere, in un linguaggio di programmazione, un algoritmo di natura generale. Nel tempo, si è andati verso una esplicitazione dei processi di sviluppo. Ovvero, non è che facciamo cose a caso e basta. Tutto quello che facciamo è documentato e ordinato. Se riesco a descrivere un processo del genere in modo formale: pem, sono a posto.</text:p>
      <text:p text:style-name="P491">Il tema di oggi è pertanto la BUILD AUTOMATION.</text:p>
      <text:p text:style-name="P492">Con build si intende l'operazione di trasformazione dei sorgenti in prodotto finito. Non la chiamiamo compilazione perché non è soltanto compilazione, è anche altra roba. Potrebbe esserci dentro anche qualche test di unità, la creazione di un database... insomma, si intende la costruzione di un prodotto che può poi essere fornito al cliente. La parola chiave è MAKE.</text:p>
      <text:p text:style-name="P493">Il padre della build automation è il programma Make. Nasce nel 77 ai Bell labs. Stuard Fennman fece qualcosa che non ho capito. Comunque sia, strumenti più moderni di Build Automation, come JavaC, hanno al loro interno cose analoghe a Make.</text:p>
      <text:p text:style-name="P494">Cosa è Make? Un sistema dove esprimo dipendenze. Lavora su dei makefile (un programma/file di testo dove scrivo in un linguaggio formale) dove vengono descritte alcune cose. Quali cose? Sostanzialmente descrivere dipendenze.</text:p>
      <text:p text:style-name="P495">Helloworld.o DIPENDE da helloworld.c (ovvero, per ottenerlo, ho bisogno di...)</text:p>
      <text:p text:style-name="P496">come faccio ad ottenerlo?</text:p>
      <text:p text:style-name="P497">Cc -c -o helloworld.o helloworld.c (è la riga di comando per ottenere il .o dal .c).</text:p>
      <text:p text:style-name="P498">Le dipendenze esprimo un grafo (ACICLICO, DAG). Un DAG induce ordinamenti parziali sui nodi. Si tratta di un ordinamento topologico, che il Make trova. Poi esegue quei comandi in quell'ordine (non importa come li scriviamo). Negli anni 70, le compilazioni erano onerose. Pertanto, il Make aveva come scopo quella di risparmiare tempo. Ricompilo SOLO quello di cui ho bisogno. Pure in java i .class cambiano solo se i .java sono cambiati.</text:p>
      <text:p text:style-name="P499">Ci sono anche dipendenze PHONY (cioè false), che sono di fatto alias di comandi (make clean).</text:p>
      <text:p text:style-name="P500">L'idea di make, insomma, va capita. Con un programma, si va a descrivere come si fabbrica il nostro sistema. Questo è il padre di tutti i sistemi di build automation. Ha comunque delle limitazioni, come nella slide d'esempio il fatto che il compilatore deve chiamarsi cc per eseguire i comandi. Make dipende insomma da un ecosistema coerente con tutto quello che è già stato descritto.</text:p>
      <text:p text:style-name="P501">(PrOvO a FaRe UnA cOsA pAzZeScA)</text:p>
      <text:p text:style-name="P502">gli statement del make prendono il nome di ricette (recipes), e i make moderni permettono addirittura di fare le cose in parallelo (make -j).</text:p>
      <text:p text:style-name="P503">Ci sono anche target makefile standard.</text:p>
      <text:p text:style-name="P504">Quindi, il Make è bello, ma dipende dall'ecosistema (unix, spesso). Tale ecosistema può però anche essere standardizzato (standard POSIX). Quindi sì, dipendo dall'ecosistema, ma se sono in un ecosistema POSIX dovrei essere comunque in grado di usarlo, no? No. Può succedere che io ho un programma, tipo in C, che compila sulla macchina A dove c'è linux. Poi lo porto sulla macchina B che non ha linux, ma un altro unix per dire. Sono due unix POSIX, mi aspetto che il make funzioni da entrambe le parti. Perché? Perché il C è pieno di undefined behaviour, la libc stessa ha milioni di variazioni, le syscall un po' cambiano... tutte queste cose, nel make, non le troviamo, nelle sue ricette.</text:p>
      <text:p text:style-name="P505">Una soluzione può essere usare #if ed #else per distinguere differenze tra le macchine e robe simili. Poi leggere il codice è un casino eh.</text:p>
      <text:p text:style-name="P506"/>
      <text:p text:style-name="P507">L'idea di autoconf, che è il passo successivo, è generare il makefile, src/Makefile, config.h e tutto il resto da un programma. L'idea è che io non scrivo roba incredibilmente complicata: mi scrivo il codice C, e poi uso degli strumenti per</text:p>
      <text:list text:style-name="LFO13" text:continue-numbering="true">
        <text:list-item>
          <text:p text:style-name="P508">distinguere il fatto che, se sono su una certa macchina, allora devi usare una specifica istruzione piuttosto che un'altra. Il makefile insomma è scritto automaticamente da uno script di configurazione che capisce su che ambiente mi trovo. Scrivo la ricetta per fare il file nel makefile. Ma la ricetta cambia rispetto a dove mi trovo. Allora mi creo un programma che non solo esegue la ricetta, ma che inoltre prende la descrizione astratta del makefile e boh. MODIFICA IL MAKEFILE VA BENE?</text:p>
        </text:list-item>
      </text:list>
      <text:p text:style-name="P509"/>
      <text:p text:style-name="P510">Quindi, nella build automation, dobbiamo avere: dipendenze + processi di generazione + riconfigurazione all'ambiente di build. Vediamo un esempio con Java.</text:p>
      <text:p text:style-name="P511">Parliamo di ANT: Ant vuole essere l'equivalente di Make e autoconf MA – innanzitutto, vuole fare tutto insieme, e vuole farlo in un modo indipendente dall'ambiente in cui lo eseguo. Il make scriveva le ricette, che poi dovevano essere adattate all'ambiente. Mentre a sto giro l'adattamento è al di fuori del sistema, perché la descrizione della build è fatta in una maniera che non dipende dall'ambiente. Insomma, non scrivo “rm” o “mettimi l'equivalente dell' rm che c'è in quest sistema”. Scrivo piuttosto “usa questo plugin Java per fare la rimozione”. Tuttavia, se prima le cose le scrivevo in modo intelliggibile, ora le scrivo in XML... che non si legge un casso.</text:p>
      <text:p text:style-name="P512">&lt;mkdir ...&gt; è il plugin ant per creare una directory in uno specifico ambiente. C'è un plugin tanto, non mi interessa sapere come lo fa. Ant però è specifico per Java.</text:p>
      <text:p text:style-name="P513"/>
      <text:p text:style-name="P514">Arriviamo quindi all'ultimo step, quello attuale. Anche Ant infatti è vecchio, siamo andati oltre oggi. Giovanni degli Antoni era il profeta degli Xml, perché in quegli anni si pensava che avremmo scritto tutto in XML. Quello che Monga ha scelto come esemplificativo dello stato delle cose è GRADLE. Sempre per Java eh, è sempre uno strumento di build automation moderno. C'è anche maven (ricordi?), ma è anch'esso scritto in Xml. La prima differenza comunque è che gradle è scritta con un linguaggio di programmazione (oggi quello di default è groovy, che è una versione scripting di Java). Oggi si sta cercando di passare a Kotlin però.</text:p>
      <text:p text:style-name="P515">Scrivere nell'ide come fare la build è una cosa sbagliata, perché stiamo legando il processo di build a quell'ide lì, di fatto non rendendo esplicita la procedura di build. “Rendere esplicito” significa rendere la procedura evidente a qualsiasi strumento, così chiunque può usare l'ide o quello che cavolo sarà che preferisce.</text:p>
      <text:p text:style-name="P516">Ma qual è la novità di Gradle, il passaggio in più? Ce ne sono due, anzi forse 3:</text:p>
      <text:list text:style-name="LFO14" text:continue-numbering="true">
        <text:list-item>
          <text:p text:style-name="P517">molte di queste regole sono implicite (quelle che abbiamo visto nell'XML di ant). Tutte le cose sempre uguali, in poche parole, come il fatto che con javac passo da .java a .class, non lo scrivo, perché tanto è sempre così. La prima idea di gradle è pertanto configuration by default. Scrivo solo le variazioni rispetto a un modello standard anziché tutto insomma. Non è che non stiamo esplicitando alcune cose eh, perché comunque la parte standard è esplicita chiaramente. Solo, non la ripeto.</text:p>
        </text:list-item>
        <text:list-item>
          <text:p text:style-name="P518">Supporto automatico dei cataloghi di componenti. In pratica unisce la parte vista la scorsa volta, delle dipendenze, con quella della build automation. Gestione delle dipendenze e build automation sono un tutt'uno insomma.</text:p>
        </text:list-item>
        <text:list-item>
          <text:p text:style-name="P519">Gradle ci dà una ricetta per ottenere anche Gradle stesso. Ovvero, cerca di mettere nella descrizione della build anche se stesso. Infatti Gradle si evolve in continuazione. Esiste l'idea di Gradle wrapper, che ci permette di “tirare giù” la versione di gradle che ci serve. Questo file lo mettiamo nella nostra repository. È un po' come metterci dentro il Make, o il gcc. Ma qui lo si può fare perché è un programma Java, più facilmente portabile.</text:p>
        </text:list-item>
      </text:list>
      <text:p text:style-name="P520">Quindi, si possono fare cose diverse dalla convenzione, ma nel caso vanno esplicitate. Altrimenti, non ne ho bisogno, lo sa lui.</text:p>
      <text:p text:style-name="P521"/>
      <text:p text:style-name="P522"/>
      <text:p text:style-name="P523">25/11/2021 – 18° Lezione</text:p>
      <text:p text:style-name="P524"/>
      <text:p text:style-name="P525">Occhio alle dipendenze.</text:p>
      <text:p text:style-name="P526"/>
      <text:p text:style-name="P527">Sindrome NIH (Not Invented Here): per risolvere un problema minimo, importiamo una intera libreria a cui ci leghiamo inevitabilmente.</text:p>
      <text:p text:style-name="P528">Quando si va dal cliente si cerca di capire cosa il programma debba fare. Già qui abbiamo alcune dipendenze, date dal SO, dall'architettura del calcolatore, etc.. Abbiamo insomma certe System call magari, o librerie predefinite... ci dobbiamo interfacciare con cose che non dipendono da noi,e questo può creare dipendenze che vanno subito identificate. Può anche succedere che sia un cliente a chiederci di avere una dipendenza. In generale, tutto quello che scriviamo nelle specifiche ci vincola, crea una dipendenza, che può essere anche pericolosa. Il cliente insomma può già richiederci delle dipendenze. Se per esempio ci chiede di presentare una paginazione dei libri della biblioteca in un modo molto specifico, ci sta già vincolando, perché se dobbiamo mettere i pulsanti in un certo punto non è detto che si riescano a mettere i pulsanti dove vuole lui. Le dipendenze possono legare le mani nelle specifiche, ma anche nella progettazione. Qui si creano eccome le dipendenze, perché si definiscono varie parti che dipendono l'una dall'altra. In UML abbiamo ad esempio class diagram, component diagram, deployment diagram, etc..</text:p>
      <text:p text:style-name="P529">Nella codifica (nel codice vero e proprio), abbiamo delle dipendenze vere e proprie. In Java, se importiamo delle classi con la keyword import, stiamo dicendo che stiamo dipendendo da delle classi. In questo caso è un meccanismo che però ha luogo a compile-time, non è molto dinamico. Un altro problema è il fatto che non si riescono a fare livelli di incapsulamento specifici: quello che era pubblico, lo era per tutti. Questo è cambiato con Java 9 quando hanno introdotto il concetto di moduli (!!!), che includono package (possiamo vedere i moduli come jarfile, cioè artefatti rimpiazzabili in modo fine). Ad oggi, Java (nel runtime environment) ha un sacco di moduli. Questo vuol dire che non tutti i JRE devono avere gli stessi moduli: ci saranno moduli specifici per ogni VM.</text:p>
      <text:p text:style-name="P530">Per quanto riguarda la build automation: anche qui le dipendenze sono state portate all'estremo. In questo caso, si vanno a pescare le librerie da cui dipendiamo da repository remoti.</text:p>
      <text:p text:style-name="P531"/>
      <text:p text:style-name="P532">Qual è la differenza tra creare differenze con Git e creare artifact? Perché ho bisogno di un altro modo di ragionare sulle dipendenze? Quando ho bisogno del codice perché devo effettuare delle patch. Ad esempio, se in un progetto devo fare una modifica (patch) che va a modificare anche una dipendenza. In quel caso ho praticamente due progetti paralleli ma collegati, e non voglio scaricare la versione più recente della mia dipendenza, perché la sto modificando. Pertanto, gestire i due progetti come repo separati ma collegati, può tornarci utile.</text:p>
      <text:p text:style-name="P533">Nel testing, allo stesso tempo, possiamo avere delle dipendenze da librerie specifiche. Si parla in questo caso di risorse che ho bisogno solo durante il testing e mai più.</text:p>
      <text:p text:style-name="P534">E infine, durante il deploy, abbiamo pacchettizzazioni (apt-get, pip, homebrew), build automation (plugin e task appositi) e docker, che fornisce vari servizi e permette di esprimere varie dipendenze.</text:p>
      <text:p text:style-name="P535"/>
      <text:p text:style-name="P536">Torniamo a git: submodules. Si tratta di un discorso controverso. Il discorso dei submodules non è univocamente apprezzato nella comunità di git, perché ha diversi difetti. Il Professore stesso lo ha usato poco, e con pochi comandi che mette a disposizione. C'è anche un altro insieme di comandi che cerca di gestire le stesse cose, ovvero subtree. È ancora distribuito assieme a Git, ma come pacchetto di secondo ordine. Tra subtree e submodules ci sono diverse differenze.</text:p>
      <text:p text:style-name="P537">A volte non basta dire “dipendo da questo progetto”, bisogna dire anche la versione di quel progetto (commit, per git). Submodules serve proprio a sapere in che repo sta la nostra dipendenza e il commit preciso che rappresenta la cartella da clonare. Per aggiungere un modulo remoto, si usa:</text:p>
      <text:p text:style-name="P538">git submodule add repo dirname.</text:p>
      <text:p text:style-name="P539">Questo comando clona il repo nella directory dirname, e in un file .gitmodules si ricorda della mappatura url-dipendenza.</text:p>
      <text:p text:style-name="P540"/>
      <text:p text:style-name="P541"/>
      <text:p text:style-name="P542">02/11/2021 – 19° Lezione</text:p>
      <text:p text:style-name="P543"/>
      <text:p text:style-name="P544">Prima i 3 su develop, poi il cherry pick su trunk.</text:p>
      <text:p text:style-name="P545"/>
      <text:p text:style-name="P546">Stime dei costi (all'interno di un gruppo). “è difficile fare previsioni... soprattutto sul futuro.”</text:p>
      <text:p text:style-name="P547">Quando vogliamo stimare quanto spenderemo, è ancora più difficile. Tra requirements, imprevisti, etc.., si ha difficoltà a fare buone stime. Prima di arrivare a contestare la cosa, però, cerchiamo di capire da dove vengono i costi.</text:p>
      <text:p text:style-name="P548">Una azienda ha spesso costi di uffici, energia elettrica, hardware e software di sviluppo, carta, dischetti, segreteria, amministrazione, programmatori, tecnici, manager... e quello degli informatici può essere ingente. Il costo, insomma, casca soprattutto nelle ore-uomo del programmatore. Se anche ci concentriamo sulle ore-uomo per svolgere un progetto, dobbiamo tenere di conto del fatto che: ci sono molti fattori che influenzano la produttività dello sviluppo. Tra cui:</text:p>
      <text:p text:style-name="P549">-numero di istruzioni da codificare</text:p>
      <text:p text:style-name="P550">-capacità, motivazioni, coordinamento del personale</text:p>
      <text:p text:style-name="P551">-complessità dell'applicazione</text:p>
      <text:p text:style-name="P552">-stabilità dei requisiti</text:p>
      <text:p text:style-name="P553">-prestazioni o qualità richieste</text:p>
      <text:p text:style-name="P554">-strumenti di sviluppo usati.</text:p>
      <text:p text:style-name="P555">Molte sono le cose ad influenzare il costo di un progetto. E non si sa nemmeno come questi fattori andranno ad impattare sul progetto. Abbiamo due tipi di stime:</text:p>
      <text:p text:style-name="P556">-Stime umane: legge di parkinson sul lavoro, price to win, esperti, per analogia.</text:p>
      <text:p text:style-name="P557">-Stime automatizzate: algoritmiche, machine learning.</text:p>
      <text:p text:style-name="P558">Diamo un nome alle cose da non fare: la legge di parkinson dice che il costo dipende dalle risorse disponibili, ovvero “il lavoro si espande per riempire il volume disponibile”. Che cosa vuol dire? Che se qualcuno ci dice che un sistema di controllo deve stare su un sistema con parole da 65k, diremo che la dimensione sarà di approssimativamente di 65.500 parole. Queste stime vengono fatte molto spesso.</text:p>
      <text:p text:style-name="P559">Price to win: il costo è quanto il cliente è disposto a spendere (sia soldi che tempo). Vantaggio: spesso si ottiene il lavoro, svantaggio: nessuna garanzia sul lavoro effettuato. Nel mondo del lavoro questi sono i bandi di gara, ovvero io fisso un'asta per fare un lavoro e cerco chi è disposto a farlo spendendo il meno possibile. Questo approccio, comunque sia, funziona quando si può ricontrattare. <text:s/>Infatti imprevisti e cose simili possono farci uscire dal budget. Possono poi esserci anche sviluppi incrementali, ovvero, a un certo punto possiamo decidere di smettere, ma comunque al cliente gli diamo una versione parziale, funzionante, che poi andrà portata a termine da qualcun altro. In questi casi, non si paga il prodotto ma il tempo. Questa è la tecnica degli eXtreme Programmers.</text:p>
      <text:p text:style-name="P560">Molto spesso, comunque, si chiede a qualcun altro, delegare, il lavoro. Non è una tecnica stavolta, ma una prassi comune. Si delega a qualcun altro il compito di fare qualcosa perché non ne sono un esperto, ma conosco qualcuno che lo è. Si delega insomma la responsabilità a qualcun altro, perché magari è più bravo, ha maggiore conoscenza del dominio, non si tolgono persone interne da attività più importanti e a questo individuo si chiede un risultato entro una certa scadenza. E noi, “esperti”, come facciamo a fare stime? Beh, noi studenti pure facciamo stime su quanto ci vuole a fare l'esame. E gli esperti sono... quelli che hanno già fatto quell'esame!</text:p>
      <text:p text:style-name="P561">Questa è anche la tecnica di stima per analogia. Si cerca di confrontare un progetto con uno precedente di cui la quantità di lavoro necessaria e i tempi di sviluppo sono noti. Per come funziona la mente umana, la tecnica del confronto è molto potente. È un metodo top-down, dove si prende il progetto nel suo insieme e successivamente si suddivide la spesa.</text:p>
      <text:p text:style-name="P562">E alla fine, un bel fattore di rischio, un po' di incertezza insomma!</text:p>
      <text:p text:style-name="P563">La maggior parte delle stime di costi tendono ad essere troppo basse.</text:p>
      <text:p text:style-name="P564"/>
      <text:p text:style-name="P565">Capiamo allora come cercare di automatizzare un po' queste stime. Come facciamo a misurare la complessità di un codice? Si scompone funzionalmente il progetto e si identificano i componenti da sviluppare. Di questi (meno complessi del problema originale) si effettua una stima della dimensione. Dopo aver identificato i componenti base, con un approccio bottom-up, andiamo a ricomporre la spesa totale a partire dalla base.</text:p>
      <text:p text:style-name="P566">Anziché sulla dimensione del lavoro, spesso si può fare una stima sulle fasi dello sviluppo. Ma le figure coinvolte nelle varie fasi sono diverse, e quindi cambiano gli stipendi che spillo, e quindi è un casino. Gli Agili dicono: lascia a noi la scelta della scadenza.</text:p>
      <text:p text:style-name="P567">Tutte queste tecniche hanno comunque bisogno di dati storici da raccogliere. Si possono fare calcoli basati sulla produttività, sulla qualità e sul costo unitario.</text:p>
      <text:p text:style-name="P568">COCOMO è un modello algoritmico basato sul congelamento dell'esperienza, dello studio per analogia. Guardiamo a progetti del passato e cerchiamo di identificare delle metriche significative. Facciamo una interpolazione e cerchiamo una formula che ci dica quanta fatica ci vuole a fare tot righe di codice. Il modello COCOMO nasce negli anni 80, e assume un modello a cascata a 4 fasi: pianificazione e analisi requisiti, progetto, sviluppo, integrazione e testing. COCOMO prende progetti sviluppati così e usa le stime di prima, rendendosi conto che non si riesce a trovare una sola semplice formula. Infatti, le formule presentano coefficienti dipendenti dal tipo dell'applicazione: semplici, intermedie e complesse. Esistono tre modelli di formule:</text:p>
      <text:p text:style-name="P569">-Base: si riconduce a due formule. La cosa interessante è che i mesi uomo sono in relazione esponenziali con le righe di codice. (su progetti man mano più grandi, io ci metto più persone). Abbiamo anche una formula per calcolare la dimensione del team.</text:p>
      <text:p text:style-name="P570">-Intermedio: abbiamo 15 fattori correttivi, ovvero le formule di prima si complicano moltiplicandole per alcune cose, alcuni fattori aggiustativi.</text:p>
      <text:p text:style-name="P571">-Avanzato (non ne parliamo)</text:p>
      <text:p text:style-name="P572">Tra le stime automatizzate abbiamo il Machine learning.</text:p>
      <text:p text:style-name="P573"/>
      <text:p text:style-name="P574">Vediamo ora le stime di gruppo. Nei gruppi, questi problemi vengono allargati perché più persone fanno delle stime magari anche diverse e bisogna trovare un equilibrio.</text:p>
      <text:p text:style-name="P575">Vorremmo far stimare al team il loro lavoro. Si tratta di un momento collettivo. Un conto è chiedere a qualcuno di fare una stima, altro conto è farcela da soli, altro conto è accettare la stima che qualcun altro ha fatto per noi come stima del nostro lavoro.</text:p>
      <text:p text:style-name="P576">Nei metodi agili la responsabilità della stima passa dai manager (imposizione) a team sviluppatori (autodeterminazione).</text:p>
      <text:p text:style-name="P577">Le due principali problematiche che si affrontano nelle stime condivise sono:</text:p>
      <text:p text:style-name="P578">-perdita di tempo, troppa comunicazione. Non se ne esce più. Bisogna ridurre la capacità di comunicazione verbale.</text:p>
      <text:p text:style-name="P579">-effetto ancora: dipendenza dai primi pezzi di informazione che si ottengono, ovvero, quando ci esponiamo e diciamo qualcosa, ci indirizza molto le prime informazioni che abbiamo già avuto. Se qualcuno fa una stima prima di noi, ragioneremo in termini relativi rispetto a lui. Se parliamo prima di tutti gli altri, ragioneremo in termini assoluti.</text:p>
      <text:p text:style-name="P580"/>
      <text:p text:style-name="P581">Nel planning poker, per capire l'unità di misura, si cerca di distaccarsi, astrarsi, un pochettino.</text:p>
      <text:p text:style-name="P582"/>
      <text:p text:style-name="P583">Velocity: ha valore solo cioè che è considerato SOFTWARE FUNZIONANTE. Se ho sviluppato una roba al 95% e il completamento valeva 10 punti, io ho guadagnato 0 punti. O tutto o niente, sennò si rischia di falsare alcune cose.</text:p>
      <text:p text:style-name="P584"/>
      <text:p text:style-name="P585"/>
      <text:p text:style-name="P586">09/12/2021 – 20° lezione</text:p>
      <text:p text:style-name="P587"/>
      <text:p text:style-name="P588">“TARPIT, ve la ricordate?”</text:p>
      <text:p text:style-name="P589">Ultima parte del corso. Abbiamo visto tutta una serie di strumenti di supporto al processo (strumenti anche organizzativi) come git, e poi abbiamo citato altre cose che cercano di mitigare la tarpit (che è lì per restare) e il fatto che lavorando i gruppo ci si pesta i piedi a vicenda.</text:p>
      <text:p text:style-name="P590">È diverso sviluppare un software da soli dallo svilupparlo in gruppo. Il software è scritto per la macchina ma soprattutto per gli altri. Se infatti scrivo qualcosa di incomprensibile per un mio collega, mi incasino e basta. Pertanto ora vediamo “misure linguistiche” che aiutano il programmatore a programmare in un modo più suscettibile per lo sviluppo in gruppo. Quest'anno, ahimé, non vediamo l'Aspect Oriented Programming. Quello che invece vorremmo vedere è la parte di Eiffel. Si tratta di un linguaggio di programmazione piuttosto nuovo. È di nicchia, ma esemplifica benissimo l'idea di questo corso. Per questo ne parliamo. Non è un linguaggio usato nel mondo del lavoro, ma saperlo ci renderà più facile la vita nello sviluppo in gruppo. Le caratteristiche (linguistiche) di Eiffel, insomma, le ricercheremo nel nostro lavoro.</text:p>
      <text:p text:style-name="P591">Ma non partiamo diretti con eiffel. Partiamo dalla storia...</text:p>
      <text:p text:style-name="P592">1° cosa: il requisito è quello che vuole il committente, la specifica è la traduzione dei requisiti da parte dello sviluppatore.</text:p>
      <text:p text:style-name="P593">Come faccio a dire cosa voglio, a specificare il mio software? È difficile esprimere cosa si vuole perché ci sono almeno due tipi di situazioni che vorrei abbracciare quando faccio queste descrizioni:</text:p>
      <text:p text:style-name="P594">-situazioni fisiologiche: cose che voglio quando il sistema funziona nel modo normale (correttezza)</text:p>
      <text:p text:style-name="P595">-situazioni patologiche: cosa voglio quando il sistema non funziona come vorrei (robustezza)</text:p>
      <text:p text:style-name="P596">In generale, pensare a tutte le situazioni patologiche è difficile, ma si può fare.</text:p>
      <text:p text:style-name="P597">Queste due regole valgono per tutto il sistema. Queste cose, ce valgono a livello di sistema, valgono anche a livello di singolo componente. È sui componenti che si coagula la collaborazione. Se io mi occupo di una roba e so che tu ti occupi di un altro, la tarpit si riduce. Ma bisogna spiegarsi a vicenda cosa si vuole dal componente dell'altro.</text:p>
      <text:p text:style-name="P598">Quindi, vorremmo organizzare il lavoro dicendo a ciascuno cosa deve fare. Ma per farlo, avremmo bisogno di un meccanismo specifico, preciso. “se la specifica è sufficientemente precisa forse è il programma stesso”. Bisogna stare attenti ai costi. Si tratta di un problema non risolvibile, ma mitigabile con tecniche linguistiche.</text:p>
      <text:p text:style-name="P599">Vediamo un modo linguistico di fare questa cosa (l'altro era l'AOP ma non riusciamo a farlo).</text:p>
      <text:p text:style-name="P600">Una cosa che possiamo fare, quando vogliamo dare una specifica, è dire il “What”, cioè cosa mi aspetto che il componente faccia. Non il “Come”. Nei casi reali però queste due parole non sono così semplici da distinguere.</text:p>
      <text:p text:style-name="P601">Vogliamo però dei meccanismi per separare il What dall'How (cosa c'è dentro poi è un altro discorso). E poi dobbiamo mappare questi What e How sul personale di lavoro. È una divisione, insomma, trasversale al gruppo di lavoro.</text:p>
      <text:p text:style-name="P602">Vediamo la storia: 1985. Perry &amp; Evangelist identificarono una serie di “Interface Fault” che rimangono sostanzialmente comuni anche nei sistemi complessi di oggi.</text:p>
      <text:p text:style-name="P603">Se all'epoca volevo analizzare pezzi di codice grossi, non avevo vita facile. Ma un'azienda gliel'ha permesso di fare con il loro codice. Insomma, 'sti due hanno cercato di capire: come mai la gente si incasina quando lavora con software di grandi dimensioni? Perché la distinzione tra What e How non è chiara e ci si impasta? Loro stavano cercando l'”interface Fault”. Ovvero, scoprirono che i problemi erano di carattere generale. Quante volte abbiamo avuto funzionalità inadeguate, ovvero che pensavamo facessero una cosa e poi invece non la facevano?</text:p>
      <text:p text:style-name="P604">Data structure alteration: alteriamo una struttura dati senza toccare l'interfaccia, ma magari dà problemi ad un'altra struttura dati.</text:p>
      <text:p text:style-name="P605">Violation of data constraints: la radice quadrata che non accetta numeri negativi in input</text:p>
      <text:p text:style-name="P606">(slide 11?, sulla sinistra funzionali, sulla destra non funzionali).</text:p>
      <text:p text:style-name="P607">Secondo pezzo di storia.</text:p>
      <text:p text:style-name="P608">L'asserzione è un modo strutturate per chiarire nel codice che qualcosa mi aspetto che sia in un certo modo, e se non è così abort. Un meccanismo semplice insomma. Però:</text:p>
      <text:p text:style-name="P609">1 – questa cosa è pensata per lo sviluppo, quindi l'asserzione io la posso disattivare. Le asserzioni, però, servono agli sviluppatori, non agli utenti.</text:p>
      <text:p text:style-name="P610"/>
      <text:p text:style-name="P611">Per parlare di What e How, può essere utile avere due modi di parlare diversi.</text:p>
      <text:p text:style-name="P612">What: voglio parlare in termini di specifica logica. Io do delle relazioni tra cose, ma non do dettagli su come funzionano. Socrate è un uomo, non ti definisco cosa è un uomo.</text:p>
      <text:p text:style-name="P613">How: io voglio un altro linguaggio, tipicamente quello imperativo, dove do comandi/istruzioni.</text:p>
      <text:p text:style-name="P614">Logica matematica vs istruzioni, insomma.</text:p>
      <text:p text:style-name="P615"/>
      <text:p text:style-name="P616">Bene, la nostra asserzione ambisce a vivere nel mondo della logica (what), ma è espressa in modo imperativo (how). Ahi ahi ahi.</text:p>
      <text:p text:style-name="P617"/>
      <text:p text:style-name="P618">Tu hai sempre bisogno della assert soldato, ricordatelo. Tutte le volte che vuoi che un valore valga qualcosa in un dato ambiente, scrivi ASSERT.</text:p>
      <text:p text:style-name="P619"/>
      <text:p text:style-name="P620">Altra milestone importante di David Rosenblum. Nel '92, propose dello zucchero sintattico sulle asserzioni. Si tratta di un modo sistematico di usare le asserzioni. All'epoca si faceva con commenti, oggi possiamo avere delle keyword. In questo caso, insomma, le asserzioni sono usate in modo sistematico. Fondamentalmente, si usano 4 tipi di asserzioni: assume, promise, return e assert.</text:p>
      <text:p text:style-name="P621">ASSERT: l'asserzione normale. Da usare poche volte.</text:p>
      <text:p text:style-name="P622">ASSUME: cosa assumo che sia vero perché un componente funzioni.</text:p>
      <text:p text:style-name="P623">PROMISE: cosa ti prometto che avverrà dopo avermi eseguito.</text:p>
      <text:p text:style-name="P624">RETURN: cosa ti restituirò (promessa più specifica).</text:p>
      <text:p text:style-name="P625"/>
      <text:p text:style-name="P626">O &lt;--- Pipis</text:p>
      <text:p text:style-name="P627"/>
      <text:p text:style-name="P628">Le asserzioni, usate estensivamente, fungono da vera e propria specifica delle componenti del sistema. L'idea della progettazione per contratto (B. Meyer, 1986) è che il linguaggio per descrivere specifiche e implementazioni è lo stesso: la specifica è parte integrante del codice del sistema. La specifica è parte del “contratto” secondo cui ciascun componente fornisce i propri servizi al resto del sistema.</text:p>
      <text:p text:style-name="P629">Lui, siccome era francese, ha ideato Eiffel, pensandolo come linguaggio che incarni queste asserzioni. Quando definisco un componente, devo specificare anche le asserzioni (promesse e assunzioni). Eiffel non è un linguaggio di programmazione, ma di progettazione. Permette ANCHE di implementare le cose, ma principalmente le si vuole progettare. Le assunzioni e le promesse costituiscono un contratto tra sviluppatore e utilizzatore del componente (utilizzatore = sempre unprogrammatore). È il ponte tra il What e il How. Quindi, in Eiffel io non solo fornisco il componente ma anche il contratto, cioè una descrizione che aiuta la comunicazione tra le parti. Si tratta di un meccanismo potente che ci aiuterà a gestire il lavoro in gruppo.</text:p>
      <text:p text:style-name="P630">C'è pure un modo formale di dire che cos'è un contratto. Si usano le TRIPLE DI HOARE.</text:p>
      <text:p text:style-name="P631">{P}S{Q}.</text:p>
      <text:p text:style-name="P632">Il suo obiettivo era la correttezza, e ha sviluppato appunto la logica di Hoare, con le triple di Hoare.</text:p>
      <text:p text:style-name="P633">In eiffel, queste triple si usano per definire un contrato.</text:p>
      <text:p text:style-name="P634">S = sistema, componente, ciò di cui voglio parlare. Ma è una black box, non so cosa fa.</text:p>
      <text:p text:style-name="P635">P = precondizione.</text:p>
      <text:p text:style-name="P636">Q = postcondizione.</text:p>
      <text:p text:style-name="P637">“Se S termina, allora se partiva da uno stato che soddisfaceva la formula logica P, allora deve soddisfare, adesso, la formula logica Q”. Questo è il contratto. Di fatto, io definisco P e Q, mentre S è un black box, è il “How”.</text:p>
      <text:p text:style-name="P638">La tripla di Hoare può diventare un contratto fra chi implementa (fornitore) S e chi usa (cliente) S.</text:p>
      <text:p text:style-name="P639">-L'implementatore di S si impegna a garantire Q in tutti gli stati che soddisfano P.</text:p>
      <text:p text:style-name="P640">-L'utilizzatore di S si impegna a chiedere il servizio in uno stato che soddisfa P ed è certo che se S termina, si giungerà in uno stato in cui Q vale.</text:p>
      <text:p text:style-name="P641">Nel caso del contratto di Eiffel, quali sono gli obblighi?</text:p>
      <text:p text:style-name="P642">Lo sviluppatore deve sempre fornire Q partendo da tutti gli stati P. Ha il vantaggio che può sviluppare partendo solo dai casi P, tutti gli altri non gliene frega nulla. Sarà il sistema ad accorgersi quando P non è verificato.</text:p>
      <text:p text:style-name="P643"/>
      <text:p text:style-name="P644">Homes.di.unimi.it/monga/lucidi2122/sinossi-eiffel.pdf</text:p>
      <text:p text:style-name="P645"/>
      <text:p text:style-name="P646"/>
      <text:p text:style-name="P647">14/12/2021 – 21° Lezione</text:p>
      <text:p text:style-name="P648"/>
      <text:p text:style-name="P649">Eiffel non è pensato come linguaggio di programmazione, ma linguaggio per la specifica, progettazione, implementazione e modifica di software di qualità. Le idee che ci sono dentro sono universali, pertanto è importante studiarlo. Il concetto fondamentale di Eiffel è che c'è qualcuno che sviluppa il componente e qualcuno che lo usa. In particolare abbiamo visto l'idea di contratto, tra chi costruisce e chi usa, dove ognuno dei due ha obblighi e benefici. Chi lo usa vuole che le postcondizioni siano verificate, chi lo sviluppa vuole che le precondizioni siano verificate. E questo porta semplificazioni e obblighi per ambe le parti.</text:p>
      <text:p text:style-name="P650">Dobbiamo vedere la nomenclatura scelta da Meyer (?).</text:p>
      <text:p text:style-name="P651">Se in Java si parla di metodi e attributi, qui si parla di feature (indistintamente da metodi e attributi), che appartengono a classi raggruppate in cluster. Command e Query non sono parole chiave del linguaggio, ma torna utile chiedersi se le feature scritte siano comandi o query, MAI entrambe. Le feature servono per permettere a un oggetto di fare qualcosa o per ottenere benefici. “Tell, don't ask”: negli oggetti bisogna fare soprattutto command, e poche query.</text:p>
      <text:p text:style-name="P652">Vediamo le asserzioni necessarie.</text:p>
      <text:p text:style-name="P653">Abbiamo pre-post condizioni sulle feature (require, ensure, ovvero pre e post).</text:p>
      <text:p text:style-name="P654">Poi le asserzioni (check).</text:p>
      <text:p text:style-name="P655">Invarianti di classe (invariant): asserzioni che valgono SEMPRE per l'oggetto.</text:p>
      <text:p text:style-name="P656">loop invariant (from .. invariant .. until .. variant .. loop .. end), ma ci interesseranno poco. Servono per verificare matematicamente alcune condizioni.</text:p>
      <text:p text:style-name="P657"/>
      <text:p text:style-name="P658">(Object-Orientation CRC: Classe, responsabilità, collaborazioni = ogni classe è responsabile di una cosa e collabora con gli altri per renderla possibile).</text:p>
      <text:p text:style-name="P659"/>
      <text:p text:style-name="P660">Require, Ensure, Invariant: saranno cruciali per noi.</text:p>
      <text:p text:style-name="P661"/>
      <text:p text:style-name="P662">Eiffel, per fare queste cose, deve avere un supporto runtime, perché poi queste asserzioni verranno messe da qualche parte nel compilato.</text:p>
      <text:p text:style-name="P663">Eiffel è uno standard ISO: quindi, se uno ha lo standard, poi può implementarselo come vuole. Tuttavia, tutte le implementazioni fan-made uscite di Eiffel, sono morte. Solo quella originale sopravvive. Ma ha un problema: era un progetto Open-Source fino all'anno scorso, mentre dalle nuove versioni (così, da un momento all'altro) è diventato un prodotto commerciale. PERO'! Fino alla 19.5 è un prodotto open-source. Quindi questa è la versione che usiamo. Possiamo scaricare dal sito della pagina del corso tale versione.</text:p>
      <text:p text:style-name="P664"/>
      <text:p text:style-name="P665">Eiffel è un transpiler: va compilato in C.</text:p>
      <text:p text:style-name="P666"/>
      <text:p text:style-name="P667">I commenti cominciano con –.</text:p>
      <text:p text:style-name="P668">L'assegnamento è con :=</text:p>
      <text:p text:style-name="P669">Le parole chiave sono verbose (maledetto pascal).</text:p>
      <text:p text:style-name="P670"/>
      <text:p text:style-name="P671">Feature {NONE} → i client di questa feature non è nessuno. Non esporto la feature. È come il private di Java ma più generale.</text:p>
      <text:p text:style-name="P672">Project → project settings → target. //→ groups → clusters → project.</text:p>
      <text:p text:style-name="P673">Se in java c'è il main, qui c'è il concetto di root class, ovvero la feature da cui parte tutto (in questa non ci sono precondizioni).</text:p>
      <text:p text:style-name="P674">È CASE INSENSITIVE. I nomi dei tipi/classi, per convenzione, sono maiuscoli, mentre quelli delle feature sono minuscoli.</text:p>
      <text:p text:style-name="P675">create</text:p>
      <text:p text:style-name="P676"><text:tab/>make</text:p>
      <text:p text:style-name="P677">vuol dire che make viene usato come “costruttore”. E “this” è current.</text:p>
      <text:p text:style-name="P678">Se non hai l'oggetto, puoi chiamare make e basta. Se l'oggetto già ce l'hai, puoi chiamare o.make (se o è l'oggetto).</text:p>
      <text:p text:style-name="P679">Clusters</text:p>
      <text:p text:style-name="P680"><text:tab/>Project</text:p>
      <text:p text:style-name="P681"><text:tab/><text:tab/>APPLICATION</text:p>
      <text:p text:style-name="P682"><text:tab/><text:tab/>OROLOGIO</text:p>
      <text:p text:style-name="P683"/>
      <text:p text:style-name="P684">%N per mandare a capo (\n). Ma io boh.</text:p>
      <text:p text:style-name="P685"/>
      <text:p text:style-name="P686">o: OROLOGIO → istanzia un oggetto di tipo orologio.</text:p>
      <text:p text:style-name="P687">o := create.make</text:p>
      <text:p text:style-name="P688"/>
      <text:p text:style-name="P689"/>
      <text:p text:style-name="P690"/>
      <text:p text:style-name="P691">Nelle precondizioni non si possono mettere cose private. Se lo facessi, costringerei l'utilizzatore a sapere qualcosa che non può sapere.</text:p>
      <text:p text:style-name="P692"/>
      <text:p text:style-name="P693"/>
      <text:p text:style-name="P694">16/12/2021 – 22° Lezione</text:p>
      <text:p text:style-name="P695"/>
      <text:p text:style-name="P696">Vediamo ora un altro aspetto di Eiffel. La scorsa volta abbiamo visto i<text:s/><text:span text:style-name="T697">contratti</text:span>, ovvero precondizione, postcondizione e invariante. Oggi vediamo invece ereditarietà, e la prossima volta la violazione di contratto.</text:p>
      <text:p text:style-name="P698">Ebbene: esiste una relazione fra il contratto di un componente e i contratti delle evoluzioni di quel componente. In particolare, si parla delle evoluzioni del tipo, ovvero l'ereditarietà.</text:p>
      <text:p text:style-name="P699">Il tipo di un componente è già una forma primitiva di contratto, nel senso che il tipo è un'informazione che ci dice che si può fare con quell'oggetto. Cioè, se sappiamo di avere a che fare con un intero, sappiamo che possiamo aspettarci solo certi comportamenti da lui. Tuttavia, quello che un tipo ci dice è qualcosa di molto vago. In ogni linguaggio di programmazione tipizzato, avere un tipo ci dice le operazioni che possiamo fare con lui. In Eiffel, però, con un contratto, andiamo ad aggiungere dei vincoli. Arricchiamo la descrizione insomma, dando “di più”. Vorremmo che questo “di più” avesse una relazione con i tipi che ereditano da altri tipi. Questo discorso si basa sul principio teorico di Liskov. Barbra Liskov, premio Turing, ha elaborato questo principio fondamentale nel paradigma a oggetti. Il principio di Liskov dice che:</text:p>
      <text:p text:style-name="P700">se io ho un tipo e ho delle proprietà dimostrabili per quel tipo, e se tali proprietà valgono anche per tutti i sottotipi, allora io posso usare i sottotipi in tutti i luoghi in cui posso usare il tipo sopra.</text:p>
      <text:p text:style-name="P701">Tutte le proprietà del tipo base valgono insomma anche per i sottotipi. Bellissimo principio, ma...</text:p>
      <text:p text:style-name="P702">quando si tenta di applicare questo principio nella nostra pratica programmativa, troviamo delle difficoltà. Ma supponiamo che sia sempre rispettato. Ad esempio, sottoclassando una classe che ha un metodo e quel metodo non viene toccato. Ma questa cosa non è molto interessante. Il principio di Liskov diventa interessante quando posso cambiare quello che quel metodo senza alterare la proprietà. In che modi poso fare questa cosa?</text:p>
      <text:list text:style-name="LFO15" text:continue-numbering="true">
        <text:list-item>
          <text:p text:style-name="P703">Mantengo la precondizione e la postcondizione ma modifico l'implementazione/azione che sta nel mezzo. Cambio S, ma P e Q le lascio uguali.</text:p>
        </text:list-item>
        <text:list-item>
          <text:p text:style-name="P704">Se mantengo S uguale invece? Beh, quello che voglio è che la Precondizione del padre implichi la Precondizione del figlio, e che la Postcondizione del figlio implichi la Postcondizione del padre. Quindi, si possono<text:s/><text:span text:style-name="T705">indebolire<text:s/></text:span>le precondizioni, e<text:s/><text:span text:style-name="T706">rafforzare<text:s/></text:span>le postcondizioni. (indebolire le precondizioni: il padre voleva x &lt; 100, il figlio vuole x &lt; 150. x &lt; 100 → x &lt; 150. Ho indebolito la precondizione. Funziona) [Quindi voglio precondizioni più deboli e postcondizioni più stringenti].</text:p>
        </text:list-item>
      </text:list>
      <text:p text:style-name="P707">Applicare il principio di Liskov però non è banale. Allora Meyer cosa dice? Cosa si chiede? “Ma io questo lavoro non posso farlo fare al compilatore? Tanto ho scritto le precondizioni e le postcondizioni, un controllo lo posso fare!” Beh però la risposta è no. Sarebbe possibile se fosse logica del primo ordine, cioè senza quantificatori. Con i quantificatori, però, la situazione diventa difficile, a volte perfino indecidibile. Allora Meyer ha una seconda idea importante per Eiffel: io permetto al programmatore di costruire PREderived e POSTderived che PER COSTRUZIONE verificano quelle implicazioni. Cioè al programmatore non è permesso scrivere condizioni che non rispettano queste implicazioni. E come si fa? In un modo furbuffo.</text:p>
      <text:p text:style-name="P708">PREderived = PREparent OR P</text:p>
      <text:p text:style-name="P709">POSTderived = POSTparent AND Q</text:p>
      <text:p text:style-name="P710">Se le pre e le post condizioni del figlio sono scritte così, siamo sicuri che il principio di Liskov venga rispettato.</text:p>
      <text:p text:style-name="P711">In Eiffel, si usa<text:s/><text:span text:style-name="T712">redefine<text:s/></text:span><text:s/>per fare l'override di una feature. Quando lo faccio, posso non scrivere nulla nelle pre e post condizioni, e in questo caso sono le stesse del padre. Se invece voglio metterne di nuove, devo usare<text:s/><text:span text:style-name="T713">require else</text:span><text:s/>(con condizioni aggiunge in OR a quelle del parent) e<text:s/><text:span text:style-name="T714">ensure then<text:s/></text:span>(con condizioni aggiunte in AND a quelle del parent).</text:p>
      <text:p text:style-name="P715"/>
      <text:p text:style-name="P716">ANY è l'apice della gerarchia delle classi in Eiffel. Quindi anche la nostra classe orologio erediterà i metodi di ANY (non quelli frozen, che è tipo il final di Java).</text:p>
      <text:p text:style-name="P717">Non posso ereditare una feature e renderla privata, se prima era pubblica.</text:p>
      <text:p text:style-name="P718">Non c'è “return” in Eiffel, ma Result, che è una variabile di tipo string a cui possiamo assegnare (:=) qualcosa, cehs arà il risultato di una feature metodo per esempio. Anche STRING_32 è una classe, e ha varie feature-metodi, tipo uno per avere la lunghezza.</text:p>
      <text:p text:style-name="P719">(CTRL+ space per completion)</text:p>
      <text:p text:style-name="P720">Tutto quello che abbiamo detto fino ad ora è vero nel mondo della logica. Ma quando poi andiamo ad implementare, diventa un casino.</text:p>
      <text:p text:style-name="P721">Deferred = abstract di Java (l'implementazione non c'è qui, l'ho differita a una mia sottoclasse).</text:p>
      <text:p text:style-name="P722"><text:span text:style-name="T723">Pre e post condizioni non ci impediscono di scrivere codice errato</text:span>.</text:p>
      <text:p text:style-name="P724"/>
      <text:p text:style-name="P725">Meyer, quando ha scritto Eiffel, ha detto: ci sono casi in cui il principio di Liskov è troppo stringente per poter essere rispettato (è il problema della covarianza).</text:p>
      <text:p text:style-name="P726">Immaginiamo di avere un animale. Questo animale mangia cibo. Normale no? Non si entra nei dettagli perché ci sono tanti animali che mangiano tante cose diverse.</text:p>
      <text:p text:style-name="P727">Poi abbiamo una Mucca, sottotipo di Animale. Quindi, (Liskov), quello che vale per gli animali in generale deve valere anche per le mucche. A questo punto, però... Mucca mangia “cosa”? Se non ridefinisco cosa mangia, dico che Mucca mangia Cibo... ma il cibo è anche la mucca! Ma una Mucca che mangia una Mucca è una cosa molto strana. Quindi, per rispettare il principio di Liskov, io posso dire che Mucca mangia Cibo. Punto. Ma questo noi sappiamo essere sbagliato!</text:p>
      <text:p text:style-name="P728">Java è invariante, Sather sono controvarianti (il figlio si allarga), Eiffel è covariante. Ovvero, posso dire che la Mucca mangia Erba. Il risultato è che la Mucca non rispetta Liskov, perché la precondizione di Cibo viene ristretta a Erba.</text:p>
      <text:p text:style-name="P729">Vedi Animale e Mucca come classi, mentre Mangia come metodo e Cibo/Erba come argomenti, che andranno a finire nelle precondizioni.</text:p>
      <text:p text:style-name="P730"/>
      <text:p text:style-name="P731"/>
      <text:p text:style-name="P732">21/12/2021 – 23° Lezione</text:p>
      <text:p text:style-name="P733"/>
      <text:p text:style-name="P734">Terza e ultima lezione su Eiffel. Abbiamo parlato del contratto, poi dell'ereditarietà e oggi parliamo di un'altra cosa che, in latri linguaggi, è fatta in modo meno potente di Effel, ovvero: cosa avviene quando un contratto viene violato?</text:p>
      <text:p text:style-name="P735">VIOLAZIONI DEL CONTRATTO!!!</text:p>
      <text:p text:style-name="P736">Queste asserzioni, di cui abbiamo infarcito il codice, possono risultare false. Negli altri linguaggi questo è il famoso “trattamento delle eccezioni”, che nel nostro caso sono situazioni anomale, in cui il contratto viene violato, e dove andiamo a gestire l'errore. “Una eccezione è un evento a runtime che può causare il fallimento di una chiamata a routine. Un fallimento di una routine causa un'eccezione nel chiamante”.</text:p>
      <text:p text:style-name="P737">Difetto → errore → fallimento. Ci possono essere difetti che non danno luogo né a errori né a fallimenti. Ci possono invece essere difetti che danno errori, ma poi nessun fallimento ha luogo (ovvero, nessuno lo nota). In generale, ho un fallimento quando un contratto non è rispettato. Se c'è un fallimento, c'è sicuramente un errore, ma non è detto che ci sia un difetto nel sistema (magari è andata giù la rete, il codice funziona, ma il sistema no).</text:p>
      <text:p text:style-name="P738">Se c'è un fallimento, potrei aver scritto male il contratto. Ma supponiamo che il contratto sia giusto: in tal caso siamo sicuri che qualcosa è andato storto. Ma di chi è la responsabilità del fallimento? Se la discrepanza sta nelle precondizioni, il responsabile del fallimento è il client, il chiamante, del componente. Se invece il fallimento è dato dall'invariante o dalle postcondizioni, la colpa è dell'implementatore, il supplier. Ma più che interessarci il “responsabile”, ci interessa andare a vedere dove il codice potrebbe essere sbagliato (nel client, nella feature...).</text:p>
      <text:p text:style-name="P739">Ma come si gestiscono i fallimenti?</text:p>
      <text:p text:style-name="P740">Ebbene, Eiffel ha la cosiddetta modalità di “panico organizzato”, come Java. Nel panico organizzato, si catturano le eccezioni e si cerca di gestirle. Tipo scrivendo in un file di log le ragioni del fallimento, chiudendo risorse come socket e simili, etc..</text:p>
      <text:p text:style-name="P741">Un'altra modalità di Eiffel è il “Retry”, che spesso non esiste in altri linguaggi. L'idea è quella di riprovare ad eseguire tutto il metodo (per un certo numero di volte). L'idea è che io sono talmente SICURO di aver scritto bene il contratto che sono sicuro che la causa del fallimento non dipenda da me, quindi magari, a una seconda esecuzione, le cose vanno bene.</text:p>
      <text:p text:style-name="P742">[[Nella clausola create di una classe posso mettere più “costruttori”, tipo:</text:p>
      <text:p text:style-name="P743">create</text:p>
      <text:p text:style-name="P744"><text:tab/>make, make_with_current_time</text:p>
      <text:p text:style-name="P745">Usare l'eccezione come meccanismo di controllo del flusso è un grande errore, specialmente se abbiamo un contratto. Infatti, le eccezioni servono proprio a distinguere il flusso patologico da quello fisiologico.</text:p>
      <text:p text:style-name="P746">Definizione di correttezza di una feature pubblica f per Eiffel:</text:p>
      <text:p text:style-name="P747">{PRE_f and INV} body_f {POST_f and INV}</text:p>
      <text:p text:style-name="P748">{True} rescue_f {INV}</text:p>
      <text:p text:style-name="P749">{True} retry_f {INV and PRE_f}</text:p>
      <text:p text:style-name="P750">[[il check di pre- e post-condizioni è disabilitato all'interno di pre- e post-condizioni]].</text:p>
      <text:p text:style-name="P751">no_autophagy: f /= ({FOOD} [Current])</text:p>
      <text:p text:style-name="P752"/>
      <text:p text:style-name="P753">11/01/2022 – 24° Lezione</text:p>
      <text:p text:style-name="P754"/>
      <text:p text:style-name="P755">Retrospettive agili. Il concetto di retrospettiva è precedente alla metodologia agile. “Un ritrovo di comuntà alla fine di un progetto per imparare dall’esperienza. Ogni membro sa solo di un pezzo del progetto, e ciascuno narra il proprio per ottenere qualche perla di saggezza”. L’idea di ritrovarsi anche solo per poco tempo per rivedere insieme quello che si è fatto è importante. Nel mondo agile l’idea di “continuous improvement” è molto importante infatti. Si ragiona su quello che si è fatto/ottenuto per diventare più bravi. Questo serve anche per mantenere le cose buone e rivedere quelle che invece potevano essere fatte meglio. Infatti, in un gruppo di lavoro, bisogna stare attenti anche ai rapporti tra persone, alla loro salute mentale, etc..<text:s/></text:p>
      <text:p text:style-name="P756">La conoscenza, nel mondo agile, non è data dai contratti come in Eiffel, ma dal fatto che tante persone tutte insieme collaborano e lavorano sullo stesso codice, che pertanto è “sotto gli occhi di tutti”.</text:p>
      <text:p text:style-name="P757">Secondo un tesista del Bellettini, la retrospettiva è uno degli aspetti più importanti delle metodologie agili.</text:p>
      <text:p text:style-name="P758">Il libro “agile retrospectives” è un ottimo libro che parla proprio delle retrospettive agili.</text:p>
      <text:p text:style-name="P759">In questo testo, cosa ci viene detto? Si cerca di strutturare in maniera guidata la sessione di retrospettiva, con attenzione anche a particolari che pensiamo trascurabili ma in realtà non lo sono.</text:p>
      <text:p text:style-name="P760">Ad ogni ciclo, abbiamo 5 fasi di restrospettiva che dobbiamo fare:</text:p>
      <text:p text:style-name="P761">-Setup</text:p>
      <text:p text:style-name="P762">-Gather data</text:p>
      <text:p text:style-name="P763">-Generate Insights</text:p>
      <text:p text:style-name="P764">-Decide what to do</text:p>
      <text:p text:style-name="P765">-Close</text:p>
      <text:p text:style-name="P766">Alla fine c’è sempre un piano d’azione: decidiamo le conseguenze di quello che abbiamo fatto, così che la discussione non produca solo aria fritta.</text:p>
      <text:p text:style-name="P767">1)Setup: si va ad introdurre lo scopo, l’argomento e il tempo a disposizione. Ogni retrospettiva può avere come focus una cosa diversa: rapporti, produttività, formazione… in genere sono generiche, ma in molti altri casi invece hanno un argomento specifico. Si cerca inoltre di creare un’atmosfera dove le persone si sentono a loro agio a discutere le questioni. Per fare ciò, non ci deve mai essere un atteggiamento di colpevolizzazione (non si cerca di fare scaricabarile insomma). Si assume che chiunque nel progetto abbia dato il massimo, quando si fanno retrospettive. Pertanto, fissato ciò, si cerca di capire cosa è andato bene e cosa è andato male, e si cerca di capire perché certe cose sono andate bene o male, così da riusarle o scartarle.</text:p>
      <text:p text:style-name="P768">Vediamo alcune delle best practice:</text:p>
      <text:p text:style-name="P769">-una prima attività da fare è il checkin, ovvero bisogna fare una domanda semplice a cui ognuno deve rispondere con una o due parole. Serve SOLO a far parlare le persone. Infatti, questo “rompere il ghiaccio”, ovvero “costringere” le persone a dire anche una o due parole, fa sì che siano più prone a fare domande e interagire. Alcuni esempi di domande dalla risposta breve: “come ti senti rispetto a questa retrospettiva?” “arrabbiato, felice, ottimista, triste, preoccupato…”. Sembra quasi lo stand-up meeting dell’agile, ma mentre lì ognuno diceva due parole e basta per coordinarsi (io lavorerò su questo, ho avuto problemi su quest’altro…), qui invece il check-in serve a far capire alla gente che può parlare.</text:p>
      <text:p text:style-name="P770">-Working Agreements: qui tutti propongono comportamenti da seguire. Tutti sanno le regole da rispettare durante<text:s/>questi incontri, e tutti insieme si impegnano affinché siano rispettate. Se siamo in 12 e dobbiamo stabilire le regole, dividiamo i gruppi in coppie. Ogni coppia unisce le regole, poi unisco coppie di coppie che scremano le regole, fino ad unirle tutte quante e eleggere delle regole condivise.</text:p>
      <text:p text:style-name="P771">ESPV: esploratore, shopper, prigioniero e vacanza. Sono le tematiche che uno può avere nei confronti di una tematica esposta. Esploratore: molto interessato. Shopper: non lo avrebbe proposto, ma non lo disdegna. Vacanziero: non gli interessa e non vuole farlo. Prigioniero: è costretto a farlo ma non vorrebbe. OK, queste robe vengono scritte su foglietti anonimi per capire il sentimento generale del topic corrente.</text:p>
      <text:p text:style-name="P772"/>
      <text:p text:style-name="P773">2) Gather Data: serve a creare una visione comune di cosa è successo. Ovvero, tutti dicono cose che li hanno stupiti o che non gli sono piaciute, cioè si fa un elenco degli avvenimenti più importanti (positivi o negativi) di questo ciclo.</text:p>
      <text:p text:style-name="P774">-Hard data: eventi e metriche, le cose “fisiche” che sono successe</text:p>
      <text:p text:style-name="P775">-Soft data: cose più personali e soggettive, come “cosa ritenete importante” e “cosa vi ha colpito”. I punti di vista degli individui<text:s/>su cose anche sciocche insomma, emozioni proprio.</text:p>
      <text:p text:style-name="P776">A volte gli eventi divisivi sono più importanti di quelli dove tutti sono d’accordo.<text:s/></text:p>
      <text:p text:style-name="P777">Tra le attività possibili abbiamo:</text:p>
      <text:p text:style-name="P778">-Timeline: ognuno propone con delle carte eventi hard per lui significativi e poi vengono posizionate in ordine cronologico. Da questa attività emergerà una “linea” di eventi che hanno avuto luogo, e tutti devono guardare quella linea. NON è importante che si tratti di eventi importanti per tutti.</text:p>
      <text:p text:style-name="P779">-Color code dots: ognuno va a marcare con un colore ogni evento per indicare come si sentiva nei confronti di quell’evento. Di fatto, dopo aver raccolto hard data, vengono associati soft data mediante una “votazione”, e si vota con gettoni di colore diverso (tipo rosa=triste, verde=soddisfatto, blu=sorpreso, giallo=pericolo/cosa inutile, etc..)</text:p>
      <text:p text:style-name="P780"/>
      <text:p text:style-name="P781">3) Make Insights</text:p>
      <text:p text:style-name="P782">Ci si domanda “perché”? tipo, perché i dati raccolti evidenziano certe situazioni? Insomma, si fa elaborazione dei dati per trarne informazioni. In questa fase della retrospettiva, ognuno si è già fatto un’idea di cosa è andato bene/male. Ma l’obiettivo è far emergere un po’ la volontà/idea del gruppo. Si cercano quindi situazioni ricorrenti, come cambiamenti d’umore, movimenti positivi, e si cercano di capirne le cause.</text:p>
      <text:p text:style-name="P783">Attività:</text:p>
      <text:p text:style-name="P784">-un’attività che deriva proprio da questo discorso è “Patterns &amp; Shifts”: si discute lo schema ricavato precedentemente e si cercano connessioni tra eventi, situazioni ricorrenti, similitudini, cambiamenti.</text:p>
      <text:p text:style-name="P785">-Cinque Perché: permette di non fermarsi ai sintomi, a<text:s/>non<text:s/>limitarsi nel trovare cause che già conoscevamo, ma identificare diverse cause profonde. Di solito ci si divide a coppie, ci si fa le domande reciprocamente, e poi si uniscono le risposte.</text:p>
      <text:p text:style-name="P786">Il tutto serve a migliorare la ripetibilità: dobbiamo imparare dagli errori per poter fare di meglio le prossime volte. Bisogna inoltre identificare i punti di forza. Il “make insights” insomma permette di trovare gli elementi di cui discutere (che possono essere anche molti).</text:p>
      <text:p text:style-name="P787"/>
      <text:p text:style-name="P788">4) Decide what to do</text:p>
      <text:p text:style-name="P789">Sulla base di quello di cui abbiamo discusso, si decide cosa fare nella prossima iterazione. L’idea è: abbiamo visto cosa va e cosa non va. Come facciamo a ripeterlo/evitare che si ripeta?</text:p>
      <text:p text:style-name="P790">Possibili attività:</text:p>
      <text:p text:style-name="P791">-Triple Nickels: ognuno deve mettere per iscritto su un foglietto un’idea, poi passarlo a quello a destra, e, ricevendo un’idea da quello a sinistra, approfondire l’idea fornita. Ogni idea deve essere elaborata a tre livelli (da 0, dall’idea, da un ragionamento iniziato) da tre persone, e allo stesso tempo ogni persona deve partorire tre idee.</text:p>
      <text:p text:style-name="P792">-SMART goals. Le idee venute fuori per essere pianificate devono essere trasformate in “SMART goals”, cioè:</text:p>
      <text:p text:style-name="P793">Specific, non generico;</text:p>
      <text:p text:style-name="P794">Measurable/misurabile e quindi controllabile;</text:p>
      <text:p text:style-name="P795">Attainable/effettuabile;<text:s/>la posso mettere in atto col tempo che ho a disposizione, e alla fine del prossimo ciclo valutarla. Non solo, deve essere un’azione su cui io ho controllo.<text:s/></text:p>
      <text:p text:style-name="P796">Relevant/significativo;</text:p>
      <text:p text:style-name="P797">Timely opportuno, adesso.</text:p>
      <text:p text:style-name="P798">Ma le idee che non selezioniamo, che fine fanno? Non verranno attuate nella prossima iterazione, ma non vengono comunque buttate via. Verranno tenute da parte per una successiva retrospettiva, oppure possono essere usate come “punto di partenza” quando, nelle iterazioni successive, si ripresenteranno quelle idee.</text:p>
      <text:p text:style-name="P799"/>
      <text:p text:style-name="P800">5) Close</text:p>
      <text:p text:style-name="P801">Si decide come documentare quanto fatto. Non bisogna finire senza aver scritto nero su bianco quali sono le azioni da eseguire. Un modo per scriverle può essere con User Stories.</text:p>
      <text:p text:style-name="P802">Va fatta inoltre una breve retrospettiva sulla retrospettiva stessa, cioè dire cosa è andato bene e cosa no, e cosa tenere per la prossima e cosa cambiare. Tipo, le regole che abbiamo deciso all’inizio non andavano bene, dobbiamo ridefinirle (oppure sono andate bene e non dobbiamo rivederle).</text:p>
      <text:p text:style-name="P803">Appreciations: per finire in maniera positiva. Si dice qualcosa di buono</text:p>
      <text:p text:style-name="P804"/>
      <text:p text:style-name="P805">Ma quanto dura questo giochino qui? Può andare dalla mezz’ora<text:s/>ai 4 giorni. Solitamente, si dedica il 5% del tempo al “set the stage”, 30-50% al Gather data, 20-30% al Generate Insights, 15-20% al Decide what to do, 10% al Close the retrospective, 10-15% allo Shuffle time (overhead, tempo che devo considerare che si aggiunge ad ognuna delle altre fasi).<text:s/></text:p>
      <text:p text:style-name="P806">Questa attività si può svolgere nell’ambiente di lavoro o altrove, in quanto psicologicamente può essere utile ragionare di queste cose in un posto separato.</text:p>
      <text:p text:style-name="P807"/>
      <text:p text:style-name="P808"/>
      <text:p text:style-name="P809"/>
      <text:p text:style-name="P810"/>
      <text:p text:style-name="P811"/>
      <text:p text:style-name="P812"/>
      <text:p text:style-name="P813"/>
      <text:p text:style-name="P814"/>
      <text:p text:style-name="P815"/>
      <text:p text:style-name="P816"/>
      <text:p text:style-name="P817"/>
      <text:p text:style-name="P818"/>
      <text:p text:style-name="P819"/>
      <text:p text:style-name="P820"/>
      <text:p text:style-name="P821"/>
      <text:p text:style-name="P822"/>
      <text:p text:style-name="P823"/>
      <text:p text:style-name="P824"/>
      <text:p text:style-name="P825"/>
      <text:p text:style-name="P826"/>
      <text:p text:style-name="P827"/>
      <text:p text:style-name="P828"/>
      <text:p text:style-name="P829"/>
      <text:p text:style-name="P830"/>
      <text:p text:style-name="P8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lessio La Greca</meta:initial-creator>
    <dc:creator>Alessio La Greca</dc:creator>
    <meta:creation-date>2021-09-30T09:19:00Z</meta:creation-date>
    <dc:date>2022-01-11T15:56:00Z</dc:date>
    <meta:template xlink:href="Normal" xlink:type="simple"/>
    <meta:editing-cycles>981</meta:editing-cycles>
    <meta:editing-duration>PT202920S</meta:editing-duration>
    <meta:document-statistic meta:page-count="1" meta:paragraph-count="271" meta:word-count="20287" meta:character-count="135658" meta:row-count="963" meta:non-whitespace-character-count="115642"/>
  </office:meta>
</office:document-meta>
</file>